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7B000001B7EF82F017.png" manifest:media-type="image/png"/>
  <manifest:file-entry manifest:full-path="Pictures/100000000000000800000008DD0ADA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1" svg:font-family="Wingdings" style:font-pitch="variable" style:font-charset="x-symbol"/>
    <style:font-face style:name="Symbol1" svg:font-family="Symbol" style:font-family-generic="roman" style:font-pitch="variable" style:font-charset="x-symbol"/>
    <style:font-face style:name="Arial1" svg:font-family="Arial"/>
    <style:font-face style:name="BAAAAA+NewsGotT-Regu" svg:font-family="BAAAAA+NewsGotT-Regu"/>
    <style:font-face style:name="Calibri" svg:font-family="Calibri"/>
    <style:font-face style:name="Courier New" svg:font-family="'Courier New'"/>
    <style:font-face style:name="DejaVu Sans" svg:font-family="'DejaVu Sans'"/>
    <style:font-face style:name="Liberation Serif" svg:font-family="'Liberation Serif'"/>
    <style:font-face style:name="Liberation Serif1" svg:font-family="'Liberation Serif', 'Times New Roman'"/>
    <style:font-face style:name="Mangal" svg:font-family="Mangal"/>
    <style:font-face style:name="NewsGotT" svg:font-family="NewsGotT"/>
    <style:font-face style:name="NewsGotT-Regu" svg:font-family="NewsGotT-Regu"/>
    <style:font-face style:name="OpenSymbol1" svg:font-family="OpenSymbol"/>
    <style:font-face style:name="OpenSymbol" svg:font-family="OpenSymbol, 'Arial Unicode MS'"/>
    <style:font-face style:name="Symbol" svg:font-family="Symbol"/>
    <style:font-face style:name="Tahoma1" svg:font-family="Tahoma"/>
    <style:font-face style:name="Times New Roman1" svg:font-family="'Times New Roman'"/>
    <style:font-face style:name="Wingdings" svg:font-family="Wingdings"/>
    <style:font-face style:name="Courier New1" svg:font-family="'Courier New'" style:font-family-generic="modern"/>
    <style:font-face style:name="DejaVu Sans1" svg:font-family="'DejaVu Sans'" style:font-family-generic="swiss"/>
    <style:font-face style:name="NewsGotT4" svg:font-family="NewsGotT" style:font-family-generic="swiss"/>
    <style:font-face style:name="Segoe UI" svg:font-family="'Segoe UI'" style:font-family-generic="swiss"/>
    <style:font-face style:name="DejaVu Sans4" svg:font-family="'DejaVu Sans'" style:font-pitch="variable"/>
    <style:font-face style:name="NewsGotT3" svg:font-family="NewsGotT" style:font-pitch="variable"/>
    <style:font-face style:name="NewsGotT1" svg:font-family="NewsGotT" style:font-adornments="Predeterminado" style:font-pitch="variable"/>
    <style:font-face style:name="NewsGotT2" svg:font-family="NewsGotT, 'News Got T'" style:font-pitch="variable"/>
    <style:font-face style:name="AGaramond Bold" svg:font-family="'AGaramond Bold', 'Times New Roman'"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automatic-styles>
    <style:style style:name="Tabla1" style:family="table">
      <style:table-properties style:width="16.073cm" fo:margin-left="0.206cm" table:align="left" style:writing-mode="lr-tb"/>
    </style:style>
    <style:style style:name="Tabla1.A" style:family="table-column">
      <style:table-column-properties style:column-width="3.505cm"/>
    </style:style>
    <style:style style:name="Tabla1.B" style:family="table-column">
      <style:table-column-properties style:column-width="12.568cm"/>
    </style:style>
    <style:style style:name="Tabla1.1" style:family="table-row">
      <style:table-row-properties fo:keep-together="always"/>
    </style:style>
    <style:style style:name="Tabla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B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889cm" fo:keep-together="always"/>
    </style:style>
    <style:style style:name="Tabla1.B3"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073cm" fo:margin-left="0.206cm" table:align="left" style:writing-mode="lr-tb"/>
    </style:style>
    <style:style style:name="Tabla11.A" style:family="table-column">
      <style:table-column-properties style:column-width="1.503cm"/>
    </style:style>
    <style:style style:name="Tabla11.B" style:family="table-column">
      <style:table-column-properties style:column-width="6.934cm"/>
    </style:style>
    <style:style style:name="Tabla11.C" style:family="table-column">
      <style:table-column-properties style:column-width="4.226cm"/>
    </style:style>
    <style:style style:name="Tabla11.D" style:family="table-column">
      <style:table-column-properties style:column-width="3.41cm"/>
    </style:style>
    <style:style style:name="Tabla11.1" style:family="table-row">
      <style:table-row-properties fo:keep-together="always"/>
    </style:style>
    <style:style style:name="Tabla1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D3" style:family="table-cell" style:data-style-name="N37">
      <style:table-cell-properties style:vertical-align="middle" fo:padding-left="0.123cm" fo:padding-right="0.123cm" fo:padding-top="0cm" fo:padding-bottom="0cm" fo:border="0.5pt solid #000000" style:writing-mode="lr-tb"/>
    </style:style>
    <style:style style:name="Tabla11.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D4" style:family="table-cell" style:data-style-name="N37">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16.806cm" fo:margin-left="-0.148cm" table:align="left" style:writing-mode="lr-tb"/>
    </style:style>
    <style:style style:name="Tabla3.A" style:family="table-column">
      <style:table-column-properties style:column-width="2.69cm"/>
    </style:style>
    <style:style style:name="Tabla3.B" style:family="table-column">
      <style:table-column-properties style:column-width="14.116cm"/>
    </style:style>
    <style:style style:name="Tabla3.1" style:family="table-row">
      <style:table-row-properties fo:keep-together="auto"/>
    </style:style>
    <style:style style:name="Tabla3.A1" style:family="table-cell">
      <style:table-cell-properties style:vertical-align="middle" fo:padding="0.049cm" fo:border-left="0.05pt solid #000000" fo:border-right="none" fo:border-top="0.05pt solid #000000" fo:border-bottom="0.05pt solid #000000" style:writing-mode="lr-tb"/>
    </style:style>
    <style:style style:name="Tabla3.B1" style:family="table-cell">
      <style:table-cell-properties style:vertical-align="middle" fo:padding="0.049cm" fo:border="0.05pt solid #000000" style:writing-mode="lr-tb"/>
    </style:style>
    <style:style style:name="Tabla3.A2" style:family="table-cell">
      <style:table-cell-properties style:vertical-align="middle" fo:padding="0.049cm" fo:border-left="0.05pt solid #000000" fo:border-right="none" fo:border-top="none" fo:border-bottom="0.05pt solid #000000" style:writing-mode="lr-tb"/>
    </style:style>
    <style:style style:name="Tabla3.B2" style:family="table-cell">
      <style:table-cell-properties style:vertical-align="middle" fo:padding="0.049cm" fo:border-left="0.05pt solid #000000" fo:border-right="0.05pt solid #000000" fo:border-top="none" fo:border-bottom="0.05pt solid #000000" style:writing-mode="lr-tb"/>
    </style:style>
    <style:style style:name="Tabla4" style:family="table">
      <style:table-properties style:width="16.785cm" fo:margin-left="-0.138cm" table:align="left" style:writing-mode="lr-tb"/>
    </style:style>
    <style:style style:name="Tabla4.A" style:family="table-column">
      <style:table-column-properties style:column-width="2.69cm"/>
    </style:style>
    <style:style style:name="Tabla4.B" style:family="table-column">
      <style:table-column-properties style:column-width="14.095cm"/>
    </style:style>
    <style:style style:name="Tabla4.1" style:family="table-row">
      <style:table-row-properties fo:keep-together="auto"/>
    </style:style>
    <style:style style:name="Tabla4.A1" style:family="table-cell">
      <style:table-cell-properties style:vertical-align="middle" fo:padding="0.085cm" fo:border-left="0.05pt solid #000000" fo:border-right="none" fo:border-top="0.05pt solid #000000" fo:border-bottom="0.05pt solid #000000" style:writing-mode="lr-tb"/>
    </style:style>
    <style:style style:name="Tabla4.B1" style:family="table-cell">
      <style:table-cell-properties style:vertical-align="middle" fo:padding="0.085cm" fo:border="0.05pt solid #000000" style:writing-mode="lr-tb"/>
    </style:style>
    <style:style style:name="Tabla4.A2" style:family="table-cell">
      <style:table-cell-properties style:vertical-align="middle" fo:padding="0.085cm" fo:border-left="0.05pt solid #000000" fo:border-right="none" fo:border-top="none" fo:border-bottom="0.05pt solid #000000" style:writing-mode="lr-tb"/>
    </style:style>
    <style:style style:name="Tabla4.B2" style:family="table-cell">
      <style:table-cell-properties style:vertical-align="middle" fo:padding="0.085cm" fo:border-left="0.05pt solid #000000" fo:border-right="0.05pt solid #000000" fo:border-top="none" fo:border-bottom="0.05pt solid #000000" style:writing-mode="lr-tb"/>
    </style:style>
    <style:style style:name="Tabla6" style:family="table">
      <style:table-properties style:width="16.785cm" fo:margin-left="-0.138cm" table:align="left" style:writing-mode="lr-tb"/>
    </style:style>
    <style:style style:name="Tabla6.A" style:family="table-column">
      <style:table-column-properties style:column-width="2.69cm"/>
    </style:style>
    <style:style style:name="Tabla6.B" style:family="table-column">
      <style:table-column-properties style:column-width="14.095cm"/>
    </style:style>
    <style:style style:name="Tabla6.1" style:family="table-row">
      <style:table-row-properties fo:keep-together="auto"/>
    </style:style>
    <style:style style:name="Tabla6.A1" style:family="table-cell">
      <style:table-cell-properties style:vertical-align="middle" fo:padding="0.085cm" fo:border-left="0.05pt solid #000000" fo:border-right="none" fo:border-top="0.05pt solid #000000" fo:border-bottom="0.05pt solid #000000" style:writing-mode="lr-tb"/>
    </style:style>
    <style:style style:name="Tabla6.B1" style:family="table-cell">
      <style:table-cell-properties style:vertical-align="middle" fo:padding="0.085cm" fo:border="0.05pt solid #000000" style:writing-mode="lr-tb"/>
    </style:style>
    <style:style style:name="Tabla6.A2" style:family="table-cell">
      <style:table-cell-properties style:vertical-align="middle" fo:padding="0.085cm" fo:border-left="0.05pt solid #000000" fo:border-right="none" fo:border-top="none" fo:border-bottom="0.05pt solid #000000" style:writing-mode="lr-tb"/>
    </style:style>
    <style:style style:name="Tabla6.B2" style:family="table-cell">
      <style:table-cell-properties style:vertical-align="middle" fo:padding="0.085cm" fo:border-left="0.05pt solid #000000" fo:border-right="0.05pt solid #000000" fo:border-top="none" fo:border-bottom="0.05pt solid #000000" style:writing-mode="lr-tb"/>
    </style:style>
    <style:style style:name="Tabla2" style:family="table">
      <style:table-properties style:width="15.79cm" table:align="center" style:writing-mode="lr-tb"/>
    </style:style>
    <style:style style:name="Tabla2.A" style:family="table-column">
      <style:table-column-properties style:column-width="2.492cm"/>
    </style:style>
    <style:style style:name="Tabla2.B" style:family="table-column">
      <style:table-column-properties style:column-width="1.917cm"/>
    </style:style>
    <style:style style:name="Tabla2.C" style:family="table-column">
      <style:table-column-properties style:column-width="7.784cm"/>
    </style:style>
    <style:style style:name="Tabla2.D" style:family="table-column">
      <style:table-column-properties style:column-width="3.597cm"/>
    </style:style>
    <style:style style:name="Tabla2.1" style:family="table-row">
      <style:table-row-properties style:min-row-height="0.173cm"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 style:family="table-cell">
      <style:table-cell-properties style:vertical-align="top" fo:padding-left="0.191cm" fo:padding-right="0.191cm" fo:padding-top="0cm" fo:padding-bottom="0cm" fo:border="0.5pt solid #000000" style:writing-mode="lr-tb"/>
    </style:style>
    <style:style style:name="Tabla2.2" style:family="table-row">
      <style:table-row-properties style:min-row-height="0.773cm" fo:keep-together="auto"/>
    </style:style>
    <style:style style:name="Tabla2.3" style:family="table-row">
      <style:table-row-properties style:min-row-height="1.076cm" fo:keep-together="auto"/>
    </style:style>
    <style:style style:name="Tabla2.4" style:family="table-row">
      <style:table-row-properties style:min-row-height="0.774cm" fo:keep-together="auto"/>
    </style:style>
    <style:style style:name="Tabla7" style:family="table">
      <style:table-properties style:width="15.61cm" fo:margin-left="0.894cm" fo:break-before="auto" fo:break-after="auto" table:align="left" fo:background-color="transparent" fo:keep-with-next="auto" style:may-break-between-rows="true" style:writing-mode="page">
        <style:background-image/>
      </style:table-properties>
    </style:style>
    <style:style style:name="Tabla7.A" style:family="table-column">
      <style:table-column-properties style:column-width="3.572cm"/>
    </style:style>
    <style:style style:name="Tabla7.B" style:family="table-column">
      <style:table-column-properties style:column-width="2.249cm"/>
    </style:style>
    <style:style style:name="Tabla7.C" style:family="table-column">
      <style:table-column-properties style:column-width="7.872cm"/>
    </style:style>
    <style:style style:name="Tabla7.D" style:family="table-column">
      <style:table-column-properties style:column-width="1.917cm"/>
    </style:style>
    <style:style style:name="Tabla7.1" style:family="table-row">
      <style:table-row-properties style:min-row-height="0.575cm" fo:background-color="transparent" fo:keep-together="always">
        <style:background-image/>
      </style:table-row-properties>
    </style:style>
    <style:style style:name="Tabla7.A1" style:family="table-cell">
      <style:table-cell-properties style:vertical-align="" fo:background-color="#000000" fo:padding="0cm" fo:border-left="0.05pt solid #000000" fo:border-right="none" fo:border-top="0.05pt solid #000000" fo:border-bottom="0.05pt solid #000000">
        <style:background-image/>
      </style:table-cell-properties>
    </style:style>
    <style:style style:name="Tabla7.D1" style:family="table-cell">
      <style:table-cell-properties style:vertical-align="middle" fo:background-color="#000000" fo:padding="0cm" fo:border="0.05pt solid #000000" style:writing-mode="lr-tb">
        <style:background-image/>
      </style:table-cell-properties>
    </style:style>
    <style:style style:name="Tabla7.A2" style:family="table-cell">
      <style:table-cell-properties style:vertical-align="middle" fo:background-color="transparent" fo:padding="0cm" fo:border-left="0.05pt solid #000000" fo:border-right="none" fo:border-top="none" fo:border-bottom="0.05pt solid #000000" style:writing-mode="lr-tb">
        <style:background-image/>
      </style:table-cell-properties>
    </style:style>
    <style:style style:name="Tabla7.B2" style:family="table-cell" style:data-style-name="N0">
      <style:table-cell-properties style:vertical-align="middle" fo:background-color="transparent" fo:padding="0cm" fo:border-left="0.05pt solid #000000" fo:border-right="none" fo:border-top="none" fo:border-bottom="0.05pt solid #000000" style:writing-mode="lr-tb">
        <style:background-image/>
      </style:table-cell-properties>
    </style:style>
    <style:style style:name="Tabla7.D2" style:family="table-cell" style:data-style-name="N0">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18"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19"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20"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21"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22"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23"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24"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25"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26"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27"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28"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29"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D30"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Tabla7.32" style:family="table-row">
      <style:table-row-properties style:min-row-height="0.945cm" fo:background-color="transparent" fo:keep-together="always">
        <style:background-image/>
      </style:table-row-properties>
    </style:style>
    <style:style style:name="P1"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429bc5" style:font-size-asian="10pt" style:font-name-complex="Arial" style:font-size-complex="10pt"/>
    </style:style>
    <style:style style:name="P2" style:family="paragraph" style:parent-style-name="List_20_Paragraph">
      <style:paragraph-properties fo:margin-top="0.199cm" fo:margin-bottom="0.199cm" style:contextual-spacing="false" fo:text-align="justify" style:justify-single-word="false"/>
      <style:text-properties style:font-name="NewsGotT3" fo:font-size="10pt" fo:language="es" fo:country="ES" officeooo:rsid="002dcf26" officeooo:paragraph-rsid="002dcf26" style:font-size-asian="10pt" style:font-name-complex="Arial" style:font-size-complex="10pt"/>
    </style:style>
    <style:style style:name="P3"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rsid="003b53a0" officeooo:paragraph-rsid="003b53a0" style:font-size-asian="10pt" style:font-weight-asian="normal" style:font-name-complex="Arial" style:font-size-complex="10pt" style:font-weight-complex="normal"/>
    </style:style>
    <style:style style:name="P4" style:family="paragraph" style:parent-style-name="Standard">
      <style:paragraph-properties fo:margin-top="0.199cm" fo:margin-bottom="0.199cm" style:contextual-spacing="false" fo:text-align="justify" style:justify-single-word="false"/>
      <style:text-properties style:font-name="NewsGotT3" officeooo:paragraph-rsid="0033d60b"/>
    </style:style>
    <style:style style:name="P5" style:family="paragraph" style:parent-style-name="Standard">
      <style:paragraph-properties fo:margin-top="0.199cm" fo:margin-bottom="0.199cm" style:contextual-spacing="false" fo:text-align="start" style:justify-single-word="false"/>
      <style:text-properties style:font-name="NewsGotT3" fo:font-size="10pt" fo:language="es" fo:country="ES" officeooo:paragraph-rsid="00561d10" style:font-size-asian="10pt" style:font-name-complex="Arial" style:font-size-complex="10pt"/>
    </style:style>
    <style:style style:name="P6"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364fef" officeooo:paragraph-rsid="00364fef" style:font-size-asian="10pt" style:font-name-complex="Arial" style:font-size-complex="10pt"/>
    </style:style>
    <style:style style:name="P7"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rsid="003d45f9" officeooo:paragraph-rsid="004d7d1e" style:font-size-asian="10pt" style:font-weight-asian="normal" style:font-name-complex="Arial" style:font-size-complex="10pt" style:font-weight-complex="normal"/>
    </style:style>
    <style:style style:name="P8"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rsid="003d45f9" officeooo:paragraph-rsid="00561d10" style:font-size-asian="10pt" style:font-weight-asian="normal" style:font-name-complex="Arial" style:font-size-complex="10pt" style:font-weight-complex="normal"/>
    </style:style>
    <style:style style:name="P9" style:family="paragraph" style:parent-style-name="Standard" style:list-style-name="L1">
      <style:paragraph-properties fo:margin-top="0.199cm" fo:margin-bottom="0.199cm" style:contextual-spacing="false" fo:text-align="justify" style:justify-single-word="false"/>
      <style:text-properties style:font-name="NewsGotT3" fo:font-size="10pt" fo:language="es" fo:country="ES" fo:font-weight="normal" officeooo:rsid="003d45f9" officeooo:paragraph-rsid="00561d10" style:font-size-asian="10pt" style:font-weight-asian="normal" style:font-name-complex="Arial" style:font-size-complex="10pt" style:font-weight-complex="normal"/>
    </style:style>
    <style:style style:name="P10" style:family="paragraph" style:parent-style-name="Standard" style:list-style-name="L1">
      <style:paragraph-properties fo:margin-top="0.199cm" fo:margin-bottom="0.199cm" style:contextual-spacing="false" fo:text-align="justify" style:justify-single-word="false"/>
      <style:text-properties style:font-name="NewsGotT3" fo:font-size="10pt" fo:language="es" fo:country="ES" fo:font-weight="normal" officeooo:rsid="003d45f9" officeooo:paragraph-rsid="004d7d1e" style:font-size-asian="10pt" style:font-weight-asian="normal" style:font-name-complex="Arial" style:font-size-complex="10pt" style:font-weight-complex="normal"/>
    </style:style>
    <style:style style:name="P11"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rsid="00561d10" officeooo:paragraph-rsid="00561d10" style:font-size-asian="10pt" style:font-weight-asian="normal" style:font-name-complex="Arial" style:font-size-complex="10pt" style:font-weight-complex="normal"/>
    </style:style>
    <style:style style:name="P12"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61d10" style:font-size-asian="10pt" style:font-name-complex="Arial" style:font-size-complex="10pt"/>
    </style:style>
    <style:style style:name="P13" style:family="paragraph" style:parent-style-name="Standard">
      <style:paragraph-properties fo:margin-top="0.199cm" fo:margin-bottom="0.199cm" style:contextual-spacing="false" fo:text-align="justify" style:justify-single-word="false"/>
      <style:text-properties style:font-name="NewsGotT3" fo:font-size="10pt" fo:language="es" fo:country="ES" fo:font-style="normal" fo:font-weight="normal" officeooo:rsid="003ef432" officeooo:paragraph-rsid="00561d10" style:font-size-asian="10pt" style:font-style-asian="normal" style:font-weight-asian="normal" style:font-name-complex="Arial" style:font-size-complex="10pt" style:font-style-complex="normal" style:font-weight-complex="normal"/>
    </style:style>
    <style:style style:name="P14" style:family="paragraph" style:parent-style-name="Standard" style:list-style-name="L2">
      <style:paragraph-properties fo:margin-top="0.199cm" fo:margin-bottom="0.199cm" style:contextual-spacing="false" fo:text-align="justify" style:justify-single-word="false"/>
      <style:text-properties style:font-name="NewsGotT3" fo:font-size="10pt" fo:language="es" fo:country="ES" officeooo:paragraph-rsid="0063319c" style:font-size-asian="10pt" style:font-name-complex="Arial" style:font-size-complex="10pt"/>
    </style:style>
    <style:style style:name="P15"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3db52f" officeooo:paragraph-rsid="003db52f" style:font-size-asian="10pt" style:font-name-complex="Arial" style:font-size-complex="10pt"/>
    </style:style>
    <style:style style:name="P16" style:family="paragraph" style:parent-style-name="Heading_20_2">
      <style:paragraph-properties fo:margin-top="0.199cm" fo:margin-bottom="0.199cm" style:contextual-spacing="false" fo:text-align="justify" style:justify-single-word="false"/>
      <style:text-properties style:font-name="NewsGotT3" fo:font-size="10pt" fo:language="es" fo:country="ES" officeooo:rsid="003db52f" officeooo:paragraph-rsid="0055aedb" style:font-size-asian="10pt" style:font-name-complex="Arial" style:font-size-complex="10pt"/>
    </style:style>
    <style:style style:name="P17"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18" style:family="paragraph" style:parent-style-name="Standard">
      <style:paragraph-properties fo:margin-top="0.199cm" fo:margin-bottom="0.199cm" style:contextual-spacing="false" fo:text-align="justify" style:justify-single-word="false"/>
      <style:text-properties style:font-name="NewsGotT3" fo:font-size="10pt" fo:language="es" fo:country="ES" fo:font-style="normal" fo:font-weight="normal" officeooo:rsid="003ef432" officeooo:paragraph-rsid="003ef432" style:font-size-asian="10pt" style:font-style-asian="normal" style:font-weight-asian="normal" style:font-name-complex="Arial" style:font-size-complex="10pt" style:font-style-complex="normal" style:font-weight-complex="normal"/>
    </style:style>
    <style:style style:name="P19"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paragraph-rsid="002dab58" style:font-size-asian="10pt" style:font-weight-asian="normal" style:font-name-complex="Arial" style:font-size-complex="10pt" style:font-weight-complex="normal"/>
    </style:style>
    <style:style style:name="P20" style:family="paragraph" style:parent-style-name="Standard" style:list-style-name="WW8Num7">
      <style:paragraph-properties fo:margin-top="0.199cm" fo:margin-bottom="0.199cm" style:contextual-spacing="false" fo:text-align="justify" style:justify-single-word="false"/>
      <style:text-properties style:font-name="NewsGotT3" fo:font-size="10pt" fo:language="es" fo:country="ES" fo:font-style="normal" fo:font-weight="bold" officeooo:paragraph-rsid="002dab58" style:font-size-asian="10pt" style:font-style-asian="normal" style:font-weight-asian="bold" style:font-name-complex="Arial" style:font-size-complex="10pt" style:font-style-complex="normal" style:font-weight-complex="bold"/>
    </style:style>
    <style:style style:name="P21"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5aedb" style:font-size-asian="10pt" style:font-name-complex="Arial" style:font-size-complex="10pt"/>
    </style:style>
    <style:style style:name="P22" style:family="paragraph">
      <style:paragraph-properties fo:text-align="center"/>
    </style:style>
    <style:style style:name="P23" style:family="paragraph">
      <style:paragraph-properties fo:margin-top="0.101cm" fo:margin-bottom="0.101cm" fo:text-align="justify"/>
    </style:style>
    <style:style style:name="P24" style:family="paragraph">
      <style:paragraph-properties fo:margin-top="0.101cm" fo:margin-bottom="0.101cm" fo:text-align="justify"/>
      <style:text-properties fo:color="#c0c0c0" style:font-name="NewsGotT3" fo:font-weight="bold" style:font-weight-asian="bold" style:font-weight-complex="bold"/>
    </style:style>
    <style:style style:name="P25" style:family="paragraph" style:parent-style-name="Heading_20_2">
      <style:paragraph-properties fo:margin-top="0.199cm" fo:margin-bottom="0.199cm" style:contextual-spacing="false"/>
      <style:text-properties officeooo:paragraph-rsid="005cf568"/>
    </style:style>
    <style:style style:name="P26" style:family="paragraph" style:parent-style-name="Heading_20_2">
      <style:paragraph-properties fo:margin-top="0.199cm" fo:margin-bottom="0.199cm" style:contextual-spacing="false"/>
      <style:text-properties style:font-name="NewsGotT3" fo:font-size="10pt" fo:language="es" fo:country="ES" officeooo:paragraph-rsid="005cf568" style:font-size-asian="10pt" style:font-name-complex="Arial" style:font-size-complex="10pt"/>
    </style:style>
    <style:style style:name="P27"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2d3cb" style:font-size-asian="10pt" style:font-name-complex="Arial" style:font-size-complex="10pt"/>
    </style:style>
    <style:style style:name="P28" style:family="paragraph">
      <style:paragraph-properties fo:margin-top="0.101cm" fo:margin-bottom="0.101cm" fo:text-align="justify"/>
      <style:text-properties fo:color="#c0c0c0" fo:font-size="10pt" fo:font-weight="bold" style:font-name-asian="Arial" style:font-weight-asian="bold" style:font-weight-complex="bold"/>
    </style:style>
    <style:style style:name="P29"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f2c0f" officeooo:paragraph-rsid="0052d3cb" fo:background-color="#ffff00" style:font-size-asian="10pt" style:font-name-complex="Arial" style:font-size-complex="10pt"/>
    </style:style>
    <style:style style:name="P30"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561d10" officeooo:paragraph-rsid="00561d10" fo:background-color="transparent" style:font-size-asian="10pt" style:font-name-complex="Arial" style:font-size-complex="10pt"/>
    </style:style>
    <style:style style:name="P31" style:family="paragraph" style:parent-style-name="Standard">
      <style:paragraph-properties fo:margin-top="0.199cm" fo:margin-bottom="0.199cm" style:contextual-spacing="false" fo:text-align="justify" style:justify-single-word="false"/>
      <style:text-properties officeooo:paragraph-rsid="00561d10"/>
    </style:style>
    <style:style style:name="P32" style:family="paragraph" style:parent-style-name="Heading_20_2">
      <style:text-properties officeooo:paragraph-rsid="00561d10"/>
    </style:style>
    <style:style style:name="P33"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f2c0f" officeooo:paragraph-rsid="00561d10" fo:background-color="#ffff00" style:font-size-asian="10pt" style:font-name-complex="Arial" style:font-size-complex="10pt"/>
    </style:style>
    <style:style style:name="P34"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35" style:family="paragraph" style:parent-style-name="Standard">
      <style:paragraph-properties fo:margin-top="0.199cm" fo:margin-bottom="0.199cm" style:contextual-spacing="false" fo:text-align="justify" style:justify-single-word="false"/>
      <style:text-properties style:font-name="NewsGotT3" officeooo:paragraph-rsid="002f1fcb"/>
    </style:style>
    <style:style style:name="P36" style:family="paragraph" style:parent-style-name="List_20_Paragraph">
      <style:paragraph-properties fo:margin-top="0.199cm" fo:margin-bottom="0.199cm" style:contextual-spacing="false" fo:text-align="justify" style:justify-single-word="false"/>
      <style:text-properties officeooo:paragraph-rsid="004f2c0f"/>
    </style:style>
    <style:style style:name="P37"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bold" officeooo:paragraph-rsid="002f1fcb" style:font-size-asian="10pt" style:font-weight-asian="bold" style:font-name-complex="Arial" style:font-size-complex="10pt" style:font-weight-complex="bold"/>
    </style:style>
    <style:style style:name="P38" style:family="paragraph" style:parent-style-name="List_20_Paragraph" style:list-style-name="WW8Num3">
      <style:paragraph-properties fo:margin-left="0cm" fo:margin-right="0cm" fo:margin-top="0.199cm" fo:margin-bottom="0.199cm" style:contextual-spacing="false" fo:text-align="justify" style:justify-single-word="false" fo:text-indent="0cm" style:auto-text-indent="false"/>
      <style:text-properties style:font-name="NewsGotT3" fo:font-size="10pt" fo:language="es" fo:country="ES" officeooo:paragraph-rsid="002f1fcb" style:font-size-asian="10pt" style:font-name-complex="NewsGotT-Regu" style:font-size-complex="10pt"/>
    </style:style>
    <style:style style:name="P39" style:family="paragraph" style:parent-style-name="List_20_Paragraph" style:list-style-name="WW8Num3">
      <style:paragraph-properties fo:margin-left="0cm" fo:margin-right="0cm" fo:margin-top="0.199cm" fo:margin-bottom="0.199cm" style:contextual-spacing="false" fo:text-align="justify" style:justify-single-word="false" fo:text-indent="0cm" style:auto-text-indent="false"/>
      <style:text-properties officeooo:paragraph-rsid="002f1fcb"/>
    </style:style>
    <style:style style:name="P40" style:family="paragraph" style:parent-style-name="Standard">
      <style:paragraph-properties fo:margin-top="0.199cm" fo:margin-bottom="0.199cm" style:contextual-spacing="false" fo:text-align="justify" style:justify-single-word="false"/>
      <style:text-properties style:use-window-font-color="true" style:font-name="NewsGotT3" officeooo:paragraph-rsid="002f1fcb"/>
    </style:style>
    <style:style style:name="P41" style:family="paragraph" style:parent-style-name="Header">
      <style:paragraph-properties fo:text-align="center" style:justify-single-word="false" style:snap-to-layout-grid="false"/>
      <style:text-properties fo:language="zxx" fo:country="none"/>
    </style:style>
    <style:style style:name="P42" style:family="paragraph" style:parent-style-name="Header">
      <style:paragraph-properties fo:text-align="center" style:justify-single-word="false" style:snap-to-layout-grid="false"/>
      <style:text-properties fo:font-size="12pt" fo:font-weight="bold" style:font-size-asian="12pt" style:font-weight-asian="bold"/>
    </style:style>
    <style:style style:name="P43" style:family="paragraph" style:parent-style-name="Footer">
      <style:paragraph-properties style:snap-to-layout-grid="false">
        <style:tab-stops>
          <style:tab-stop style:position="7.885cm"/>
        </style:tab-stops>
      </style:paragraph-properties>
      <style:text-properties fo:font-size="8pt" style:font-size-asian="8pt"/>
    </style:style>
    <style:style style:name="P44" style:family="paragraph" style:parent-style-name="Footer">
      <style:paragraph-properties style:snap-to-layout-grid="false"/>
      <style:text-properties fo:font-size="8pt" style:font-size-asian="8pt"/>
    </style:style>
    <style:style style:name="P45" style:family="paragraph" style:parent-style-name="Footer">
      <style:paragraph-properties style:snap-to-layout-grid="false"/>
      <style:text-properties fo:font-size="8pt" officeooo:rsid="0039f63c" style:font-size-asian="8pt"/>
    </style:style>
    <style:style style:name="P46" style:family="paragraph" style:parent-style-name="Footer">
      <style:paragraph-properties fo:text-align="end" style:justify-single-word="false"/>
    </style:style>
    <style:style style:name="P47" style:family="paragraph" style:parent-style-name="Footer">
      <style:paragraph-properties fo:text-align="end" style:justify-single-word="false" style:snap-to-layout-grid="false"/>
    </style:style>
    <style:style style:name="P48" style:family="paragraph" style:parent-style-name="Standard">
      <style:text-properties fo:font-size="9pt" style:font-size-asian="9.44999980926514pt" style:font-size-complex="10.8000001907349pt"/>
    </style:style>
    <style:style style:name="P49" style:family="paragraph" style:parent-style-name="Standard">
      <style:text-properties fo:font-size="6pt" style:font-size-asian="6.30000019073486pt" style:font-size-complex="7.19999980926514pt"/>
    </style:style>
    <style:style style:name="P50" style:family="paragraph" style:parent-style-name="Standard">
      <style:paragraph-properties fo:text-align="center" style:justify-single-wor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53" style:family="paragraph" style:parent-style-name="Standard">
      <style:paragraph-properties style:snap-to-layout-grid="false"/>
      <style:text-properties fo:font-size="11pt" fo:font-weight="bold" style:font-size-asian="11pt" style:font-weight-asian="bold"/>
    </style:style>
    <style:style style:name="P54" style:family="paragraph" style:parent-style-name="Standard">
      <style:text-properties fo:font-size="11pt" style:font-size-asian="11pt"/>
    </style:style>
    <style:style style:name="P55" style:family="paragraph" style:parent-style-name="Standard">
      <style:paragraph-properties style:snap-to-layout-grid="false"/>
      <style:text-properties fo:font-size="11pt" style:font-size-asian="11pt"/>
    </style:style>
    <style:style style:name="P56" style:family="paragraph" style:parent-style-name="Standard">
      <style:paragraph-properties style:snap-to-layout-grid="false"/>
      <style:text-properties fo:font-size="11pt" officeooo:rsid="000d27d6" officeooo:paragraph-rsid="000d27d6" style:font-size-asian="11pt"/>
    </style:style>
    <style:style style:name="P57" style:family="paragraph" style:parent-style-name="Standard">
      <style:paragraph-properties style:snap-to-layout-grid="false"/>
      <style:text-properties fo:font-size="11pt" officeooo:rsid="00386124" officeooo:paragraph-rsid="00386124" style:font-size-asian="11pt"/>
    </style:style>
    <style:style style:name="P58" style:family="paragraph" style:parent-style-name="Standard">
      <style:paragraph-properties style:snap-to-layout-grid="false"/>
      <style:text-properties fo:font-size="11pt" officeooo:rsid="00400913" officeooo:paragraph-rsid="00400913" style:font-size-asian="11pt"/>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text-properties style:font-name="NewsGotT2"/>
    </style:style>
    <style:style style:name="P61" style:family="paragraph" style:parent-style-name="Standard">
      <style:paragraph-properties fo:text-align="center" style:justify-single-word="false"/>
      <style:text-properties officeooo:paragraph-rsid="00561d10" style:font-name-asian="BAAAAA+NewsGotT-Regu" style:font-name-complex="BAAAAA+NewsGotT-Regu"/>
    </style:style>
    <style:style style:name="P62"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429bc5" style:font-size-asian="10pt" style:font-name-complex="Arial" style:font-size-complex="10pt"/>
    </style:style>
    <style:style style:name="P63"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64"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5aedb" style:font-size-asian="10pt" style:font-name-complex="Arial" style:font-size-complex="10pt"/>
    </style:style>
    <style:style style:name="P65"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61d10" style:font-size-asian="10pt" style:font-name-complex="Arial" style:font-size-complex="10pt"/>
    </style:style>
    <style:style style:name="P66"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3db52f" style:font-size-asian="10pt" style:font-name-complex="Arial" style:font-size-complex="10pt"/>
    </style:style>
    <style:style style:name="P67"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68"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46681b" style:font-size-asian="10pt" style:font-name-complex="Arial" style:font-size-complex="10pt"/>
    </style:style>
    <style:style style:name="P69"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46b687" style:font-size-asian="10pt" style:font-name-complex="Arial" style:font-size-complex="10pt"/>
    </style:style>
    <style:style style:name="P70"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3581d7" style:font-size-asian="10pt" style:font-name-complex="Arial" style:font-size-complex="10pt"/>
    </style:style>
    <style:style style:name="P71"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cf568" style:font-size-asian="10pt" style:font-name-complex="Arial" style:font-size-complex="10pt"/>
    </style:style>
    <style:style style:name="P72" style:family="paragraph" style:parent-style-name="Standard">
      <style:paragraph-properties fo:margin-top="0.199cm" fo:margin-bottom="0.199cm" style:contextual-spacing="false" fo:text-align="start" style:justify-single-word="false"/>
      <style:text-properties style:font-name="NewsGotT3" fo:font-size="10pt" fo:language="es" fo:country="ES" officeooo:paragraph-rsid="00561d10" style:font-size-asian="10pt" style:font-name-complex="Arial" style:font-size-complex="10pt"/>
    </style:style>
    <style:style style:name="P73" style:family="paragraph" style:parent-style-name="Standard">
      <style:paragraph-properties fo:margin-top="0.199cm" fo:margin-bottom="0.199cm" style:contextual-spacing="false" fo:text-align="start" style:justify-single-word="false"/>
      <style:text-properties style:font-name="NewsGotT3" fo:font-size="10pt" fo:language="es" fo:country="ES" officeooo:paragraph-rsid="00429bc5" style:font-size-asian="10pt" style:font-name-complex="Arial" style:font-size-complex="10pt"/>
    </style:style>
    <style:style style:name="P74" style:family="paragraph" style:parent-style-name="Standard">
      <style:paragraph-properties fo:margin-top="0.199cm" fo:margin-bottom="0.199cm" style:contextual-spacing="false" fo:text-align="start" style:justify-single-word="false"/>
      <style:text-properties style:font-name="NewsGotT3" fo:font-size="10pt" fo:language="es" fo:country="ES" officeooo:paragraph-rsid="0055aedb" style:font-size-asian="10pt" style:font-name-complex="Arial" style:font-size-complex="10pt"/>
    </style:style>
    <style:style style:name="P75"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364fef" officeooo:paragraph-rsid="00364fef" style:font-size-asian="10pt" style:font-name-complex="Arial" style:font-size-complex="10pt"/>
    </style:style>
    <style:style style:name="P76"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59da5" officeooo:paragraph-rsid="00459da5" style:font-size-asian="10pt" style:font-name-complex="Arial" style:font-size-complex="10pt"/>
    </style:style>
    <style:style style:name="P77"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59da5" officeooo:paragraph-rsid="0046681b" style:font-size-asian="10pt" style:font-name-complex="Arial" style:font-size-complex="10pt"/>
    </style:style>
    <style:style style:name="P78"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6681b" officeooo:paragraph-rsid="0046681b" style:font-size-asian="10pt" style:font-name-complex="Arial" style:font-size-complex="10pt"/>
    </style:style>
    <style:style style:name="P79"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d7d1e" officeooo:paragraph-rsid="004d7d1e" style:font-size-asian="10pt" style:font-name-complex="Arial" style:font-size-complex="10pt"/>
    </style:style>
    <style:style style:name="P80"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paragraph-rsid="00561d10" style:font-size-asian="10pt" style:font-weight-asian="normal" style:font-name-complex="Arial" style:font-size-complex="10pt" style:font-weight-complex="normal"/>
    </style:style>
    <style:style style:name="P81" style:family="paragraph" style:parent-style-name="Standard">
      <style:paragraph-properties fo:margin-top="0.199cm" fo:margin-bottom="0.199cm" style:contextual-spacing="false" fo:text-align="justify" style:justify-single-word="false"/>
      <style:text-properties style:font-name="NewsGotT3" fo:font-size="10pt" fo:language="es" fo:country="ES" fo:font-style="normal" fo:font-weight="normal" officeooo:rsid="003b53a0" officeooo:paragraph-rsid="003b53a0" fo:background-color="transparent" style:font-size-asian="10pt" style:font-style-asian="normal" style:font-weight-asian="normal" style:font-name-complex="Arial" style:font-size-complex="10pt" style:font-style-complex="normal" style:font-weight-complex="normal"/>
    </style:style>
    <style:style style:name="P82" style:family="paragraph" style:parent-style-name="Standard">
      <style:paragraph-properties fo:margin-top="0.199cm" fo:margin-bottom="0.199cm" style:contextual-spacing="false" fo:text-align="justify" style:justify-single-word="false"/>
      <style:text-properties style:font-name="NewsGotT3" fo:font-size="10pt" fo:language="es" fo:country="ES" fo:font-style="normal" fo:font-weight="bold" officeooo:rsid="0033d60b" officeooo:paragraph-rsid="003c5d21" style:font-size-asian="10pt" style:font-style-asian="normal" style:font-weight-asian="bold" style:font-name-complex="Arial" style:font-size-complex="10pt" style:font-style-complex="normal" style:font-weight-complex="bold"/>
    </style:style>
    <style:style style:name="P83"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561d10" officeooo:paragraph-rsid="00561d10" fo:background-color="transparent" style:font-size-asian="10pt" style:font-name-complex="Arial" style:font-size-complex="10pt"/>
    </style:style>
    <style:style style:name="P84"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561d10" officeooo:paragraph-rsid="005e982d" fo:background-color="transparent" style:font-size-asian="10pt" style:font-name-complex="Arial" style:font-size-complex="10pt"/>
    </style:style>
    <style:style style:name="P85" style:family="paragraph" style:parent-style-name="Standard">
      <style:paragraph-properties fo:margin-top="0.199cm" fo:margin-bottom="0.199cm" style:contextual-spacing="false" fo:text-align="justify" style:justify-single-word="false"/>
      <style:text-properties style:font-name="NewsGotT3" fo:font-size="10pt" fo:language="es" fo:country="ES" style:text-underline-style="solid" style:text-underline-width="auto" style:text-underline-color="font-color" fo:font-weight="bold" officeooo:paragraph-rsid="002dab58" style:font-size-asian="10pt" style:font-weight-asian="bold" style:font-name-complex="Arial" style:font-size-complex="10pt" style:font-weight-complex="bold"/>
    </style:style>
    <style:style style:name="P86" style:family="paragraph" style:parent-style-name="Standard">
      <style:paragraph-properties fo:margin-top="0.199cm" fo:margin-bottom="0.199cm" style:contextual-spacing="false" fo:text-align="justify" style:justify-single-word="false"/>
      <style:text-properties style:font-name="NewsGotT3" fo:font-size="10pt" fo:language="es" fo:country="ES" style:text-underline-style="solid" style:text-underline-width="auto" style:text-underline-color="font-color" fo:font-weight="bold" officeooo:rsid="0033d60b" officeooo:paragraph-rsid="002dab58" style:font-size-asian="10pt" style:font-weight-asian="bold" style:font-name-complex="Arial" style:font-size-complex="10pt"/>
    </style:style>
    <style:style style:name="P87"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bold" officeooo:paragraph-rsid="002f1fcb" style:font-size-asian="10pt" style:font-weight-asian="bold" style:font-name-complex="Arial" style:font-size-complex="10pt" style:font-weight-complex="bold"/>
    </style:style>
    <style:style style:name="P88"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bold" officeooo:paragraph-rsid="002dab58" style:font-size-asian="10pt" style:font-weight-asian="bold" style:font-name-complex="Arial" style:font-size-complex="10pt"/>
    </style:style>
    <style:style style:name="P89" style:family="paragraph" style:parent-style-name="Standard">
      <style:paragraph-properties fo:margin-top="0.199cm" fo:margin-bottom="0.199cm" style:contextual-spacing="false" fo:text-align="justify" style:justify-single-word="false"/>
      <style:text-properties style:font-name="NewsGotT3" officeooo:paragraph-rsid="0033d60b"/>
    </style:style>
    <style:style style:name="P90" style:family="paragraph" style:parent-style-name="Standard">
      <style:paragraph-properties fo:margin-top="0.199cm" fo:margin-bottom="0.199cm" style:contextual-spacing="false" fo:text-align="justify" style:justify-single-word="false"/>
      <style:text-properties style:font-name="NewsGotT3" officeooo:paragraph-rsid="002f1fcb"/>
    </style:style>
    <style:style style:name="P91" style:family="paragraph" style:parent-style-name="Standard">
      <style:paragraph-properties fo:margin-top="0.199cm" fo:margin-bottom="0.199cm" style:contextual-spacing="false" fo:text-align="justify" style:justify-single-word="false"/>
      <style:text-properties style:font-name="NewsGotT3" officeooo:paragraph-rsid="0046681b"/>
    </style:style>
    <style:style style:name="P92" style:family="paragraph" style:parent-style-name="Standard">
      <style:paragraph-properties fo:margin-top="0.199cm" fo:margin-bottom="0.199cm" style:contextual-spacing="false" fo:text-align="justify" style:justify-single-word="false"/>
      <style:text-properties officeooo:paragraph-rsid="003db52f"/>
    </style:style>
    <style:style style:name="P93" style:family="paragraph" style:parent-style-name="Standard">
      <style:paragraph-properties fo:margin-top="0.199cm" fo:margin-bottom="0.199cm" style:contextual-spacing="false" fo:text-align="justify" style:justify-single-word="false"/>
      <style:text-properties officeooo:paragraph-rsid="002dab58"/>
    </style:style>
    <style:style style:name="P94"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language="es" fo:country="ES" fo:font-weight="bold" officeooo:rsid="004fe9a4" officeooo:paragraph-rsid="002e973e" style:font-weight-asian="bold" style:font-name-complex="Times New Roman" style:font-weight-complex="bold"/>
    </style:style>
    <style:style style:name="P95"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language="es" fo:country="ES" fo:font-weight="bold" officeooo:rsid="004fe9a4" officeooo:paragraph-rsid="004fe9a4" style:font-weight-asian="bold" style:font-name-complex="Times New Roman" style:font-weight-complex="bold"/>
    </style:style>
    <style:style style:name="P96"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language="es" fo:country="ES" fo:font-weight="bold" officeooo:paragraph-rsid="002e973e" style:font-weight-asian="bold" style:font-name-complex="Times New Roman" style:font-weight-complex="bold"/>
    </style:style>
    <style:style style:name="P97" style:family="paragraph" style:parent-style-name="Standard">
      <style:paragraph-properties fo:margin-top="0.199cm" fo:margin-bottom="0.199cm" style:contextual-spacing="false" fo:line-height="100%" style:text-autospace="none"/>
      <style:text-properties fo:color="#000000" style:font-name="NewsGotT3" fo:language="es" fo:country="ES" fo:font-weight="bold" officeooo:paragraph-rsid="002e973e" style:font-weight-asian="bold" style:font-name-complex="Times New Roman" style:font-weight-complex="bold"/>
    </style:style>
    <style:style style:name="P98"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font-size="10pt" fo:language="es" fo:country="ES" officeooo:rsid="002e88f6" officeooo:paragraph-rsid="002e973e" style:font-size-asian="10pt" style:font-name-complex="Arial" style:font-size-complex="10pt"/>
    </style:style>
    <style:style style:name="P99"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font-size="10pt" fo:language="es" fo:country="ES" officeooo:paragraph-rsid="002e973e" style:font-size-asian="10pt" style:font-name-complex="Arial" style:font-size-complex="10pt"/>
    </style:style>
    <style:style style:name="P100" style:family="paragraph" style:parent-style-name="Standard">
      <style:paragraph-properties fo:margin-top="0.199cm" fo:margin-bottom="0.199cm" style:contextual-spacing="false" fo:line-height="100%" style:text-autospace="none"/>
      <style:text-properties fo:color="#000000" style:font-name="NewsGotT3" fo:font-size="10pt" fo:language="es" fo:country="ES" officeooo:paragraph-rsid="002e973e" style:font-size-asian="10pt" style:font-name-complex="Arial" style:font-size-complex="10pt"/>
    </style:style>
    <style:style style:name="P101" style:family="paragraph" style:parent-style-name="Standard">
      <style:paragraph-properties fo:margin-top="0.199cm" fo:margin-bottom="0.199cm" style:contextual-spacing="false" fo:line-height="100%" fo:text-align="start" style:justify-single-word="false" style:text-autospace="none"/>
      <style:text-properties fo:color="#000000" style:font-name="NewsGotT3" fo:font-size="10pt" fo:language="es" fo:country="ES" officeooo:paragraph-rsid="002e973e" style:font-size-asian="10pt" style:font-name-complex="Arial" style:font-size-complex="10pt"/>
    </style:style>
    <style:style style:name="P102" style:family="paragraph" style:parent-style-name="Standard">
      <style:paragraph-properties fo:margin-top="0.199cm" fo:margin-bottom="0.199cm" style:contextual-spacing="false" fo:line-height="100%" fo:text-align="center" style:justify-single-word="false" style:text-autospace="none"/>
      <style:text-properties fo:color="#000000" style:font-name="NewsGotT3" fo:font-size="10pt" fo:language="es" fo:country="ES" officeooo:rsid="004fe9a4" officeooo:paragraph-rsid="004fe9a4" style:font-size-asian="10pt" style:font-name-complex="Arial" style:font-size-complex="10pt"/>
    </style:style>
    <style:style style:name="P103" style:family="paragraph" style:parent-style-name="Standard">
      <style:paragraph-properties fo:margin-top="0.199cm" fo:margin-bottom="0.199cm" style:contextual-spacing="false"/>
      <style:text-properties fo:color="#333333" style:font-name="NewsGotT3" fo:font-size="9.5pt" fo:language="es" fo:country="ES" fo:font-weight="bold" officeooo:paragraph-rsid="002f1fcb" style:font-size-asian="9.5pt" style:font-weight-asian="bold" style:font-name-complex="Verdana" style:font-size-complex="9.5pt" style:font-weight-complex="bold"/>
    </style:style>
    <style:style style:name="P104" style:family="paragraph" style:parent-style-name="Standard">
      <style:paragraph-properties fo:margin-top="0.199cm" fo:margin-bottom="0.199cm" style:contextual-spacing="false"/>
      <style:text-properties style:use-window-font-color="true" style:font-name="NewsGotT3" fo:font-size="10pt" fo:language="es" fo:country="ES" officeooo:paragraph-rsid="002f1fcb" style:font-size-asian="10pt" style:font-name-complex="Verdana" style:font-size-complex="10pt"/>
    </style:style>
    <style:style style:name="P105" style:family="paragraph" style:parent-style-name="Standard">
      <style:paragraph-properties fo:margin-top="0.199cm" fo:margin-bottom="0.199cm" style:contextual-spacing="false" fo:text-align="justify" style:justify-single-word="false"/>
      <style:text-properties style:use-window-font-color="true" style:font-name="NewsGotT3" fo:font-size="10pt" fo:language="es" fo:country="ES" officeooo:rsid="0046681b" officeooo:paragraph-rsid="0046681b" style:font-name-asian="Times New Roman" style:font-size-asian="10pt" style:font-name-complex="Arial" style:font-size-complex="10pt" style:language-complex="ar" style:country-complex="SA"/>
    </style:style>
    <style:style style:name="P106" style:family="paragraph" style:parent-style-name="Standard">
      <style:paragraph-properties fo:margin-top="0.199cm" fo:margin-bottom="0.199cm" style:contextual-spacing="false" fo:text-align="justify" style:justify-single-word="false"/>
      <style:text-properties style:use-window-font-color="true" style:font-name="NewsGotT3" fo:font-size="10pt" fo:language="es" fo:country="ES" officeooo:rsid="004c48d0" officeooo:paragraph-rsid="004c48d0" style:font-name-asian="Times New Roman" style:font-size-asian="10pt" style:font-name-complex="Arial" style:font-size-complex="10pt" style:language-complex="ar" style:country-complex="SA"/>
    </style:style>
    <style:style style:name="P107" style:family="paragraph" style:parent-style-name="Standard">
      <style:paragraph-properties fo:margin-top="0.199cm" fo:margin-bottom="0.199cm" style:contextual-spacing="false"/>
      <style:text-properties style:use-window-font-color="true" style:font-name="NewsGotT3" fo:font-size="9.5pt" fo:language="es" fo:country="ES" officeooo:paragraph-rsid="002f1fcb" style:font-size-asian="9.5pt" style:font-name-complex="Verdana" style:font-size-complex="9.5pt"/>
    </style:style>
    <style:style style:name="P108" style:family="paragraph" style:parent-style-name="Text_20_body">
      <style:paragraph-properties fo:margin-top="0.199cm" fo:margin-bottom="0.199cm" style:contextual-spacing="false"/>
      <style:text-properties style:font-name="NewsGotT3" fo:font-size="10pt" fo:language="es" fo:country="ES" officeooo:rsid="002f1fcb" officeooo:paragraph-rsid="002f1fcb" style:font-size-asian="10pt" style:font-name-complex="Arial" style:font-size-complex="10pt"/>
    </style:style>
    <style:style style:name="P109" style:family="paragraph" style:parent-style-name="Text_20_body">
      <style:paragraph-properties fo:margin-top="0.199cm" fo:margin-bottom="0.199cm" style:contextual-spacing="false"/>
      <style:text-properties fo:font-size="10pt" fo:language="es" fo:country="ES" officeooo:rsid="002f1fcb" officeooo:paragraph-rsid="002f1fcb" style:font-size-asian="10pt" style:font-name-complex="Arial" style:font-size-complex="10pt"/>
    </style:style>
    <style:style style:name="P110" style:family="paragraph" style:parent-style-name="gray1">
      <style:paragraph-properties fo:margin-top="0.199cm" fo:margin-bottom="0.199cm" style:contextual-spacing="false" fo:line-height="100%" fo:text-align="start" style:justify-single-word="false" style:text-autospace="none"/>
      <style:text-properties fo:color="#000000" style:text-position="9% 100%" style:font-name="NewsGotT3" fo:font-size="10pt" fo:language="es" fo:country="ES" fo:font-style="normal" fo:font-weight="normal" officeooo:paragraph-rsid="002e973e" style:letter-kerning="true" style:font-name-asian="Times New Roman" style:font-size-asian="10pt" style:font-style-asian="normal" style:font-weight-asian="normal" style:font-name-complex="Arial" style:font-size-complex="10pt" style:language-complex="ar" style:country-complex="SA"/>
    </style:style>
    <style:style style:name="P111" style:family="paragraph" style:parent-style-name="gray2">
      <style:paragraph-properties fo:margin-top="0.199cm" fo:margin-bottom="0.199cm" style:contextual-spacing="false" fo:line-height="100%" fo:text-align="start" style:justify-single-word="false" style:text-autospace="none"/>
      <style:text-properties fo:color="#000000" style:text-position="9% 100%" style:font-name="NewsGotT3" fo:font-size="10pt" fo:language="es" fo:country="ES" fo:font-style="normal" fo:font-weight="normal" officeooo:paragraph-rsid="002e973e" style:letter-kerning="true" style:font-name-asian="Times New Roman" style:font-size-asian="10pt" style:font-style-asian="normal" style:font-weight-asian="normal" style:font-name-complex="Arial" style:font-size-complex="10pt" style:language-complex="ar" style:country-complex="SA"/>
    </style:style>
    <style:style style:name="P112" style:family="paragraph" style:parent-style-name="gray2">
      <style:paragraph-properties fo:margin-top="0.199cm" fo:margin-bottom="0.199cm" style:contextual-spacing="false" fo:line-height="100%" fo:text-align="start" style:justify-single-word="false" style:text-autospace="none"/>
      <style:text-properties fo:color="#000000" style:text-position="9% 100%" style:font-name="NewsGotT3" fo:font-size="10pt" fo:language="es" fo:country="ES" fo:font-style="normal" fo:font-weight="normal" officeooo:paragraph-rsid="002e973e" style:font-name-asian="Times New Roman" style:font-size-asian="10pt" style:font-style-asian="normal" style:font-weight-asian="normal" style:font-name-complex="Arial" style:font-size-complex="10pt" style:language-complex="ar" style:country-complex="SA"/>
    </style:style>
    <style:style style:name="P113" style:family="paragraph" style:parent-style-name="Standard">
      <style:paragraph-properties fo:margin-top="0.199cm" fo:margin-bottom="0.199cm" style:contextual-spacing="false" fo:line-height="115%" fo:orphans="2" fo:widows="2" style:writing-mode="lr-tb"/>
      <style:text-properties style:use-window-font-color="true" style:font-name="NewsGotT3" fo:font-size="10pt" fo:language="es" fo:country="ES" officeooo:paragraph-rsid="002f1fcb" style:font-size-asian="10pt" style:font-name-complex="Verdana" style:font-size-complex="10pt"/>
    </style:style>
    <style:style style:name="P114" style:family="paragraph" style:parent-style-name="Text_20_body">
      <style:paragraph-properties fo:text-align="center" style:justify-single-word="false"/>
      <style:text-properties style:font-name="NewsGotT2" fo:font-size="12pt" style:font-size-asian="12pt"/>
    </style:style>
    <style:style style:name="P115" style:family="paragraph" style:parent-style-name="Index_20_Heading">
      <style:paragraph-properties fo:text-align="center" style:justify-single-word="false" fo:break-before="page"/>
      <style:text-properties style:font-name="NewsGotT2"/>
    </style:style>
    <style:style style:name="P116" style:family="paragraph" style:parent-style-name="Header">
      <style:paragraph-properties fo:margin-left="0cm" fo:margin-right="-0.086cm" fo:text-align="end" style:justify-single-word="false" fo:text-indent="0cm" style:auto-text-indent="false"/>
      <style:text-properties fo:font-size="12pt" style:font-size-asian="12pt"/>
    </style:style>
    <style:style style:name="P117" style:family="paragraph" style:parent-style-name="Remite">
      <style:paragraph-properties fo:margin-left="0cm" fo:margin-right="0.208cm" fo:text-indent="0cm" style:auto-text-indent="false"/>
      <style:text-properties style:font-name="Eras Bk BT" fo:font-size="12pt" fo:font-weight="bold" style:font-size-asian="12pt" style:font-weight-asian="bold" style:font-size-complex="12pt" style:text-scale="80%"/>
    </style:style>
    <style:style style:name="P118" style:family="paragraph" style:parent-style-name="Remite">
      <style:paragraph-properties fo:margin-left="0cm" fo:margin-right="0.208cm" fo:text-indent="0cm" style:auto-text-indent="false"/>
      <style:text-properties style:font-name="Eras Md BT" fo:font-size="10pt" style:font-size-asian="10pt" style:text-scale="80%"/>
    </style:style>
    <style:style style:name="P119" style:family="paragraph" style:parent-style-name="Subtitle">
      <style:paragraph-properties fo:text-align="center" style:justify-single-word="false"/>
      <style:text-properties style:font-name="NewsGotT2" fo:font-size="12pt" style:font-size-asian="12pt"/>
    </style:style>
    <style:style style:name="P120" style:family="paragraph" style:parent-style-name="Subtitle">
      <style:paragraph-properties fo:text-align="center" style:justify-single-word="false"/>
      <style:text-properties style:font-name="NewsGotT2" fo:font-size="14pt" fo:font-weight="bold" style:font-size-asian="14pt" style:font-weight-asian="bold"/>
    </style:style>
    <style:style style:name="P121" style:family="paragraph" style:parent-style-name="Index_20_Heading">
      <style:paragraph-properties fo:text-align="center" style:justify-single-word="false"/>
      <style:text-properties style:font-name="NewsGotT2"/>
    </style:style>
    <style:style style:name="P122" style:family="paragraph" style:parent-style-name="Title">
      <style:paragraph-properties fo:text-align="center" style:justify-single-word="false"/>
      <style:text-properties style:font-name="NewsGotT2" fo:font-size="14pt" fo:font-weight="bold" style:font-size-asian="14pt" style:font-weight-asian="bold"/>
    </style:style>
    <style:style style:name="P123" style:family="paragraph" style:parent-style-name="Standard">
      <style:paragraph-properties fo:margin-left="-0.25cm" fo:margin-right="0cm" fo:margin-top="0.199cm" fo:margin-bottom="0.199cm" style:contextual-spacing="false" fo:text-indent="0.25cm" style:auto-text-indent="false">
        <style:tab-stops>
          <style:tab-stop style:position="15.503cm" style:leader-style="dotted" style:leader-text="."/>
        </style:tab-stops>
      </style:paragraph-properties>
      <style:text-properties fo:text-transform="uppercase" style:font-name="NewsGotT3" fo:font-weight="normal" style:font-weight-asian="normal"/>
    </style:style>
    <style:style style:name="P124" style:family="paragraph" style:parent-style-name="Standard">
      <style:paragraph-properties fo:margin-left="0.63cm" fo:margin-right="0cm" fo:margin-top="0.199cm" fo:margin-bottom="0.199cm" style:contextual-spacing="false" fo:text-align="justify" style:justify-single-word="false" fo:text-indent="-0.63cm" style:auto-text-indent="false"/>
      <style:text-properties style:font-name="NewsGotT3" fo:font-size="10pt" fo:language="es" fo:country="ES" fo:font-weight="bold" officeooo:paragraph-rsid="002f1fcb" style:font-size-asian="10pt" style:font-weight-asian="bold" style:font-name-complex="Arial" style:font-size-complex="10pt"/>
    </style:style>
    <style:style style:name="P125" style:family="paragraph" style:parent-style-name="gray1">
      <style:paragraph-properties fo:text-align="start" style:justify-single-word="false"/>
      <style:text-properties fo:color="#000000" style:text-position="9% 100%" style:font-name="NewsGotT3" fo:font-size="10pt" fo:language="es" fo:country="ES" fo:font-style="normal" fo:font-weight="normal" style:letter-kerning="true" style:font-name-asian="Times New Roman" style:font-size-asian="10pt" style:font-style-asian="normal" style:font-weight-asian="normal" style:font-name-complex="Arial" style:font-size-complex="10pt" style:language-complex="ar" style:country-complex="SA"/>
    </style:style>
    <style:style style:name="P126" style:family="paragraph" style:parent-style-name="gray1">
      <style:paragraph-properties fo:text-align="start" style:justify-single-word="false"/>
      <style:text-properties fo:color="#000000" style:font-name="NewsGotT3" fo:font-size="10pt" fo:language="es" fo:country="ES" style:font-size-asian="10pt" style:font-name-complex="Arial" style:font-size-complex="10pt"/>
    </style:style>
    <style:style style:name="P127" style:family="paragraph" style:parent-style-name="gray2">
      <style:paragraph-properties fo:text-align="start" style:justify-single-word="false"/>
      <style:text-properties fo:color="#000000" style:font-name="NewsGotT3" fo:font-size="10pt" fo:language="es" fo:country="ES" style:font-size-asian="10pt" style:font-name-complex="Arial" style:font-size-complex="10pt"/>
    </style:style>
    <style:style style:name="P128" style:family="paragraph" style:parent-style-name="gray2">
      <style:paragraph-properties fo:text-align="start" style:justify-single-word="false"/>
      <style:text-properties fo:color="#000000" style:font-name="NewsGotT3" fo:font-size="10pt" fo:language="es" fo:country="ES" fo:font-style="normal" fo:font-weight="normal" style:font-name-asian="Times New Roman" style:font-size-asian="10pt" style:font-style-asian="normal" style:font-weight-asian="normal" style:font-name-complex="Arial" style:font-size-complex="10pt" style:language-complex="ar" style:country-complex="SA"/>
    </style:style>
    <style:style style:name="P129" style:family="paragraph" style:parent-style-name="Text_20_body">
      <style:paragraph-properties fo:orphans="2" fo:widows="2" fo:hyphenation-ladder-count="no-limit" style:writing-mode="lr-tb"/>
      <style:text-properties style:use-window-font-color="true" style:font-name="NewsGotT3" fo:font-size="9pt" fo:language="es" fo:country="ES" fo:font-weight="normal" officeooo:paragraph-rsid="00561d10" style:font-name-asian="BAAAAA+NewsGotT-Regu" style:font-size-asian="9pt" style:language-asian="zh" style:country-asian="CN" style:font-weight-asian="normal" style:font-name-complex="BAAAAA+NewsGotT-Regu" style:font-size-complex="9pt" style:language-complex="ar" style:country-complex="SA" style:font-weight-complex="normal" fo:hyphenate="false" fo:hyphenation-remain-char-count="2" fo:hyphenation-push-char-count="2"/>
    </style:style>
    <style:style style:name="P130" style:family="paragraph" style:parent-style-name="Text_20_body">
      <style:paragraph-properties fo:text-align="center" style:justify-single-word="false" fo:orphans="2" fo:widows="2" fo:hyphenation-ladder-count="no-limit" style:writing-mode="lr-tb"/>
      <style:text-properties style:use-window-font-color="true" style:font-name="NewsGotT3" fo:font-size="9pt" fo:language="es" fo:country="ES" fo:font-weight="normal" officeooo:paragraph-rsid="00561d10"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131" style:family="paragraph" style:parent-style-name="Text_20_body">
      <style:paragraph-properties fo:text-align="start" style:justify-single-word="false" fo:orphans="2" fo:widows="2" fo:hyphenation-ladder-count="no-limit" style:writing-mode="lr-tb"/>
      <style:text-properties style:use-window-font-color="true" style:font-name="NewsGotT3" fo:font-size="9pt" fo:language="es" fo:country="ES" fo:font-weight="normal" officeooo:paragraph-rsid="00561d10"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132" style:family="paragraph" style:parent-style-name="Text_20_body">
      <style:paragraph-properties fo:orphans="2" fo:widows="2" fo:hyphenation-ladder-count="no-limit" style:writing-mode="lr-tb"/>
      <style:text-properties style:use-window-font-color="true" style:font-name="NewsGotT3" fo:font-size="9pt" fo:language="es" fo:country="ES" fo:font-weight="normal" officeooo:paragraph-rsid="00561d10"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133" style:family="paragraph" style:parent-style-name="Text_20_body">
      <style:paragraph-properties fo:text-align="center" style:justify-single-word="false" fo:orphans="2" fo:widows="2" fo:hyphenation-ladder-count="no-limit" style:writing-mode="lr-tb"/>
      <style:text-properties officeooo:paragraph-rsid="00561d10" fo:hyphenate="false" fo:hyphenation-remain-char-count="2" fo:hyphenation-push-char-count="2"/>
    </style:style>
    <style:style style:name="P134" style:family="paragraph" style:parent-style-name="Contents_20_1">
      <style:paragraph-properties>
        <style:tab-stops>
          <style:tab-stop style:position="16.499cm" style:type="right" style:leader-style="dotted" style:leader-text="."/>
          <style:tab-stop style:position="16.683cm" style:leader-style="dotted" style:leader-text="."/>
        </style:tab-stops>
      </style:paragraph-properties>
    </style:style>
    <style:style style:name="P135" style:family="paragraph" style:parent-style-name="Contents_20_2">
      <style:paragraph-properties>
        <style:tab-stops>
          <style:tab-stop style:position="16.499cm" style:type="right" style:leader-style="dotted" style:leader-text="."/>
          <style:tab-stop style:position="16.683cm" style:leader-style="dotted" style:leader-text="."/>
        </style:tab-stops>
      </style:paragraph-properties>
    </style:style>
    <style:style style:name="P136"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3db52f" officeooo:paragraph-rsid="003db52f" style:font-size-asian="10pt" style:font-name-complex="Arial" style:font-size-complex="10pt"/>
    </style:style>
    <style:style style:name="P137" style:family="paragraph" style:parent-style-name="Standard">
      <style:paragraph-properties fo:margin-top="0.199cm" fo:margin-bottom="0.199cm" style:contextual-spacing="false" fo:text-align="start" style:justify-single-word="false"/>
      <style:text-properties style:font-name="NewsGotT3" fo:font-size="10pt" fo:language="es" fo:country="ES" officeooo:rsid="003db52f" officeooo:paragraph-rsid="003db52f" style:font-size-asian="10pt" style:font-name-complex="Arial" style:font-size-complex="10pt"/>
    </style:style>
    <style:style style:name="P138" style:family="paragraph" style:parent-style-name="Standard" style:list-style-name="WW8Num2">
      <style:paragraph-properties fo:margin-top="0.199cm" fo:margin-bottom="0.199cm" style:contextual-spacing="false" fo:text-align="start" style:justify-single-word="false"/>
      <style:text-properties style:font-name="NewsGotT3" fo:font-size="10pt" fo:language="es" fo:country="ES" officeooo:paragraph-rsid="002dab58" style:font-size-asian="10pt" style:font-name-complex="Arial" style:font-size-complex="10pt"/>
    </style:style>
    <style:style style:name="P139" style:family="paragraph" style:parent-style-name="Standard">
      <style:paragraph-properties fo:margin-top="0.199cm" fo:margin-bottom="0.199cm" style:contextual-spacing="false" fo:text-align="start" style:justify-single-word="false"/>
      <style:text-properties style:font-name="NewsGotT3" fo:font-size="10pt" fo:language="es" fo:country="ES" officeooo:paragraph-rsid="00561d10" style:font-size-asian="10pt" style:font-name-complex="Arial" style:font-size-complex="10pt"/>
    </style:style>
    <style:style style:name="P140" style:family="paragraph" style:parent-style-name="Standard" style:list-style-name="WW8Num2">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141"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429bc5" style:font-size-asian="10pt" style:font-name-complex="Arial" style:font-size-complex="10pt"/>
    </style:style>
    <style:style style:name="P142"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143"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5aedb" style:font-size-asian="10pt" style:font-name-complex="Arial" style:font-size-complex="10pt"/>
    </style:style>
    <style:style style:name="P144"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2d3cb" style:font-size-asian="10pt" style:font-name-complex="Arial" style:font-size-complex="10pt"/>
    </style:style>
    <style:style style:name="P145"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61d10" style:font-size-asian="10pt" style:font-name-complex="Arial" style:font-size-complex="10pt"/>
    </style:style>
    <style:style style:name="P146" style:family="paragraph" style:parent-style-name="Standard" style:list-style-name="L2">
      <style:paragraph-properties fo:margin-top="0.199cm" fo:margin-bottom="0.199cm" style:contextual-spacing="false" fo:text-align="justify" style:justify-single-word="false"/>
      <style:text-properties style:font-name="NewsGotT3" fo:font-size="10pt" fo:language="es" fo:country="ES" officeooo:paragraph-rsid="0063319c" style:font-size-asian="10pt" style:font-name-complex="Arial" style:font-size-complex="10pt"/>
    </style:style>
    <style:style style:name="P147"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5cf568" style:font-size-asian="10pt" style:font-name-complex="Arial" style:font-size-complex="10pt"/>
    </style:style>
    <style:style style:name="P148"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149"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364fef" officeooo:paragraph-rsid="00364fef" style:font-size-asian="10pt" style:font-name-complex="Arial" style:font-size-complex="10pt"/>
    </style:style>
    <style:style style:name="P150"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68112e" officeooo:paragraph-rsid="00687584" style:font-size-asian="10pt" style:font-name-complex="Arial" style:font-size-complex="10pt"/>
    </style:style>
    <style:style style:name="P151"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bold" officeooo:paragraph-rsid="002f1fcb" style:font-size-asian="10pt" style:font-weight-asian="bold" style:font-name-complex="Arial" style:font-size-complex="10pt" style:font-weight-complex="bold"/>
    </style:style>
    <style:style style:name="P152" style:family="paragraph" style:parent-style-name="Standard">
      <style:paragraph-properties fo:margin-top="0.199cm" fo:margin-bottom="0.199cm" style:contextual-spacing="false" fo:text-align="justify" style:justify-single-word="false"/>
      <style:text-properties style:font-name="NewsGotT3" fo:font-size="10pt" fo:language="es" fo:country="ES" fo:font-style="normal" fo:font-weight="normal" officeooo:rsid="003ef432" officeooo:paragraph-rsid="003ef432" style:font-size-asian="10pt" style:font-style-asian="normal" style:font-weight-asian="normal" style:font-name-complex="Arial" style:font-size-complex="10pt" style:font-style-complex="normal" style:font-weight-complex="normal"/>
    </style:style>
    <style:style style:name="P153" style:family="paragraph" style:parent-style-name="Standard">
      <style:paragraph-properties fo:margin-top="0.199cm" fo:margin-bottom="0.199cm" style:contextual-spacing="false" fo:text-align="justify" style:justify-single-word="false"/>
      <style:text-properties style:font-name="NewsGotT3" fo:font-size="10pt" fo:language="es" fo:country="ES" fo:font-style="normal" fo:font-weight="normal" officeooo:rsid="003ef432" officeooo:paragraph-rsid="00561d10" style:font-size-asian="10pt" style:font-style-asian="normal" style:font-weight-asian="normal" style:font-name-complex="Arial" style:font-size-complex="10pt" style:font-style-complex="normal" style:font-weight-complex="normal"/>
    </style:style>
    <style:style style:name="P154" style:family="paragraph" style:parent-style-name="Standard" style:list-style-name="WW8Num7">
      <style:paragraph-properties fo:margin-top="0.199cm" fo:margin-bottom="0.199cm" style:contextual-spacing="false" fo:text-align="justify" style:justify-single-word="false"/>
      <style:text-properties style:font-name="NewsGotT3" fo:font-size="10pt" fo:language="es" fo:country="ES" fo:font-style="normal" fo:font-weight="normal" officeooo:paragraph-rsid="00561d10" style:font-size-asian="10pt" style:font-style-asian="normal" style:font-weight-asian="normal" style:font-name-complex="Arial" style:font-size-complex="10pt" style:font-style-complex="normal" style:font-weight-complex="normal"/>
    </style:style>
    <style:style style:name="P155" style:family="paragraph" style:parent-style-name="Standard" style:list-style-name="WW8Num7">
      <style:paragraph-properties fo:margin-top="0.199cm" fo:margin-bottom="0.199cm" style:contextual-spacing="false" fo:text-align="justify" style:justify-single-word="false"/>
      <style:text-properties style:font-name="NewsGotT3" fo:font-size="10pt" fo:language="es" fo:country="ES" fo:font-style="normal" fo:font-weight="bold" officeooo:paragraph-rsid="002dab58" style:font-size-asian="10pt" style:font-style-asian="normal" style:font-weight-asian="bold" style:font-name-complex="Arial" style:font-size-complex="10pt" style:font-style-complex="normal" style:font-weight-complex="bold"/>
    </style:style>
    <style:style style:name="P156" style:family="paragraph" style:parent-style-name="Standard" style:list-style-name="L1">
      <style:paragraph-properties fo:margin-top="0.199cm" fo:margin-bottom="0.199cm" style:contextual-spacing="false" fo:text-align="justify" style:justify-single-word="false"/>
      <style:text-properties style:font-name="NewsGotT3" fo:font-size="10pt" fo:language="es" fo:country="ES" fo:font-weight="normal" officeooo:rsid="003d45f9" officeooo:paragraph-rsid="00561d10" style:font-size-asian="10pt" style:font-weight-asian="normal" style:font-name-complex="Arial" style:font-size-complex="10pt" style:font-weight-complex="normal"/>
    </style:style>
    <style:style style:name="P157" style:family="paragraph" style:parent-style-name="Standard" style:list-style-name="L1">
      <style:paragraph-properties fo:margin-top="0.199cm" fo:margin-bottom="0.199cm" style:contextual-spacing="false" fo:text-align="justify" style:justify-single-word="false"/>
      <style:text-properties style:font-name="NewsGotT3" fo:font-size="10pt" fo:language="es" fo:country="ES" fo:font-weight="normal" officeooo:rsid="003d45f9" officeooo:paragraph-rsid="004d7d1e" style:font-size-asian="10pt" style:font-weight-asian="normal" style:font-name-complex="Arial" style:font-size-complex="10pt" style:font-weight-complex="normal"/>
    </style:style>
    <style:style style:name="P158"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rsid="003d45f9" officeooo:paragraph-rsid="00561d10" style:font-size-asian="10pt" style:font-weight-asian="normal" style:font-name-complex="Arial" style:font-size-complex="10pt" style:font-weight-complex="normal"/>
    </style:style>
    <style:style style:name="P159"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rsid="003d45f9" officeooo:paragraph-rsid="004d7d1e" style:font-size-asian="10pt" style:font-weight-asian="normal" style:font-name-complex="Arial" style:font-size-complex="10pt" style:font-weight-complex="normal"/>
    </style:style>
    <style:style style:name="P160"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rsid="003b53a0" officeooo:paragraph-rsid="003b53a0" style:font-size-asian="10pt" style:font-weight-asian="normal" style:font-name-complex="Arial" style:font-size-complex="10pt" style:font-weight-complex="normal"/>
    </style:style>
    <style:style style:name="P161" style:family="paragraph" style:parent-style-name="Standard" style:list-style-name="L1">
      <style:paragraph-properties fo:margin-top="0.199cm" fo:margin-bottom="0.199cm" style:contextual-spacing="false" fo:text-align="justify" style:justify-single-word="false"/>
      <style:text-properties style:font-name="NewsGotT3" fo:font-size="10pt" fo:language="es" fo:country="ES" fo:font-weight="normal" officeooo:rsid="00561d10" officeooo:paragraph-rsid="00561d10" style:font-size-asian="10pt" style:font-weight-asian="normal" style:font-name-complex="Arial" style:font-size-complex="10pt" style:font-weight-complex="normal"/>
    </style:style>
    <style:style style:name="P162"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rsid="00561d10" officeooo:paragraph-rsid="00561d10" style:font-size-asian="10pt" style:font-weight-asian="normal" style:font-name-complex="Arial" style:font-size-complex="10pt" style:font-weight-complex="normal"/>
    </style:style>
    <style:style style:name="P163" style:family="paragraph" style:parent-style-name="Standard">
      <style:paragraph-properties fo:margin-top="0.199cm" fo:margin-bottom="0.199cm" style:contextual-spacing="false" fo:text-align="justify" style:justify-single-word="false"/>
      <style:text-properties style:font-name="NewsGotT3" fo:font-size="10pt" fo:language="es" fo:country="ES" fo:font-weight="normal" officeooo:paragraph-rsid="002dab58" style:font-size-asian="10pt" style:font-weight-asian="normal" style:font-name-complex="Arial" style:font-size-complex="10pt" style:font-weight-complex="normal"/>
    </style:style>
    <style:style style:name="P164" style:family="paragraph" style:parent-style-name="Standard" style:list-style-name="L1">
      <style:paragraph-properties fo:margin-top="0.199cm" fo:margin-bottom="0.199cm" style:contextual-spacing="false" fo:text-align="justify" style:justify-single-word="false"/>
      <style:text-properties style:font-name="NewsGotT3" fo:font-size="10pt" fo:language="es" fo:country="ES" fo:font-weight="normal" officeooo:rsid="00663249" officeooo:paragraph-rsid="00663249" style:font-size-asian="10pt" style:font-weight-asian="normal" style:font-name-complex="Arial" style:font-size-complex="10pt" style:font-weight-complex="normal"/>
    </style:style>
    <style:style style:name="P165" style:family="paragraph" style:parent-style-name="Standard" style:list-style-name="L1">
      <style:paragraph-properties fo:margin-top="0.199cm" fo:margin-bottom="0.199cm" style:contextual-spacing="false" fo:text-align="justify" style:justify-single-word="false"/>
      <style:text-properties style:font-name="NewsGotT3" fo:font-size="10pt" fo:language="es" fo:country="ES" fo:font-weight="normal" officeooo:rsid="00663249" officeooo:paragraph-rsid="00663249" fo:background-color="#ffff00" style:font-size-asian="10pt" style:font-weight-asian="normal" style:font-name-complex="Arial" style:font-size-complex="10pt" style:font-weight-complex="normal"/>
    </style:style>
    <style:style style:name="P166"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f2c0f" officeooo:paragraph-rsid="00561d10" fo:background-color="#ffff00" style:font-size-asian="10pt" style:font-name-complex="Arial" style:font-size-complex="10pt"/>
    </style:style>
    <style:style style:name="P167"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4f2c0f" officeooo:paragraph-rsid="0052d3cb" fo:background-color="#ffff00" style:font-size-asian="10pt" style:font-name-complex="Arial" style:font-size-complex="10pt"/>
    </style:style>
    <style:style style:name="P168" style:family="paragraph" style:parent-style-name="Standard" style:list-style-name="L66">
      <style:paragraph-properties fo:margin-top="0.199cm" fo:margin-bottom="0.199cm" style:contextual-spacing="false" fo:text-align="justify" style:justify-single-word="false"/>
      <style:text-properties style:font-name="NewsGotT3" fo:font-size="10pt" fo:language="es" fo:country="ES" officeooo:rsid="006442fb" officeooo:paragraph-rsid="006442fb" fo:background-color="#ffff00" style:font-size-asian="10pt" style:font-name-complex="Arial" style:font-size-complex="10pt"/>
    </style:style>
    <style:style style:name="P169" style:family="paragraph" style:parent-style-name="Standard" style:list-style-name="L65">
      <style:paragraph-properties fo:margin-top="0.199cm" fo:margin-bottom="0.199cm" style:contextual-spacing="false" fo:text-align="justify" style:justify-single-word="false"/>
      <style:text-properties style:font-name="NewsGotT3" fo:font-size="10pt" fo:language="es" fo:country="ES" officeooo:rsid="00561d10" officeooo:paragraph-rsid="00561d10" fo:background-color="transparent" style:font-size-asian="10pt" style:font-name-complex="Arial" style:font-size-complex="10pt"/>
    </style:style>
    <style:style style:name="P170" style:family="paragraph" style:parent-style-name="Standard" style:list-style-name="L66">
      <style:paragraph-properties fo:margin-top="0.199cm" fo:margin-bottom="0.199cm" style:contextual-spacing="false" fo:text-align="justify" style:justify-single-word="false"/>
      <style:text-properties style:font-name="NewsGotT3" fo:font-size="10pt" fo:language="es" fo:country="ES" officeooo:rsid="00561d10" officeooo:paragraph-rsid="00561d10" fo:background-color="transparent" style:font-size-asian="10pt" style:font-name-complex="Arial" style:font-size-complex="10pt"/>
    </style:style>
    <style:style style:name="P171" style:family="paragraph" style:parent-style-name="Standard">
      <style:paragraph-properties fo:margin-top="0.199cm" fo:margin-bottom="0.199cm" style:contextual-spacing="false" fo:text-align="justify" style:justify-single-word="false"/>
      <style:text-properties style:font-name="NewsGotT3" fo:font-size="10pt" fo:language="es" fo:country="ES" officeooo:rsid="00561d10" officeooo:paragraph-rsid="00561d10" fo:background-color="transparent" style:font-size-asian="10pt" style:font-name-complex="Arial" style:font-size-complex="10pt"/>
    </style:style>
    <style:style style:name="P172" style:family="paragraph" style:parent-style-name="Standard">
      <style:paragraph-properties fo:margin-top="0.199cm" fo:margin-bottom="0.199cm" style:contextual-spacing="false" fo:text-align="justify" style:justify-single-word="false"/>
      <style:text-properties style:font-name="NewsGotT3" officeooo:paragraph-rsid="0033d60b"/>
    </style:style>
    <style:style style:name="P173" style:family="paragraph" style:parent-style-name="Standard">
      <style:paragraph-properties fo:margin-top="0.199cm" fo:margin-bottom="0.199cm" style:contextual-spacing="false" fo:text-align="justify" style:justify-single-word="false"/>
      <style:text-properties style:font-name="NewsGotT3" officeooo:paragraph-rsid="002f1fcb"/>
    </style:style>
    <style:style style:name="P174" style:family="paragraph" style:parent-style-name="Standard" style:list-style-name="L65">
      <style:paragraph-properties fo:margin-top="0.199cm" fo:margin-bottom="0.199cm" style:contextual-spacing="false" fo:text-align="justify" style:justify-single-word="false"/>
      <style:text-properties officeooo:paragraph-rsid="00561d10"/>
    </style:style>
    <style:style style:name="P175" style:family="paragraph" style:parent-style-name="Standard" style:list-style-name="L66">
      <style:paragraph-properties fo:margin-top="0.199cm" fo:margin-bottom="0.199cm" style:contextual-spacing="false" fo:text-align="justify" style:justify-single-word="false"/>
      <style:text-properties officeooo:paragraph-rsid="00561d10"/>
    </style:style>
    <style:style style:name="P176" style:family="paragraph" style:parent-style-name="Standard">
      <style:paragraph-properties fo:margin-top="0.199cm" fo:margin-bottom="0.199cm" style:contextual-spacing="false" fo:text-align="justify" style:justify-single-word="false"/>
      <style:text-properties officeooo:paragraph-rsid="00561d10"/>
    </style:style>
    <style:style style:name="P177" style:family="paragraph" style:parent-style-name="Standard">
      <style:paragraph-properties fo:margin-top="0.199cm" fo:margin-bottom="0.199cm" style:contextual-spacing="false" fo:text-align="justify" style:justify-single-word="false"/>
      <style:text-properties officeooo:paragraph-rsid="005cf568"/>
    </style:style>
    <style:style style:name="P178" style:family="paragraph" style:parent-style-name="Standard">
      <style:paragraph-properties fo:margin-top="0.199cm" fo:margin-bottom="0.199cm" style:contextual-spacing="false" fo:text-align="justify" style:justify-single-word="false"/>
      <style:text-properties style:use-window-font-color="true" style:font-name="NewsGotT3" officeooo:paragraph-rsid="002f1fcb"/>
    </style:style>
    <style:style style:name="P179" style:family="paragraph" style:parent-style-name="Standard" style:list-style-name="L70">
      <style:paragraph-properties fo:margin-left="0cm" fo:margin-right="0cm" fo:margin-top="0.199cm" fo:margin-bottom="0.199cm" style:contextual-spacing="false" fo:text-align="justify" style:justify-single-word="false" fo:text-indent="-0.635cm" style:auto-text-indent="false"/>
      <style:text-properties style:font-name="NewsGotT3" fo:font-size="10pt" fo:language="es" fo:country="ES" fo:font-weight="bold" officeooo:paragraph-rsid="004f2c0f" style:font-size-asian="10pt" style:font-weight-asian="bold" style:font-name-complex="Arial" style:font-size-complex="10pt" style:font-weight-complex="bold"/>
    </style:style>
    <style:style style:name="P180" style:family="paragraph" style:parent-style-name="Heading_20_1" style:master-page-name="Página_20_Vertical_20_Informe">
      <style:paragraph-properties fo:margin-top="0.199cm" fo:margin-bottom="0.199cm" style:contextual-spacing="false" style:page-number="auto" fo:break-before="page"/>
    </style:style>
    <style:style style:name="P181" style:family="paragraph" style:parent-style-name="Heading_20_1">
      <style:paragraph-properties fo:margin-top="0.199cm" fo:margin-bottom="0.199cm" style:contextual-spacing="false"/>
    </style:style>
    <style:style style:name="P182" style:family="paragraph" style:parent-style-name="Heading_20_1">
      <style:paragraph-properties fo:margin-top="0.199cm" fo:margin-bottom="0.199cm" style:contextual-spacing="false"/>
      <style:text-properties style:use-window-font-color="true" style:font-name="NewsGotT1" fo:font-size="12pt" fo:language="zxx" fo:country="none" fo:font-weight="bold" officeooo:rsid="002f1fcb" officeooo:paragraph-rsid="002f1fcb" style:letter-kerning="true" style:font-name-asian="Times New Roman" style:font-size-asian="12pt" style:font-weight-asian="bold" style:font-name-complex="Times New Roman" style:font-size-complex="10pt" style:language-complex="ar" style:country-complex="SA"/>
    </style:style>
    <style:style style:name="P183" style:family="paragraph" style:parent-style-name="Heading_20_1">
      <style:paragraph-properties fo:margin-top="0.199cm" fo:margin-bottom="0.199cm" style:contextual-spacing="false"/>
      <style:text-properties officeooo:rsid="002dab58" officeooo:paragraph-rsid="002dab58"/>
    </style:style>
    <style:style style:name="P184" style:family="paragraph" style:parent-style-name="Text_20_body">
      <style:paragraph-properties fo:margin-top="0.199cm" fo:margin-bottom="0.199cm" style:contextual-spacing="false"/>
      <style:text-properties officeooo:paragraph-rsid="005cf568"/>
    </style:style>
    <style:style style:name="P185" style:family="paragraph" style:parent-style-name="Text_20_body">
      <style:text-properties style:use-window-font-color="true" style:font-name="NewsGotT3" fo:font-size="10pt" fo:language="es" fo:country="ES" officeooo:rsid="00561d10" officeooo:paragraph-rsid="0068112e" fo:background-color="transparent" style:font-name-asian="Times New Roman" style:font-size-asian="10pt" style:font-name-complex="Arial" style:font-size-complex="10pt" style:language-complex="ar" style:country-complex="SA"/>
    </style:style>
    <style:style style:name="P186" style:family="paragraph" style:parent-style-name="Text_20_body">
      <style:text-properties style:use-window-font-color="true" style:font-name="NewsGotT3" fo:font-size="10pt" fo:language="es" fo:country="ES" officeooo:rsid="0068112e" officeooo:paragraph-rsid="0068112e" fo:background-color="transparent" style:font-name-asian="Times New Roman" style:font-size-asian="10pt" style:font-name-complex="Arial" style:font-size-complex="10pt" style:language-complex="ar" style:country-complex="SA"/>
    </style:style>
    <style:style style:name="P187" style:family="paragraph" style:parent-style-name="Heading_20_2">
      <style:text-properties officeooo:rsid="004871f1" officeooo:paragraph-rsid="004871f1"/>
    </style:style>
    <style:style style:name="P188" style:family="paragraph" style:parent-style-name="Heading_20_2">
      <style:text-properties officeooo:rsid="0046b687"/>
    </style:style>
    <style:style style:name="P189" style:family="paragraph" style:parent-style-name="Heading_20_2">
      <style:text-properties officeooo:paragraph-rsid="00561d10"/>
    </style:style>
    <style:style style:name="P190" style:family="paragraph" style:parent-style-name="Heading_20_2">
      <style:text-properties officeooo:rsid="00561d10" officeooo:paragraph-rsid="00561d10"/>
    </style:style>
    <style:style style:name="P191" style:family="paragraph" style:parent-style-name="Heading_20_2">
      <style:text-properties officeooo:rsid="00663249" officeooo:paragraph-rsid="00663249"/>
    </style:style>
    <style:style style:name="P192" style:family="paragraph" style:parent-style-name="Heading_20_2">
      <style:paragraph-properties fo:margin-top="0.199cm" fo:margin-bottom="0.199cm" style:contextual-spacing="false"/>
    </style:style>
    <style:style style:name="P193" style:family="paragraph" style:parent-style-name="Heading_20_2">
      <style:paragraph-properties fo:margin-top="0.199cm" fo:margin-bottom="0.199cm" style:contextual-spacing="false"/>
      <style:text-properties style:font-name="NewsGotT3" fo:font-size="10pt" fo:language="es" fo:country="ES" officeooo:paragraph-rsid="005cf568" style:font-size-asian="10pt" style:font-name-complex="Arial" style:font-size-complex="10pt"/>
    </style:style>
    <style:style style:name="P194" style:family="paragraph" style:parent-style-name="Heading_20_2">
      <style:paragraph-properties fo:margin-top="0.199cm" fo:margin-bottom="0.199cm" style:contextual-spacing="false" fo:text-align="justify" style:justify-single-word="false"/>
      <style:text-properties style:font-name="NewsGotT3" fo:font-size="10pt" fo:language="es" fo:country="ES" officeooo:rsid="003db52f" officeooo:paragraph-rsid="0055aedb" style:font-size-asian="10pt" style:font-name-complex="Arial" style:font-size-complex="10pt"/>
    </style:style>
    <style:style style:name="P195" style:family="paragraph" style:parent-style-name="Heading_20_2">
      <style:paragraph-properties fo:margin-top="0.199cm" fo:margin-bottom="0.199cm" style:contextual-spacing="false"/>
      <style:text-properties officeooo:paragraph-rsid="005cf568"/>
    </style:style>
    <style:style style:name="P196" style:family="paragraph" style:parent-style-name="Heading_20_2">
      <style:paragraph-properties fo:margin-top="0.199cm" fo:margin-bottom="0.199cm" style:contextual-spacing="false"/>
      <style:text-properties officeooo:paragraph-rsid="00561d10"/>
    </style:style>
    <style:style style:name="P197" style:family="paragraph" style:parent-style-name="Heading_20_2">
      <style:paragraph-properties fo:margin-top="0.199cm" fo:margin-bottom="0.199cm" style:contextual-spacing="false"/>
      <style:text-properties officeooo:paragraph-rsid="002f1fcb"/>
    </style:style>
    <style:style style:name="P198" style:family="paragraph" style:parent-style-name="Footer">
      <style:paragraph-properties style:snap-to-layout-grid="false"/>
      <style:text-properties fo:font-size="8pt" style:font-size-asian="8pt"/>
    </style:style>
    <style:style style:name="P199" style:family="paragraph" style:parent-style-name="Contents_20_9" style:master-page-name="Standard">
      <style:paragraph-properties style:page-number="auto"/>
      <style:text-properties fo:language="zxx" fo:country="none"/>
    </style:style>
    <style:style style:name="P200" style:family="paragraph" style:parent-style-name="Index_20_Heading" style:master-page-name="Página_20_Índice">
      <style:paragraph-properties fo:text-align="center" style:justify-single-word="false" style:page-number="auto"/>
      <style:text-properties style:font-name="NewsGotT2"/>
    </style:style>
    <style:style style:name="P201" style:family="paragraph" style:parent-style-name="List_20_Paragraph" style:list-style-name="WW8Num1">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202" style:family="paragraph" style:parent-style-name="List_20_Paragraph" style:list-style-name="WW8Num5">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203" style:family="paragraph" style:parent-style-name="List_20_Paragraph" style:list-style-name="WW8Num4">
      <style:paragraph-properties fo:margin-top="0.199cm" fo:margin-bottom="0.199cm" style:contextual-spacing="false" fo:text-align="justify" style:justify-single-word="false"/>
      <style:text-properties style:font-name="NewsGotT3" fo:font-size="10pt" fo:language="es" fo:country="ES" officeooo:paragraph-rsid="002dab58" style:font-size-asian="10pt" style:font-name-complex="Arial" style:font-size-complex="10pt"/>
    </style:style>
    <style:style style:name="P204" style:family="paragraph" style:parent-style-name="List_20_Paragraph" style:list-style-name="L67">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205" style:family="paragraph" style:parent-style-name="List_20_Paragraph" style:list-style-name="L68">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206" style:family="paragraph" style:parent-style-name="List_20_Paragraph" style:list-style-name="L69">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207" style:family="paragraph" style:parent-style-name="List_20_Paragraph" style:list-style-name="L70">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208" style:family="paragraph" style:parent-style-name="List_20_Paragraph" style:list-style-name="WW8Num3">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Arial" style:font-size-complex="10pt"/>
    </style:style>
    <style:style style:name="P209" style:family="paragraph" style:parent-style-name="List_20_Paragraph" style:list-style-name="WW8Num1">
      <style:paragraph-properties fo:margin-top="0.199cm" fo:margin-bottom="0.199cm" style:contextual-spacing="false" fo:text-align="justify" style:justify-single-word="false"/>
      <style:text-properties style:font-name="NewsGotT3" fo:font-size="10pt" fo:language="es" fo:country="ES" officeooo:rsid="002dcf26" officeooo:paragraph-rsid="002dcf26" style:font-size-asian="10pt" style:font-name-complex="Arial" style:font-size-complex="10pt"/>
    </style:style>
    <style:style style:name="P210" style:family="paragraph" style:parent-style-name="List_20_Paragraph">
      <style:paragraph-properties fo:margin-top="0.199cm" fo:margin-bottom="0.199cm" style:contextual-spacing="false" fo:text-align="justify" style:justify-single-word="false"/>
      <style:text-properties style:font-name="NewsGotT3" fo:font-size="10pt" fo:language="es" fo:country="ES" officeooo:rsid="002dcf26" officeooo:paragraph-rsid="002dcf26" style:font-size-asian="10pt" style:font-name-complex="Arial" style:font-size-complex="10pt"/>
    </style:style>
    <style:style style:name="P211" style:family="paragraph" style:parent-style-name="List_20_Paragraph" style:list-style-name="WW8Num3">
      <style:paragraph-properties fo:margin-top="0.199cm" fo:margin-bottom="0.199cm" style:contextual-spacing="false" fo:text-align="justify" style:justify-single-word="false"/>
      <style:text-properties style:font-name="NewsGotT3" fo:font-size="10pt" fo:language="es" fo:country="ES" officeooo:paragraph-rsid="002f1fcb" style:font-size-asian="10pt" style:font-name-complex="NewsGotT-Regu" style:font-size-complex="10pt"/>
    </style:style>
    <style:style style:name="P212" style:family="paragraph" style:parent-style-name="List_20_Paragraph" style:list-style-name="L70">
      <style:paragraph-properties fo:margin-top="0.199cm" fo:margin-bottom="0.199cm" style:contextual-spacing="false" fo:text-align="justify" style:justify-single-word="false"/>
      <style:text-properties officeooo:paragraph-rsid="004f2c0f"/>
    </style:style>
    <style:style style:name="P213" style:family="paragraph" style:parent-style-name="List_20_Paragraph">
      <style:paragraph-properties fo:margin-top="0.199cm" fo:margin-bottom="0.199cm" style:contextual-spacing="false" fo:text-align="justify" style:justify-single-word="false"/>
      <style:text-properties officeooo:paragraph-rsid="004f2c0f"/>
    </style:style>
    <style:style style:name="P214" style:family="paragraph" style:parent-style-name="List_20_Paragraph" style:list-style-name="WW8Num3">
      <style:paragraph-properties fo:margin-top="0.199cm" fo:margin-bottom="0.199cm" style:contextual-spacing="false" fo:text-align="justify" style:justify-single-word="false"/>
      <style:text-properties officeooo:paragraph-rsid="002f1fcb"/>
    </style:style>
    <style:style style:name="P215" style:family="paragraph" style:parent-style-name="List_20_Paragraph" style:list-style-name="WW8Num3">
      <style:paragraph-properties fo:margin-left="0cm" fo:margin-right="0cm" fo:margin-top="0.199cm" fo:margin-bottom="0.199cm" style:contextual-spacing="false" fo:text-align="justify" style:justify-single-word="false" fo:text-indent="0cm" style:auto-text-indent="false"/>
      <style:text-properties officeooo:paragraph-rsid="002f1fcb"/>
    </style:style>
    <style:style style:name="P216" style:family="paragraph" style:parent-style-name="List_20_Paragraph">
      <style:paragraph-properties fo:margin-left="0cm" fo:margin-right="0cm" fo:margin-top="0.199cm" fo:margin-bottom="0.199cm" style:contextual-spacing="false" fo:text-align="justify" style:justify-single-word="false" fo:text-indent="0cm" style:auto-text-indent="false"/>
      <style:text-properties officeooo:paragraph-rsid="002f1fcb"/>
    </style:style>
    <style:style style:name="P217" style:family="paragraph" style:parent-style-name="List_20_Paragraph" style:list-style-name="WW8Num3">
      <style:paragraph-properties fo:margin-left="0cm" fo:margin-right="0cm" fo:margin-top="0.199cm" fo:margin-bottom="0.199cm" style:contextual-spacing="false" fo:text-align="justify" style:justify-single-word="false" fo:text-indent="0cm" style:auto-text-indent="false"/>
      <style:text-properties style:font-name="NewsGotT3" fo:font-size="10pt" fo:language="es" fo:country="ES" officeooo:paragraph-rsid="002f1fcb" style:font-size-asian="10pt" style:font-name-complex="NewsGotT-Regu" style:font-size-complex="10pt"/>
    </style:style>
    <style:style style:name="P2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9" style:family="paragraph">
      <style:paragraph-properties fo:text-align="center"/>
      <style:text-properties fo:color="#c0c0c0" fo:font-weight="bold" style:font-size-asian="10.5pt" style:font-weight-asian="bold" style:font-weight-complex="bold"/>
    </style:style>
    <style:style style:name="P220" style:family="paragraph">
      <style:text-properties fo:color="#c0c0c0" fo:font-weight="bold" style:font-weight-asian="bold" style:font-weight-complex="bold"/>
    </style:style>
    <style:style style:name="P221" style:family="paragraph">
      <style:paragraph-properties fo:text-align="justify"/>
    </style:style>
    <style:style style:name="P222" style:family="paragraph">
      <style:paragraph-properties fo:text-align="justify"/>
      <style:text-properties fo:color="#c0c0c0" fo:font-weight="bold" style:font-size-asian="10.5pt" style:font-weight-asian="bold" style:font-weight-complex="bold"/>
    </style:style>
    <style:style style:name="P223" style:family="paragraph">
      <style:text-properties fo:color="#c0c0c0" style:font-name="NewsGotT3" fo:font-weight="bold" style:font-weight-asian="bold" style:font-weight-complex="bold"/>
    </style:style>
    <style:style style:name="P224" style:family="paragraph">
      <style:paragraph-properties fo:text-align="start"/>
    </style:style>
    <style:style style:name="P225" style:family="paragraph">
      <style:paragraph-properties fo:text-align="start"/>
      <style:text-properties fo:color="#c0c0c0" style:font-name="NewsGotT3" fo:font-weight="bold" style:font-weight-asian="bold" style:font-weight-complex="bold"/>
    </style:style>
    <style:style style:name="T1" style:family="text">
      <style:text-properties officeooo:rsid="00459da5"/>
    </style:style>
    <style:style style:name="T2" style:family="text">
      <style:text-properties officeooo:rsid="003b53a0" fo:background-color="transparent" loext:char-shading-value="0"/>
    </style:style>
    <style:style style:name="T3" style:family="text">
      <style:text-properties fo:font-weight="bold" style:font-weight-asian="bold" style:font-weight-complex="bold"/>
    </style:style>
    <style:style style:name="T4" style:family="text">
      <style:text-properties fo:color="#000000" fo:font-size="10pt" fo:language="es" fo:country="ES" officeooo:rsid="003b53a0" style:font-name-asian="Times New Roman" style:font-size-asian="10pt" style:font-name-complex="Arial" style:font-size-complex="10pt" style:language-complex="ar" style:country-complex="SA"/>
    </style:style>
    <style:style style:name="T5" style:family="text">
      <style:text-properties fo:color="#000000" fo:font-size="10pt" fo:language="es" fo:country="ES" officeooo:rsid="0046681b" style:font-name-asian="Times New Roman" style:font-size-asian="10pt" style:font-name-complex="Arial" style:font-size-complex="10pt" style:language-complex="ar" style:country-complex="SA"/>
    </style:style>
    <style:style style:name="T6" style:family="text">
      <style:text-properties officeooo:rsid="00561d10"/>
    </style:style>
    <style:style style:name="T7" style:family="text">
      <style:text-properties fo:font-style="normal" fo:font-weight="normal" officeooo:rsid="00561d10" fo:background-color="transparent" loext:char-shading-value="0" style:font-style-asian="normal" style:font-weight-asian="normal" style:font-style-complex="normal" style:font-weight-complex="normal"/>
    </style:style>
    <style:style style:name="T8" style:family="text">
      <style:text-properties fo:font-style="normal" fo:font-weight="normal" officeooo:rsid="003581d7" fo:background-color="#ffff00" loext:char-shading-value="0" style:font-style-asian="normal" style:font-weight-asian="normal" style:font-style-complex="normal" style:font-weight-complex="normal"/>
    </style:style>
    <style:style style:name="T9" style:family="text">
      <style:text-properties officeooo:rsid="004d7d1e" fo:background-color="#ffff00" loext:char-shading-value="0"/>
    </style:style>
    <style:style style:name="T10" style:family="text">
      <style:text-properties style:use-window-font-color="true" officeooo:rsid="004d7d1e" fo:background-color="#ffff00" loext:char-shading-value="0" style:font-name-asian="Times New Roman" style:language-complex="ar" style:country-complex="SA"/>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fo:font-style="normal" fo:font-weight="bold" officeooo:rsid="0055aedb" style:font-style-asian="normal" style:font-weight-asian="bold" style:font-style-complex="normal" style:font-weight-complex="bold"/>
    </style:style>
    <style:style style:name="T14" style:family="text">
      <style:text-properties fo:font-style="normal" officeooo:rsid="0055aedb" style:font-style-asian="normal" style:font-style-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officeooo:rsid="004f2c0f" style:font-weight-asian="bold" style:font-weight-complex="bold"/>
    </style:style>
    <style:style style:name="T17" style:family="text">
      <style:text-properties fo:font-weight="bold" officeooo:rsid="0055aedb" style:font-weight-asian="bold" style:font-weight-complex="bold"/>
    </style:style>
    <style:style style:name="T18" style:family="text">
      <style:text-properties fo:font-weight="normal" officeooo:rsid="004f2c0f" style:font-weight-asian="normal" style:font-weight-complex="normal"/>
    </style:style>
    <style:style style:name="T19" style:family="text">
      <style:text-properties fo:font-weight="normal" officeooo:rsid="0055aedb" style:font-weight-asian="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bold" officeooo:rsid="002f1fcb" style:font-weight-asian="bold" style:font-weight-complex="bold"/>
    </style:style>
    <style:style style:name="T23" style:family="text">
      <style:text-properties fo:color="#c0c0c0" style:font-name="NewsGotT3" fo:font-size="10pt" fo:font-weight="bold" style:font-name-asian="Arial" style:font-weight-asian="bold" style:font-weight-complex="bold"/>
    </style:style>
    <style:style style:name="T24" style:family="text">
      <style:text-properties style:use-window-font-color="true" style:font-name="NewsGotT1" fo:font-size="12pt" fo:language="zxx" fo:country="none" fo:font-weight="bold" style:font-name-asian="Times New Roman" style:font-size-asian="12pt" style:font-weight-asian="bold" style:font-name-complex="Times New Roman" style:font-size-complex="10pt" style:language-complex="ar" style:country-complex="SA"/>
    </style:style>
    <style:style style:name="T25" style:family="text">
      <style:text-properties officeooo:rsid="004f2c0f"/>
    </style:style>
    <style:style style:name="T26" style:family="text">
      <style:text-properties style:font-name="NewsGotT3" fo:font-size="10pt" fo:language="es" fo:country="ES" officeooo:rsid="00561d10" fo:background-color="transparent" loext:char-shading-value="0" style:font-size-asian="10pt" style:font-name-complex="Arial" style:font-size-complex="10pt"/>
    </style:style>
    <style:style style:name="T27" style:family="text">
      <style:text-properties style:use-window-font-color="true" style:font-name-asian="Times New Roman" style:language-complex="ar" style:country-complex="SA"/>
    </style:style>
    <style:style style:name="T28" style:family="text">
      <style:text-properties fo:font-size="10pt" fo:language="es" fo:country="ES" fo:font-weight="bold" style:font-size-asian="10pt" style:font-weight-asian="bold" style:font-name-complex="Arial" style:font-size-complex="10pt" style:font-weight-complex="bold"/>
    </style:style>
    <style:style style:name="T29" style:family="text">
      <style:text-properties fo:font-size="10pt" fo:language="es" fo:country="ES" fo:font-weight="bold" officeooo:rsid="00687584" style:font-size-asian="10pt" style:font-weight-asian="bold" style:font-name-complex="Arial" style:font-size-complex="10pt" style:font-weight-complex="bold"/>
    </style:style>
    <style:style style:name="T30" style:family="text">
      <style:text-properties style:use-window-font-color="true" style:font-name="NewsGotT3" fo:font-size="10pt" fo:language="es" fo:country="ES" fo:font-weight="bold" officeooo:rsid="004f2c0f" style:font-name-asian="Times New Roman" style:font-size-asian="10pt" style:font-weight-asian="bold" style:font-name-complex="Arial" style:font-size-complex="10pt" style:language-complex="ar" style:country-complex="SA" style:font-weight-complex="bold"/>
    </style:style>
    <style:style style:name="T31" style:family="text">
      <style:text-properties style:use-window-font-color="true" style:font-name="NewsGotT3" fo:font-size="10pt" fo:language="es" fo:country="ES" officeooo:rsid="004f2c0f" style:font-name-asian="Times New Roman" style:font-size-asian="10pt" style:font-name-complex="Arial" style:font-size-complex="10pt" style:language-complex="ar" style:country-complex="SA"/>
    </style:style>
    <style:style style:name="T32" style:family="text">
      <style:text-properties style:use-window-font-color="true" officeooo:rsid="004f2c0f" style:font-name-asian="Times New Roman" style:language-complex="ar" style:country-complex="SA"/>
    </style:style>
    <style:style style:name="T33" style:family="text">
      <style:text-properties style:use-window-font-color="true" officeooo:rsid="0068c6e8" style:font-name-asian="Times New Roman" style:language-complex="ar" style:country-complex="SA"/>
    </style:style>
    <style:style style:name="T34" style:family="text">
      <style:text-properties style:font-name="NewsGotT3" fo:font-size="10pt" fo:language="es" fo:country="ES" style:font-size-asian="10pt" style:font-name-complex="NewsGotT-Regu" style:font-size-complex="10pt"/>
    </style:style>
    <style:style style:name="T35" style:family="text">
      <style:text-properties fo:font-size="10pt" fo:language="es" fo:country="ES" style:font-size-asian="10pt" style:font-name-complex="Arial" style:font-size-complex="10pt"/>
    </style:style>
    <style:style style:name="T36" style:family="text">
      <style:text-properties fo:font-size="9.5pt" fo:language="es" fo:country="ES" style:font-size-asian="9.5pt" style:font-name-complex="Verdana" style:font-size-complex="9.5pt"/>
    </style:style>
    <style:style style:name="T37" style:family="text">
      <style:text-properties fo:font-size="8pt" style:font-size-asian="8pt"/>
    </style:style>
    <style:style style:name="T38" style:family="text">
      <style:text-properties officeooo:rsid="005e982d"/>
    </style:style>
    <style:style style:name="T39" style:family="text">
      <style:text-properties officeooo:rsid="00459da5"/>
    </style:style>
    <style:style style:name="T40" style:family="text">
      <style:text-properties officeooo:rsid="003b53a0" fo:background-color="transparent" loext:char-shading-value="0"/>
    </style:style>
    <style:style style:name="T41" style:family="text">
      <style:text-properties officeooo:rsid="00561d10" fo:background-color="transparent" loext:char-shading-value="0"/>
    </style:style>
    <style:style style:name="T42" style:family="text">
      <style:text-properties fo:font-weight="bold" style:font-weight-asian="bold" style:font-weight-complex="bold"/>
    </style:style>
    <style:style style:name="T43" style:family="text">
      <style:text-properties fo:font-weight="bold" officeooo:rsid="004f2c0f" style:font-weight-asian="bold" style:font-weight-complex="bold"/>
    </style:style>
    <style:style style:name="T44" style:family="text">
      <style:text-properties fo:font-weight="bold" officeooo:rsid="0055aedb" style:font-weight-asian="bold" style:font-weight-complex="bold"/>
    </style:style>
    <style:style style:name="T45" style:family="text">
      <style:text-properties fo:font-weight="bold" officeooo:rsid="002f1fcb" style:font-weight-asian="bold" style:font-weight-complex="bold"/>
    </style:style>
    <style:style style:name="T46" style:family="text">
      <style:text-properties fo:font-weight="bold" officeooo:rsid="003581d7" style:font-weight-asian="bold" style:font-weight-complex="bold"/>
    </style:style>
    <style:style style:name="T47" style:family="text">
      <style:text-properties fo:font-weight="bold" officeooo:rsid="004a938d" style:font-weight-asian="bold" style:font-weight-complex="bold"/>
    </style:style>
    <style:style style:name="T48" style:family="text">
      <style:text-properties fo:font-weight="bold" officeooo:rsid="004d7d1e" style:font-weight-asian="bold" style:font-weight-complex="bold"/>
    </style:style>
    <style:style style:name="T49" style:family="text">
      <style:text-properties fo:font-weight="bold" officeooo:rsid="003db52f" style:font-weight-asian="bold" style:font-weight-complex="bold"/>
    </style:style>
    <style:style style:name="T50" style:family="text">
      <style:text-properties fo:font-weight="bold" officeooo:rsid="0068112e" style:font-weight-asian="bold" style:font-weight-complex="bold"/>
    </style:style>
    <style:style style:name="T51" style:family="text">
      <style:text-properties fo:font-weight="bold" officeooo:rsid="00687584" style:font-weight-asian="bold" style:font-weight-complex="bold"/>
    </style:style>
    <style:style style:name="T52" style:family="text">
      <style:text-properties fo:font-style="normal" fo:font-weight="normal" officeooo:rsid="003581d7" fo:background-color="#ffff00" loext:char-shading-value="0" style:font-style-asian="normal" style:font-weight-asian="normal" style:font-style-complex="normal" style:font-weight-complex="normal"/>
    </style:style>
    <style:style style:name="T53" style:family="text">
      <style:text-properties fo:font-style="normal" fo:font-weight="normal" officeooo:rsid="00561d10" fo:background-color="transparent" loext:char-shading-value="0" style:font-style-asian="normal" style:font-weight-asian="normal" style:font-style-complex="normal" style:font-weight-complex="normal"/>
    </style:style>
    <style:style style:name="T54" style:family="text">
      <style:text-properties fo:font-style="normal" fo:font-weight="normal" officeooo:rsid="003581d7" fo:background-color="transparent" loext:char-shading-value="0" style:font-style-asian="normal" style:font-weight-asian="normal" style:font-style-complex="normal"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55aedb" style:font-style-asian="normal" style:font-weight-asian="bold"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officeooo:rsid="0055aedb" style:font-style-asian="normal" style:font-style-complex="normal"/>
    </style:style>
    <style:style style:name="T60" style:family="text">
      <style:text-properties fo:font-style="normal" officeooo:rsid="0068112e" style:font-style-asian="italic"/>
    </style:style>
    <style:style style:name="T61" style:family="text">
      <style:text-properties officeooo:rsid="004d7d1e" fo:background-color="#ffff00" loext:char-shading-value="0"/>
    </style:style>
    <style:style style:name="T62" style:family="text">
      <style:text-properties style:use-window-font-color="true" officeooo:rsid="004d7d1e" fo:background-color="#ffff00" loext:char-shading-value="0" style:font-name-asian="Times New Roman" style:language-complex="ar" style:country-complex="SA"/>
    </style:style>
    <style:style style:name="T63" style:family="text">
      <style:text-properties style:use-window-font-color="true" style:font-name="NewsGotT1" fo:font-size="12pt" fo:language="zxx" fo:country="none" fo:font-weight="bold" style:font-name-asian="Times New Roman" style:font-size-asian="12pt" style:font-weight-asian="bold" style:font-name-complex="Times New Roman" style:font-size-complex="10pt" style:language-complex="ar" style:country-complex="SA"/>
    </style:style>
    <style:style style:name="T64" style:family="text">
      <style:text-properties style:use-window-font-color="true" style:font-name="NewsGotT3" fo:font-size="10pt" fo:language="es" fo:country="ES" fo:font-weight="bold" officeooo:rsid="004f2c0f" style:font-name-asian="Times New Roman" style:font-size-asian="10pt" style:font-weight-asian="bold" style:font-name-complex="Arial" style:font-size-complex="10pt" style:language-complex="ar" style:country-complex="SA" style:font-weight-complex="bold"/>
    </style:style>
    <style:style style:name="T65" style:family="text">
      <style:text-properties style:use-window-font-color="true" style:font-name="NewsGotT3" fo:font-size="10pt" fo:language="es" fo:country="ES" officeooo:rsid="003db52f" style:font-name-asian="Times New Roman" style:font-size-asian="10pt" style:font-name-complex="Arial" style:font-size-complex="10pt" style:language-complex="ar" style:country-complex="SA"/>
    </style:style>
    <style:style style:name="T66" style:family="text">
      <style:text-properties style:use-window-font-color="true" style:font-name="NewsGotT3" fo:font-size="10pt" fo:language="es" fo:country="ES" officeooo:rsid="004f2c0f" style:font-name-asian="Times New Roman" style:font-size-asian="10pt" style:font-name-complex="Arial" style:font-size-complex="10pt" style:language-complex="ar" style:country-complex="SA"/>
    </style:style>
    <style:style style:name="T67" style:family="text">
      <style:text-properties style:use-window-font-color="true" style:font-name-asian="Times New Roman" style:language-complex="ar" style:country-complex="SA"/>
    </style:style>
    <style:style style:name="T68" style:family="text">
      <style:text-properties style:use-window-font-color="true" officeooo:rsid="004f2c0f" style:font-name-asian="Times New Roman" style:language-complex="ar" style:country-complex="SA"/>
    </style:style>
    <style:style style:name="T69" style:family="text">
      <style:text-properties style:use-window-font-color="true" officeooo:rsid="003581d7" style:font-name-asian="Times New Roman" style:language-complex="ar" style:country-complex="SA"/>
    </style:style>
    <style:style style:name="T70" style:family="text">
      <style:text-properties style:use-window-font-color="true" officeooo:rsid="005e982d" style:font-name-asian="Times New Roman" style:language-complex="ar" style:country-complex="SA"/>
    </style:style>
    <style:style style:name="T71" style:family="text">
      <style:text-properties style:use-window-font-color="true" officeooo:rsid="0068c6e8" style:font-name-asian="Times New Roman" style:language-complex="ar" style:country-complex="SA"/>
    </style:style>
    <style:style style:name="T72" style:family="text">
      <style:text-properties style:use-window-font-color="true" fo:font-weight="bold" style:font-name-asian="Times New Roman" style:font-weight-asian="bold" style:language-complex="ar" style:country-complex="SA" style:font-weight-complex="bold"/>
    </style:style>
    <style:style style:name="T73" style:family="text">
      <style:text-properties style:use-window-font-color="true" fo:font-weight="bold" officeooo:rsid="004f2c0f" style:font-name-asian="Times New Roman" style:font-weight-asian="bold" style:language-complex="ar" style:country-complex="SA" style:font-weight-complex="bold"/>
    </style:style>
    <style:style style:name="T74" style:family="text">
      <style:text-properties style:use-window-font-color="true" fo:font-size="10pt" fo:language="es" fo:country="ES" fo:font-weight="bold" style:font-name-asian="Times New Roman" style:font-size-asian="10pt" style:font-weight-asian="bold" style:font-name-complex="Arial" style:font-size-complex="10pt" style:language-complex="ar" style:country-complex="SA" style:font-weight-complex="bold"/>
    </style:style>
    <style:style style:name="T75" style:family="text">
      <style:text-properties style:font-name="NewsGotT3" fo:font-size="10pt" fo:language="es" fo:country="ES" style:font-size-asian="10pt" style:font-name-complex="Arial" style:font-size-complex="10pt"/>
    </style:style>
    <style:style style:name="T76" style:family="text">
      <style:text-properties style:font-name="NewsGotT3" fo:font-size="10pt" fo:language="es" fo:country="ES" officeooo:rsid="003db52f" style:font-size-asian="10pt" style:font-name-complex="Arial" style:font-size-complex="10pt"/>
    </style:style>
    <style:style style:name="T77" style:family="text">
      <style:text-properties style:font-name="NewsGotT3" fo:font-size="10pt" fo:language="es" fo:country="ES" officeooo:rsid="004f2c0f" style:font-size-asian="10pt" style:font-name-complex="Arial" style:font-size-complex="10pt"/>
    </style:style>
    <style:style style:name="T78" style:family="text">
      <style:text-properties style:font-name="NewsGotT3" fo:font-size="10pt" fo:language="es" fo:country="ES" style:font-size-asian="10pt" style:font-name-complex="NewsGotT-Regu" style:font-size-complex="10pt"/>
    </style:style>
    <style:style style:name="T79" style:family="text">
      <style:text-properties style:font-name="NewsGotT3" fo:font-size="10pt" fo:language="es" fo:country="ES" fo:font-weight="bold" style:font-size-asian="10pt" style:font-weight-asian="bold" style:font-name-complex="Arial" style:font-size-complex="10pt" style:font-weight-complex="bold"/>
    </style:style>
    <style:style style:name="T80" style:family="text">
      <style:text-properties style:font-name="NewsGotT3" fo:font-size="10pt" fo:language="es" fo:country="ES" fo:font-weight="bold" officeooo:rsid="003db52f" style:font-size-asian="10pt" style:font-weight-asian="bold" style:font-name-complex="Arial" style:font-size-complex="10pt" style:font-weight-complex="bold"/>
    </style:style>
    <style:style style:name="T81" style:family="text">
      <style:text-properties style:font-name="NewsGotT3" fo:font-size="10pt" fo:language="es" fo:country="ES" fo:font-weight="bold" officeooo:rsid="0055aedb" style:font-size-asian="10pt" style:font-weight-asian="bold" style:font-name-complex="Arial" style:font-size-complex="10pt" style:font-weight-complex="bold"/>
    </style:style>
    <style:style style:name="T82" style:family="text">
      <style:text-properties style:font-name="NewsGotT3" fo:font-size="10pt" fo:language="es" fo:country="ES" fo:font-weight="bold" officeooo:rsid="00561d10" fo:background-color="transparent" loext:char-shading-value="0" style:font-size-asian="10pt" style:font-weight-asian="bold" style:font-name-complex="Arial" style:font-size-complex="10pt" style:font-weight-complex="bold"/>
    </style:style>
    <style:style style:name="T83" style:family="text">
      <style:text-properties style:font-name="NewsGotT3" fo:font-size="10pt" fo:language="es" fo:country="ES" officeooo:rsid="00561d10" fo:background-color="transparent" loext:char-shading-value="0" style:font-size-asian="10pt" style:font-name-complex="Arial" style:font-size-complex="10pt"/>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weight="normal" officeooo:rsid="004f2c0f" style:font-weight-asian="normal" style:font-weight-complex="normal"/>
    </style:style>
    <style:style style:name="T87" style:family="text">
      <style:text-properties fo:font-weight="normal" officeooo:rsid="0055aedb" style:font-weight-asian="normal" style:font-weight-complex="normal"/>
    </style:style>
    <style:style style:name="T88" style:family="text">
      <style:text-properties fo:font-weight="normal" officeooo:rsid="00687584" style:font-weight-asian="normal" style:font-weight-complex="normal"/>
    </style:style>
    <style:style style:name="T89" style:family="text">
      <style:text-properties officeooo:rsid="004f2c0f"/>
    </style:style>
    <style:style style:name="T90" style:family="text">
      <style:text-properties fo:font-size="10pt" fo:language="es" fo:country="ES" style:font-size-asian="10pt" style:font-name-complex="Arial" style:font-size-complex="10pt"/>
    </style:style>
    <style:style style:name="T91" style:family="text">
      <style:text-properties fo:font-size="10pt" fo:language="es" fo:country="ES" officeooo:rsid="002dcf26" style:font-size-asian="10pt" style:font-name-complex="Arial" style:font-size-complex="10pt"/>
    </style:style>
    <style:style style:name="T92" style:family="text">
      <style:text-properties fo:font-size="10pt" fo:language="es" fo:country="ES" fo:font-weight="bold" style:font-size-asian="10pt" style:font-weight-asian="bold" style:font-name-complex="Arial" style:font-size-complex="10pt" style:font-weight-complex="bold"/>
    </style:style>
    <style:style style:name="T93" style:family="text">
      <style:text-properties fo:font-size="10pt" fo:language="es" fo:country="ES" fo:font-weight="bold" officeooo:rsid="004f2c0f" style:font-size-asian="10pt" style:font-weight-asian="bold" style:font-name-complex="Arial" style:font-size-complex="10pt" style:font-weight-complex="bold"/>
    </style:style>
    <style:style style:name="T94" style:family="text">
      <style:text-properties fo:font-size="10pt" fo:language="es" fo:country="ES" fo:font-weight="bold" officeooo:rsid="00687584" style:font-size-asian="10pt" style:font-weight-asian="bold" style:font-name-complex="Arial" style:font-size-complex="10pt" style:font-weight-complex="bold"/>
    </style:style>
    <style:style style:name="T95" style:family="text">
      <style:text-properties fo:color="#548dd4" fo:font-size="10pt" fo:language="es" fo:country="ES" style:text-underline-style="solid" style:text-underline-width="auto" style:text-underline-color="font-color" fo:font-weight="normal" style:font-size-asian="10pt" style:font-weight-asian="normal" style:font-name-complex="Arial" style:font-size-complex="10pt" style:font-weight-complex="normal"/>
    </style:style>
    <style:style style:name="T96" style:family="text">
      <style:text-properties fo:color="#548dd4" fo:font-size="10pt" fo:language="es" fo:country="ES" style:text-underline-style="solid" style:text-underline-width="auto" style:text-underline-color="font-color" fo:font-weight="normal" fo:background-color="#ffff00" loext:char-shading-value="0" style:font-size-asian="10pt" style:font-weight-asian="normal" style:font-name-complex="Arial" style:font-size-complex="10pt" style:font-weight-complex="normal"/>
    </style:style>
    <style:style style:name="T97" style:family="text">
      <style:text-properties fo:color="#548dd4" fo:font-size="10pt" fo:language="es" fo:country="ES" fo:font-weight="normal" fo:background-color="#ffff00" loext:char-shading-value="0" style:font-size-asian="10pt" style:font-weight-asian="normal" style:font-name-complex="Arial" style:font-size-complex="10pt" style:font-weight-complex="normal"/>
    </style:style>
    <style:style style:name="T98" style:family="text">
      <style:text-properties fo:color="#ff0000" fo:font-size="10pt" fo:language="es" fo:country="ES" fo:font-weight="normal" fo:background-color="#ffff00" loext:char-shading-value="0" style:font-size-asian="10pt" style:font-weight-asian="normal" style:font-name-complex="Arial" style:font-size-complex="10pt" style:font-weight-complex="normal"/>
    </style:style>
    <style:style style:name="T99" style:family="text">
      <style:text-properties officeooo:rsid="003d45f9"/>
    </style:style>
    <style:style style:name="T100" style:family="text">
      <style:text-properties officeooo:rsid="004d7d1e"/>
    </style:style>
    <style:style style:name="T101" style:family="text">
      <style:text-properties officeooo:rsid="003db52f"/>
    </style:style>
    <style:style style:name="T102" style:family="text">
      <style:text-properties officeooo:rsid="00370903"/>
    </style:style>
    <style:style style:name="T103" style:family="text">
      <style:text-properties fo:font-size="11pt" style:font-size-asian="11pt"/>
    </style:style>
    <style:style style:name="T104" style:family="text">
      <style:text-properties officeooo:rsid="002a77b3"/>
    </style:style>
    <style:style style:name="T105" style:family="text">
      <style:text-properties officeooo:rsid="002e88f6"/>
    </style:style>
    <style:style style:name="T106" style:family="text">
      <style:text-properties officeooo:rsid="002f1fcb"/>
    </style:style>
    <style:style style:name="T107" style:family="text">
      <style:text-properties fo:font-size="9.5pt" fo:language="es" fo:country="ES" style:font-size-asian="9.5pt" style:font-name-complex="Verdana" style:font-size-complex="9.5pt"/>
    </style:style>
    <style:style style:name="T108" style:family="text">
      <style:text-properties officeooo:rsid="003581d7"/>
    </style:style>
    <style:style style:name="T109" style:family="text">
      <style:text-properties officeooo:rsid="003b53a0"/>
    </style:style>
    <style:style style:name="T110" style:family="text">
      <style:text-properties fo:color="#000000" fo:font-size="10pt" fo:language="es" fo:country="ES" officeooo:rsid="0033d60b" style:font-size-asian="10pt" style:font-name-complex="Arial" style:font-size-complex="10pt"/>
    </style:style>
    <style:style style:name="T111" style:family="text">
      <style:text-properties fo:color="#000000" fo:font-size="10pt" fo:language="es" fo:country="ES" officeooo:rsid="003b53a0" style:font-size-asian="10pt" style:font-name-complex="Arial" style:font-size-complex="10pt"/>
    </style:style>
    <style:style style:name="T112" style:family="text">
      <style:text-properties fo:color="#000000" fo:font-size="10pt" fo:language="es" fo:country="ES" officeooo:rsid="0046681b" style:font-size-asian="10pt" style:font-name-complex="Arial" style:font-size-complex="10pt"/>
    </style:style>
    <style:style style:name="T113" style:family="text">
      <style:text-properties fo:color="#000000" fo:font-size="10pt" fo:language="es" fo:country="ES" fo:font-weight="bold" style:font-size-asian="10pt" style:font-weight-asian="bold" style:font-name-complex="Arial" style:font-size-complex="10pt" style:font-weight-complex="bold"/>
    </style:style>
    <style:style style:name="T114" style:family="text">
      <style:text-properties fo:color="#000000" fo:font-size="10pt" fo:language="es" fo:country="ES" fo:font-weight="bold" officeooo:rsid="0033d60b" style:font-size-asian="10pt" style:font-weight-asian="bold" style:font-name-complex="Arial" style:font-size-complex="10pt" style:font-weight-complex="bold"/>
    </style:style>
    <style:style style:name="T115" style:family="text">
      <style:text-properties fo:color="#000000" fo:font-size="10pt" fo:language="es" fo:country="ES" fo:font-weight="bold" officeooo:rsid="0046681b" style:font-size-asian="10pt" style:font-weight-asian="bold" style:font-name-complex="Arial" style:font-size-complex="10pt" style:font-weight-complex="bold"/>
    </style:style>
    <style:style style:name="T116" style:family="text">
      <style:text-properties fo:color="#000000" fo:font-size="10pt" fo:language="es" fo:country="ES" officeooo:rsid="003b53a0" style:font-name-asian="Times New Roman" style:font-size-asian="10pt" style:font-name-complex="Arial" style:font-size-complex="10pt" style:language-complex="ar" style:country-complex="SA"/>
    </style:style>
    <style:style style:name="T117" style:family="text">
      <style:text-properties fo:color="#000000" fo:font-size="10pt" fo:language="es" fo:country="ES" officeooo:rsid="0046681b" style:font-name-asian="Times New Roman" style:font-size-asian="10pt" style:font-name-complex="Arial" style:font-size-complex="10pt" style:language-complex="ar" style:country-complex="SA"/>
    </style:style>
    <style:style style:name="T118" style:family="text">
      <style:text-properties fo:color="#000000" fo:font-size="10pt" fo:language="es" fo:country="ES" officeooo:rsid="0063319c" style:font-name-asian="Times New Roman" style:font-size-asian="10pt" style:font-name-complex="Arial" style:font-size-complex="10pt" style:language-complex="ar" style:country-complex="SA"/>
    </style:style>
    <style:style style:name="T119" style:family="text">
      <style:text-properties fo:color="#000000" fo:font-size="10pt" fo:language="es" fo:country="ES" fo:font-weight="normal" style:font-size-asian="10pt" style:font-weight-asian="normal" style:font-name-complex="Arial" style:font-size-complex="10pt" style:font-weight-complex="normal"/>
    </style:style>
    <style:style style:name="T120" style:family="text">
      <style:text-properties fo:color="#000000" fo:font-size="10pt" fo:language="es" fo:country="ES" fo:font-weight="normal" officeooo:rsid="0046681b" style:font-size-asian="10pt" style:font-weight-asian="normal" style:font-name-complex="Arial" style:font-size-complex="10pt" style:font-weight-complex="normal"/>
    </style:style>
    <style:style style:name="T121" style:family="text">
      <style:text-properties officeooo:rsid="0041cc39"/>
    </style:style>
    <style:style style:name="T122" style:family="text">
      <style:text-properties officeooo:rsid="00429bc5"/>
    </style:style>
    <style:style style:name="T123" style:family="text">
      <style:text-properties officeooo:rsid="0043c326"/>
    </style:style>
    <style:style style:name="T124" style:family="text">
      <style:text-properties officeooo:rsid="0046681b"/>
    </style:style>
    <style:style style:name="T125" style:family="text">
      <style:text-properties officeooo:rsid="004a938d"/>
    </style:style>
    <style:style style:name="T126" style:family="text">
      <style:text-properties style:text-position="9% 100%" fo:font-style="normal" fo:font-weight="normal" style:letter-kerning="true" style:font-name-asian="Times New Roman" style:font-style-asian="normal" style:font-weight-asian="normal" style:language-complex="ar" style:country-complex="SA"/>
    </style:style>
    <style:style style:name="T127" style:family="text">
      <style:text-properties style:text-position="9% 100%" fo:font-style="normal" style:text-underline-style="solid" style:text-underline-width="auto" style:text-underline-color="font-color" fo:font-weight="normal" style:letter-kerning="true" style:font-name-asian="Times New Roman" style:font-style-asian="normal" style:font-weight-asian="normal" style:language-complex="ar" style:country-complex="SA"/>
    </style:style>
    <style:style style:name="T128" style:family="text">
      <style:text-properties style:text-underline-style="solid" style:text-underline-width="auto" style:text-underline-color="font-color"/>
    </style:style>
    <style:style style:name="T129" style:family="text">
      <style:text-properties officeooo:rsid="0054b018"/>
    </style:style>
    <style:style style:name="T130" style:family="text">
      <style:text-properties officeooo:rsid="0055aedb"/>
    </style:style>
    <style:style style:name="T131" style:family="text">
      <style:text-properties officeooo:rsid="00561d10"/>
    </style:style>
    <style:style style:name="T132" style:family="text">
      <style:text-properties officeooo:rsid="005fa0b9"/>
    </style:style>
    <style:style style:name="T133" style:family="text">
      <style:text-properties officeooo:rsid="0063319c"/>
    </style:style>
    <style:style style:name="T134" style:family="text">
      <style:text-properties officeooo:rsid="006442fb"/>
    </style:style>
    <style:style style:name="T135" style:family="text">
      <style:text-properties officeooo:rsid="00663249"/>
    </style:style>
    <style:style style:name="T136" style:family="text">
      <style:text-properties officeooo:rsid="0068112e"/>
    </style:style>
    <style:style style:name="T137" style:family="text">
      <style:text-properties officeooo:rsid="00687584"/>
    </style:style>
    <style:style style:name="T138" style:family="text">
      <style:text-properties style:use-window-font-color="true" style:text-outline="false" style:text-line-through-style="none" style:text-line-through-type="none" style:text-position="0% 100%" style:font-name="DejaVu Sans1"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fo:color="#c0c0c0" fo:font-weight="bold" style:font-size-asian="10.5pt" style:font-weight-asian="bold" style:font-weight-complex="bold"/>
    </style:style>
    <style:style style:name="T140" style:family="text">
      <style:text-properties fo:color="#c0c0c0" fo:font-weight="bold" style:font-weight-asian="bold" style:font-weight-complex="bold"/>
    </style:style>
    <style:style style:name="T141" style:family="text">
      <style:text-properties fo:color="#c0c0c0" style:font-name="NewsGotT3" fo:font-size="10pt" style:text-underline-style="solid" style:text-underline-width="auto" style:text-underline-color="font-color" fo:font-weight="bold" style:font-name-asian="Arial" style:font-weight-asian="bold" style:font-weight-complex="bold"/>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2.602cm" fo:min-width="0.88cm" fo:padding-top="0.499cm" fo:padding-bottom="0.499cm" fo:padding-left="0.499cm" fo:padding-right="0.499cm" fo:wrap-option="wrap" style:run-through="foreground"/>
    </style:style>
    <style:style style:name="gr3" style:family="graphic">
      <style:graphic-properties draw:stroke="none" svg:stroke-color="#000000" draw:fill="none" draw:fill-color="#ffffff" fo:min-height="4.048cm" style:run-through="foreground"/>
    </style:style>
    <style:style style:name="gr4"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102cm" fo:min-width="0.88cm" fo:padding-top="0.499cm" fo:padding-bottom="0.499cm" fo:padding-left="0.499cm" fo:padding-right="0.499cm" fo:wrap-option="wrap" style:run-through="foreground"/>
    </style:style>
    <style:style style:name="gr5" style:family="graphic">
      <style:graphic-properties draw:stroke="none" svg:stroke-color="#000000" draw:fill="none" draw:fill-color="#ffffff" fo:min-height="1.893cm" style:run-through="foreground"/>
    </style:style>
    <style:style style:name="gr6"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004cm" fo:min-width="0.88cm" fo:padding-top="0.499cm" fo:padding-bottom="0.499cm" fo:padding-left="0.499cm" fo:padding-right="0.499cm" fo:wrap-option="wrap" style:run-through="foreground"/>
    </style:style>
    <style:style style:name="gr7" style:family="graphic">
      <style:graphic-properties draw:stroke="none" svg:stroke-color="#000000" draw:fill="none" draw:fill-color="#ffffff" fo:min-height="1.875cm" style:run-through="foreground"/>
    </style:style>
    <style:style style:name="gr8"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0.891cm" fo:min-width="0.88cm" fo:padding-top="0.499cm" fo:padding-bottom="0.499cm" fo:padding-left="0.499cm" fo:padding-right="0.499cm" fo:wrap-option="wrap" style:run-through="foreground"/>
    </style:style>
    <style:style style:name="gr9" style:family="graphic">
      <style:graphic-properties draw:stroke="none" svg:stroke-color="#000000" draw:fill="none" draw:fill-color="#ffffff" fo:min-height="1.461cm" style:run-through="foreground"/>
    </style:style>
    <style:style style:name="gr10"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078cm" fo:min-width="0.88cm" fo:padding-top="0.499cm" fo:padding-bottom="0.499cm" fo:padding-left="0.499cm" fo:padding-right="0.499cm" fo:wrap-option="wrap" style:run-through="foreground"/>
    </style:style>
    <style:style style:name="gr11" style:family="graphic">
      <style:graphic-properties draw:stroke="none" svg:stroke-color="#000000" draw:fill="none" draw:fill-color="#ffffff" fo:min-height="1.607cm" style:run-through="foreground"/>
    </style:style>
    <style:style style:name="gr12"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199cm" fo:min-width="0.88cm" fo:padding-top="0.499cm" fo:padding-bottom="0.499cm" fo:padding-left="0.499cm" fo:padding-right="0.499cm" fo:wrap-option="wrap" style:run-through="foreground"/>
    </style:style>
    <style:style style:name="gr13" style:family="graphic">
      <style:graphic-properties draw:stroke="none" svg:stroke-color="#000000" draw:fill="none" draw:fill-color="#ffffff" fo:min-height="1.819cm" style:run-through="foreground"/>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2.775cm" fo:min-width="0.88cm" fo:padding-top="0.499cm" fo:padding-bottom="0.499cm" fo:padding-left="0.499cm" fo:padding-right="0.499cm" fo:wrap-option="wrap" style:run-through="foreground"/>
    </style:style>
    <style:style style:name="gr16" style:family="graphic">
      <style:graphic-properties draw:stroke="none" svg:stroke-color="#000000" draw:fill="none" draw:fill-color="#ffffff" fo:min-height="4.413cm" style:run-through="foreground"/>
    </style:style>
    <style:style style:name="gr17"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2.143cm" fo:min-width="0.88cm" fo:padding-top="0.499cm" fo:padding-bottom="0.499cm" fo:padding-left="0.499cm" fo:padding-right="0.499cm" fo:wrap-option="wrap" style:run-through="foreground"/>
    </style:style>
    <style:style style:name="gr18" style:family="graphic">
      <style:graphic-properties draw:stroke="none" svg:stroke-color="#000000" draw:fill="none" draw:fill-color="#ffffff" fo:min-height="3.468cm" style:run-through="foreground"/>
    </style:style>
    <style:style style:name="gr19"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0.796cm" fo:min-width="0.88cm" fo:padding-top="0.499cm" fo:padding-bottom="0.499cm" fo:padding-left="0.499cm" fo:padding-right="0.499cm" fo:wrap-option="wrap" style:run-through="foreground"/>
    </style:style>
    <style:style style:name="gr20" style:family="graphic">
      <style:graphic-properties draw:stroke="none" svg:stroke-color="#000000" draw:fill="none" draw:fill-color="#ffffff" fo:min-height="1.813cm" style:run-through="foreground"/>
    </style:style>
    <style:style style:name="gr21"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177cm" fo:min-width="0.88cm" fo:padding-top="0.499cm" fo:padding-bottom="0.499cm" fo:padding-left="0.499cm" fo:padding-right="0.499cm" fo:wrap-option="wrap" style:run-through="foreground"/>
    </style:style>
    <style:style style:name="gr22" style:family="graphic">
      <style:graphic-properties draw:stroke="none" svg:stroke-color="#000000" draw:fill="none" draw:fill-color="#ffffff" fo:min-height="2.2cm" style:run-through="foreground"/>
    </style:style>
    <style:style style:name="gr23"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0.342cm" fo:min-width="0.88cm" fo:padding-top="0.499cm" fo:padding-bottom="0.499cm" fo:padding-left="0.499cm" fo:padding-right="0.499cm" fo:wrap-option="wrap" style:run-through="foreground"/>
    </style:style>
    <style:style style:name="gr24" style:family="graphic">
      <style:graphic-properties draw:stroke="none" svg:stroke-color="#000000" draw:fill="none" draw:fill-color="#ffffff" fo:min-height="1.298cm" style:run-through="foreground"/>
    </style:style>
    <style:style style:name="gr25"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261cm" fo:min-width="0.88cm" fo:padding-top="0.499cm" fo:padding-bottom="0.499cm" fo:padding-left="0.499cm" fo:padding-right="0.499cm" fo:wrap-option="wrap" style:run-through="foreground"/>
    </style:style>
    <style:style style:name="gr26" style:family="graphic">
      <style:graphic-properties draw:stroke="none" svg:stroke-color="#000000" draw:fill="none" draw:fill-color="#ffffff" fo:min-height="1.808cm" style:run-through="foreground"/>
    </style:style>
    <style:style style:name="gr27"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0.998cm" fo:min-width="0.88cm" fo:padding-top="0.499cm" fo:padding-bottom="0.499cm" fo:padding-left="0.499cm" fo:padding-right="0.499cm" fo:wrap-option="wrap" style:run-through="foreground"/>
    </style:style>
    <style:style style:name="gr28" style:family="graphic">
      <style:graphic-properties draw:stroke="none" svg:stroke-color="#000000" draw:fill="none" draw:fill-color="#ffffff" fo:min-height="1.545cm" style:run-through="foreground"/>
    </style:style>
    <style:style style:name="gr29"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2.985cm" fo:min-width="0.88cm" fo:padding-top="0.499cm" fo:padding-bottom="0.499cm" fo:padding-left="0.499cm" fo:padding-right="0.499cm" fo:wrap-option="wrap" style:run-through="foreground"/>
    </style:style>
    <style:style style:name="gr30" style:family="graphic">
      <style:graphic-properties draw:stroke="none" svg:stroke-color="#000000" draw:fill="none" draw:fill-color="#ffffff" fo:min-height="4.401cm" style:run-through="foreground"/>
    </style:style>
    <style:style style:name="gr31"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0.388cm" fo:min-width="0.88cm" fo:padding-top="0.499cm" fo:padding-bottom="0.499cm" fo:padding-left="0.499cm" fo:padding-right="0.499cm" fo:wrap-option="wrap" style:run-through="foreground"/>
    </style:style>
    <style:style style:name="gr32" style:family="graphic">
      <style:graphic-properties draw:stroke="none" svg:stroke-color="#000000" draw:fill="none" draw:fill-color="#ffffff" fo:min-height="1.402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411908144" text:id="ct411908144">
          <text:insertion>
            <office:change-info>
              <dc:creator>Autor desconocido</dc:creator>
              <dc:date>2015-01-15T15:25:00</dc:date>
            </office:change-info>
          </text:insertion>
        </text:changed-region>
        <text:changed-region xml:id="ct418440200" text:id="ct418440200">
          <text:format-change>
            <office:change-info>
              <dc:creator>Autor desconocido</dc:creator>
              <dc:date>2015-01-23T12:20:00</dc:date>
            </office:change-info>
          </text:format-change>
        </text:changed-region>
        <text:changed-region xml:id="ct418439784" text:id="ct418439784">
          <text:format-change>
            <office:change-info>
              <dc:creator>Autor desconocido</dc:creator>
              <dc:date>2015-01-23T12:20:00</dc:date>
            </office:change-info>
          </text:format-change>
        </text:changed-region>
        <text:changed-region xml:id="ct411914072" text:id="ct411914072">
          <text:insertion>
            <office:change-info>
              <dc:creator>Autor desconocido</dc:creator>
              <dc:date>2015-01-15T15:26:00</dc:date>
            </office:change-info>
          </text:insertion>
        </text:changed-region>
        <text:changed-region xml:id="ct411913240" text:id="ct411913240">
          <text:deletion>
            <office:change-info>
              <dc:creator>Autor desconocido</dc:creator>
              <dc:date>2015-01-15T15:26:00</dc:date>
            </office:change-info>
            <text:p text:style-name="P1"><text:span text:style-name="T1">,</text:span></text:p>
          </text:deletion>
        </text:changed-region>
        <text:changed-region xml:id="ct411914488" text:id="ct411914488">
          <text:format-change>
            <office:change-info>
              <dc:creator>lvarelap </dc:creator>
              <dc:date>2015-01-14T10:59:00</dc:date>
            </office:change-info>
          </text:format-change>
        </text:changed-region>
        <text:changed-region xml:id="ct411931752" text:id="ct411931752">
          <text:deletion>
            <office:change-info>
              <dc:creator>Autor desconocido</dc:creator>
              <dc:date>2015-01-15T15:28:00</dc:date>
            </office:change-info>
            <text:p text:style-name="P2"><text:span text:style-name="T2"><text:bookmark-ref text:reference-format="chapter" text:ref-name="__RefHeading__4618_1601157368">8.1</text:bookmark-ref></text:span><text:span text:style-name="T2"> </text:span><text:span text:style-name="T2"><text:bookmark-ref text:reference-format="text" text:ref-name="__RefHeading__4618_1601157368">Clasificación de las incidencias en función de su criticidad</text:bookmark-ref></text:span></text:p>
          </text:deletion>
        </text:changed-region>
        <text:changed-region xml:id="ct411913656" text:id="ct411913656">
          <text:deletion>
            <office:change-info>
              <dc:creator>lvarelap </dc:creator>
              <dc:date>2015-01-14T11:00:00</dc:date>
            </office:change-info>
            <text:p text:style-name="P2"><text:span text:style-name="T2">XXXXX</text:span></text:p>
          </text:deletion>
        </text:changed-region>
        <text:changed-region xml:id="ct411930920" text:id="ct411930920">
          <text:insertion>
            <office:change-info>
              <dc:creator>Autor desconocido</dc:creator>
              <dc:date>2015-01-15T15:29:00</dc:date>
            </office:change-info>
          </text:insertion>
        </text:changed-region>
        <text:changed-region xml:id="ct411930088" text:id="ct411930088">
          <text:deletion>
            <office:change-info>
              <dc:creator>Autor desconocido</dc:creator>
              <dc:date>2015-01-15T15:28:00</dc:date>
            </office:change-info>
            <text:p text:style-name="P3"><text:span text:style-name="T3">No podrá atenderse ninguna solicitud relativa a productos no incluidos en el listado anterior.</text:span></text:p>
          </text:deletion>
        </text:changed-region>
        <text:changed-region xml:id="ct418448312" text:id="ct418448312">
          <text:insertion>
            <office:change-info>
              <dc:creator>Autor desconocido</dc:creator>
              <dc:date>2015-01-23T12:27:00</dc:date>
            </office:change-info>
          </text:insertion>
        </text:changed-region>
        <text:changed-region xml:id="ct418448416" text:id="ct418448416">
          <text:deletion>
            <office:change-info>
              <dc:creator>Autor desconocido</dc:creator>
              <dc:date>2015-01-23T12:27:00</dc:date>
            </office:change-info>
            <text:p text:style-name="P4"><text:span text:style-name="T4"><text:s/>S</text:span><text:span text:style-name="T5">ercivio</text:span></text:p>
          </text:deletion>
        </text:changed-region>
        <text:changed-region xml:id="ct259191448" text:id="ct259191448">
          <text:insertion>
            <office:change-info>
              <dc:creator>Autor desconocido</dc:creator>
              <dc:date>2015-01-23T12:29:00</dc:date>
            </office:change-info>
          </text:insertion>
        </text:changed-region>
        <text:changed-region xml:id="ct259173352" text:id="ct259173352">
          <text:format-change>
            <office:change-info>
              <dc:creator>Autor desconocido</dc:creator>
              <dc:date>2015-01-23T12:33:00</dc:date>
            </office:change-info>
          </text:format-change>
        </text:changed-region>
        <text:changed-region xml:id="ct411929256" text:id="ct411929256">
          <text:insertion>
            <office:change-info>
              <dc:creator>lvarelap </dc:creator>
              <dc:date>2015-01-14T11:15:00</dc:date>
            </office:change-info>
          </text:insertion>
        </text:changed-region>
        <text:changed-region xml:id="ct259175952" text:id="ct259175952">
          <text:deletion>
            <office:change-info>
              <dc:creator>Autor desconocido</dc:creator>
              <dc:date>2015-01-23T12:33:00</dc:date>
            </office:change-info>
            <text:p text:style-name="P5"><text:span text:style-name="T6">telefonos</text:span></text:p>
          </text:deletion>
          <text:insertion>
            <office:change-info office:chg-author="lvarelap " office:chg-date-time="2015-01-14T11:15:00"/>
          </text:insertion>
        </text:changed-region>
        <text:changed-region xml:id="ct259224624" text:id="ct259224624">
          <text:insertion>
            <office:change-info>
              <dc:creator>Autor desconocido</dc:creator>
              <dc:date>2015-01-23T12:33:00</dc:date>
            </office:change-info>
          </text:insertion>
        </text:changed-region>
        <text:changed-region xml:id="ct259180944" text:id="ct259180944">
          <text:deletion>
            <office:change-info>
              <dc:creator>Autor desconocido</dc:creator>
              <dc:date>2015-01-23T12:33:00</dc:date>
            </office:change-info>
            <text:p text:style-name="P5"><text:span text:style-name="T6"><text:s/></text:span></text:p>
          </text:deletion>
          <text:insertion>
            <office:change-info office:chg-author="lvarelap " office:chg-date-time="2015-01-14T11:15:00"/>
          </text:insertion>
        </text:changed-region>
        <text:changed-region xml:id="ct259171688" text:id="ct259171688">
          <text:insertion>
            <office:change-info>
              <dc:creator>lvarelap </dc:creator>
              <dc:date>2015-01-14T11:15:00</dc:date>
            </office:change-info>
          </text:insertion>
        </text:changed-region>
        <text:changed-region xml:id="ct411908872" text:id="ct411908872">
          <text:insertion>
            <office:change-info>
              <dc:creator>lvarelap </dc:creator>
              <dc:date>2015-01-14T11:16:00</dc:date>
            </office:change-info>
          </text:insertion>
        </text:changed-region>
        <text:changed-region xml:id="ct411916152" text:id="ct411916152">
          <text:deletion>
            <office:change-info>
              <dc:creator>lvarelap </dc:creator>
              <dc:date>2015-01-14T11:15:00</dc:date>
            </office:change-info>
            <text:p text:style-name="P5"><text:span text:style-name="T7">.</text:span></text:p>
          </text:deletion>
        </text:changed-region>
        <text:changed-region xml:id="ct411908248" text:id="ct411908248">
          <text:deletion>
            <office:change-info>
              <dc:creator>lvarelap </dc:creator>
              <dc:date>2015-01-14T11:16:00</dc:date>
            </office:change-info>
            <text:p text:style-name="P5"><text:span text:style-name="T7"><text:s/></text:span><text:span text:style-name="T8">[INDICAR TELEFONO] </text:span></text:p>
          </text:deletion>
        </text:changed-region>
        <text:changed-region xml:id="ct411915320" text:id="ct411915320">
          <text:insertion>
            <office:change-info>
              <dc:creator>lvarelap </dc:creator>
              <dc:date>2015-01-14T11:56:00</dc:date>
            </office:change-info>
          </text:insertion>
        </text:changed-region>
        <text:changed-region xml:id="ct411917816" text:id="ct411917816">
          <text:format-change>
            <office:change-info>
              <dc:creator>lvarelap </dc:creator>
              <dc:date>2015-01-14T11:18:00</dc:date>
            </office:change-info>
          </text:format-change>
        </text:changed-region>
        <text:changed-region xml:id="ct411916984" text:id="ct411916984">
          <text:deletion>
            <office:change-info>
              <dc:creator>lvarelap </dc:creator>
              <dc:date>2015-01-14T11:18:00</dc:date>
            </office:change-info>
            <text:p text:style-name="P6"><text:span text:style-name="T9">[Dejar solo las </text:span><text:span text:style-name="T10">que</text:span><text:span text:style-name="T9"> vayan para usuarios de los organismos]</text:span></text:p>
          </text:deletion>
        </text:changed-region>
        <text:changed-region xml:id="ct259170544" text:id="ct259170544">
          <text:deletion>
            <office:change-info>
              <dc:creator>Autor desconocido</dc:creator>
              <dc:date>2015-01-23T12:52:00</dc:date>
            </office:change-info>
            <text:p text:style-name="P7">i</text:p>
          </text:deletion>
        </text:changed-region>
        <text:changed-region xml:id="ct259170440" text:id="ct259170440">
          <text:insertion>
            <office:change-info>
              <dc:creator>Autor desconocido</dc:creator>
              <dc:date>2015-01-23T12:52:00</dc:date>
            </office:change-info>
          </text:insertion>
        </text:changed-region>
        <text:changed-region xml:id="ct259170648" text:id="ct259170648">
          <text:deletion>
            <office:change-info>
              <dc:creator>Autor desconocido</dc:creator>
              <dc:date>2015-01-23T12:52:00</dc:date>
            </office:change-info>
            <text:p text:style-name="P7">s</text:p>
          </text:deletion>
        </text:changed-region>
        <text:changed-region xml:id="ct411919480" text:id="ct411919480">
          <text:insertion>
            <office:change-info>
              <dc:creator>lvarelap </dc:creator>
              <dc:date>2015-01-14T11:34:00</dc:date>
            </office:change-info>
          </text:insertion>
        </text:changed-region>
        <text:changed-region xml:id="ct259170336" text:id="ct259170336">
          <text:deletion>
            <office:change-info>
              <dc:creator>Autor desconocido</dc:creator>
              <dc:date>2015-01-23T12:52:00</dc:date>
            </office:change-info>
            <text:p text:style-name="P8">c</text:p>
          </text:deletion>
          <text:insertion>
            <office:change-info office:chg-author="lvarelap " office:chg-date-time="2015-01-14T11:34:00"/>
          </text:insertion>
        </text:changed-region>
        <text:changed-region xml:id="ct259170128" text:id="ct259170128">
          <text:insertion>
            <office:change-info>
              <dc:creator>Autor desconocido</dc:creator>
              <dc:date>2015-01-23T12:52:00</dc:date>
            </office:change-info>
          </text:insertion>
        </text:changed-region>
        <text:changed-region xml:id="ct259170232" text:id="ct259170232">
          <text:insertion>
            <office:change-info>
              <dc:creator>lvarelap </dc:creator>
              <dc:date>2015-01-14T11:34:00</dc:date>
            </office:change-info>
          </text:insertion>
        </text:changed-region>
        <text:changed-region xml:id="ct259169920" text:id="ct259169920">
          <text:deletion>
            <office:change-info>
              <dc:creator>Autor desconocido</dc:creator>
              <dc:date>2015-01-23T12:52:00</dc:date>
            </office:change-info>
            <text:p text:style-name="P8">t</text:p>
          </text:deletion>
          <text:insertion>
            <office:change-info office:chg-author="lvarelap " office:chg-date-time="2015-01-14T11:34:00"/>
          </text:insertion>
        </text:changed-region>
        <text:changed-region xml:id="ct259169712" text:id="ct259169712">
          <text:insertion>
            <office:change-info>
              <dc:creator>Autor desconocido</dc:creator>
              <dc:date>2015-01-23T12:52:00</dc:date>
            </office:change-info>
          </text:insertion>
        </text:changed-region>
        <text:changed-region xml:id="ct259170024" text:id="ct259170024">
          <text:insertion>
            <office:change-info>
              <dc:creator>lvarelap </dc:creator>
              <dc:date>2015-01-14T11:34:00</dc:date>
            </office:change-info>
          </text:insertion>
        </text:changed-region>
        <text:changed-region xml:id="ct411921144" text:id="ct411921144">
          <text:deletion>
            <office:change-info>
              <dc:creator>lvarelap </dc:creator>
              <dc:date>2015-01-14T11:54:00</dc:date>
            </office:change-info>
            <text:p text:style-name="P8">Mejora del Servicio</text:p>
          </text:deletion>
        </text:changed-region>
        <text:changed-region xml:id="ct411918648" text:id="ct411918648">
          <text:deletion>
            <office:change-info>
              <dc:creator>lvarelap </dc:creator>
              <dc:date>2015-01-14T11:34:00</dc:date>
            </office:change-info>
            <text:list xml:id="list345978563027052462" text:style-name="L1">
              <text:list-item>
                <text:p text:style-name="P9"/>
              </text:list-item>
              <text:list-item>
                <text:p text:style-name="P9">Formular consulta técnica</text:p>
              </text:list-item>
            </text:list>
          </text:deletion>
        </text:changed-region>
        <text:changed-region xml:id="ct411920312" text:id="ct411920312">
          <text:insertion>
            <office:change-info>
              <dc:creator>lvarelap </dc:creator>
              <dc:date>2015-01-14T11:55:00</dc:date>
            </office:change-info>
          </text:insertion>
        </text:changed-region>
        <text:changed-region xml:id="ct411928320" text:id="ct411928320">
          <text:deletion>
            <office:change-info>
              <dc:creator>lvarelap </dc:creator>
              <dc:date>2015-01-14T11:55:00</dc:date>
            </office:change-info>
            <text:p text:style-name="P8">Presentar información, queja o sugerencia</text:p>
          </text:deletion>
        </text:changed-region>
        <text:changed-region xml:id="ct411924264" text:id="ct411924264">
          <text:deletion>
            <office:change-info>
              <dc:creator>lvarelap </dc:creator>
              <dc:date>2015-01-14T11:31:00</dc:date>
            </office:change-info>
            <text:list xml:id="list134353314152323" text:continue-numbering="true" text:style-name="L1">
              <text:list-item>
                <text:p text:style-name="P9"/>
              </text:list-item>
              <text:list-item>
                <text:p text:style-name="P10"/>
              </text:list-item>
            </text:list>
          </text:deletion>
        </text:changed-region>
        <text:changed-region xml:id="ct411924992" text:id="ct411924992">
          <text:deletion>
            <office:change-info>
              <dc:creator>lvarelap </dc:creator>
              <dc:date>2015-01-14T11:19:00</dc:date>
            </office:change-info>
            <text:list xml:id="list134353314151423" text:continue-numbering="true" text:style-name="L1">
              <text:list-item>
                <text:p text:style-name="P10">Proponer, evaluar, ejecutar y verificar cambio</text:p>
              </text:list-item>
            </text:list>
          </text:deletion>
        </text:changed-region>
        <text:changed-region xml:id="ct411922600" text:id="ct411922600">
          <text:deletion>
            <office:change-info>
              <dc:creator>lvarelap </dc:creator>
              <dc:date>2015-01-14T11:31:00</dc:date>
            </office:change-info>
            <text:list xml:id="list134353314178408" text:continue-numbering="true" text:style-name="L1">
              <text:list-item>
                <text:p text:style-name="P10"/>
              </text:list-item>
              <text:list-item>
                <text:p text:style-name="P9"/>
              </text:list-item>
            </text:list>
          </text:deletion>
        </text:changed-region>
        <text:changed-region xml:id="ct411923432" text:id="ct411923432">
          <text:deletion>
            <office:change-info>
              <dc:creator>lvarelap </dc:creator>
              <dc:date>2015-01-14T11:19:00</dc:date>
            </office:change-info>
            <text:list xml:id="list134353315154948" text:continue-numbering="true" text:style-name="L1">
              <text:list-item>
                <text:p text:style-name="P9">Registrar Problema</text:p>
              </text:list-item>
            </text:list>
          </text:deletion>
        </text:changed-region>
        <text:changed-region xml:id="ct411927488" text:id="ct411927488">
          <text:insertion>
            <office:change-info>
              <dc:creator>lvarelap </dc:creator>
              <dc:date>2015-01-14T11:55:00</dc:date>
            </office:change-info>
          </text:insertion>
        </text:changed-region>
        <text:changed-region xml:id="ct259169816" text:id="ct259169816">
          <text:deletion>
            <office:change-info>
              <dc:creator>Autor desconocido</dc:creator>
              <dc:date>2015-01-23T12:52:00</dc:date>
            </office:change-info>
            <text:p text:style-name="P11">e</text:p>
          </text:deletion>
          <text:insertion>
            <office:change-info office:chg-author="lvarelap " office:chg-date-time="2015-01-14T11:55:00"/>
          </text:insertion>
        </text:changed-region>
        <text:changed-region xml:id="ct259169608" text:id="ct259169608">
          <text:insertion>
            <office:change-info>
              <dc:creator>Autor desconocido</dc:creator>
              <dc:date>2015-01-23T12:52:00</dc:date>
            </office:change-info>
          </text:insertion>
        </text:changed-region>
        <text:changed-region xml:id="ct259169088" text:id="ct259169088">
          <text:insertion>
            <office:change-info>
              <dc:creator>lvarelap </dc:creator>
              <dc:date>2015-01-14T11:55:00</dc:date>
            </office:change-info>
          </text:insertion>
        </text:changed-region>
        <text:changed-region xml:id="ct259168880" text:id="ct259168880">
          <text:deletion>
            <office:change-info>
              <dc:creator>Autor desconocido</dc:creator>
              <dc:date>2015-01-23T12:52:00</dc:date>
            </office:change-info>
            <text:p text:style-name="P11">e</text:p>
          </text:deletion>
          <text:insertion>
            <office:change-info office:chg-author="lvarelap " office:chg-date-time="2015-01-14T11:55:00"/>
          </text:insertion>
        </text:changed-region>
        <text:changed-region xml:id="ct259168672" text:id="ct259168672">
          <text:insertion>
            <office:change-info>
              <dc:creator>Autor desconocido</dc:creator>
              <dc:date>2015-01-23T12:52:00</dc:date>
            </office:change-info>
          </text:insertion>
        </text:changed-region>
        <text:changed-region xml:id="ct259168984" text:id="ct259168984">
          <text:insertion>
            <office:change-info>
              <dc:creator>lvarelap </dc:creator>
              <dc:date>2015-01-14T11:55:00</dc:date>
            </office:change-info>
          </text:insertion>
        </text:changed-region>
        <text:changed-region xml:id="ct259168568" text:id="ct259168568">
          <text:deletion>
            <office:change-info>
              <dc:creator>Autor desconocido</dc:creator>
              <dc:date>2015-01-23T12:52:00</dc:date>
            </office:change-info>
            <text:p text:style-name="P11">v</text:p>
          </text:deletion>
          <text:insertion>
            <office:change-info office:chg-author="lvarelap " office:chg-date-time="2015-01-14T11:55:00"/>
          </text:insertion>
        </text:changed-region>
        <text:changed-region xml:id="ct259168776" text:id="ct259168776">
          <text:insertion>
            <office:change-info>
              <dc:creator>Autor desconocido</dc:creator>
              <dc:date>2015-01-23T12:52:00</dc:date>
            </office:change-info>
          </text:insertion>
        </text:changed-region>
        <text:changed-region xml:id="ct259168464" text:id="ct259168464">
          <text:insertion>
            <office:change-info>
              <dc:creator>lvarelap </dc:creator>
              <dc:date>2015-01-14T11:55:00</dc:date>
            </office:change-info>
          </text:insertion>
        </text:changed-region>
        <text:changed-region xml:id="ct259168048" text:id="ct259168048">
          <text:deletion>
            <office:change-info>
              <dc:creator>Autor desconocido</dc:creator>
              <dc:date>2015-01-23T12:52:00</dc:date>
            </office:change-info>
            <text:p text:style-name="P11">c</text:p>
          </text:deletion>
          <text:insertion>
            <office:change-info office:chg-author="lvarelap " office:chg-date-time="2015-01-14T11:55:00"/>
          </text:insertion>
        </text:changed-region>
        <text:changed-region xml:id="ct259167216" text:id="ct259167216">
          <text:insertion>
            <office:change-info>
              <dc:creator>Autor desconocido</dc:creator>
              <dc:date>2015-01-23T12:52:00</dc:date>
            </office:change-info>
          </text:insertion>
        </text:changed-region>
        <text:changed-region xml:id="ct259168152" text:id="ct259168152">
          <text:insertion>
            <office:change-info>
              <dc:creator>lvarelap </dc:creator>
              <dc:date>2015-01-14T11:55:00</dc:date>
            </office:change-info>
          </text:insertion>
        </text:changed-region>
        <text:changed-region xml:id="ct411929984" text:id="ct411929984">
          <text:deletion>
            <office:change-info>
              <dc:creator>lvarelap </dc:creator>
              <dc:date>2015-01-14T11:55:00</dc:date>
            </office:change-info>
            <text:p text:style-name="P8">Solicitar Asistencia Especializada</text:p>
          </text:deletion>
        </text:changed-region>
        <text:changed-region xml:id="ct411929152" text:id="ct411929152">
          <text:insertion>
            <office:change-info>
              <dc:creator>lvarelap </dc:creator>
              <dc:date>2015-01-14T11:55:00</dc:date>
            </office:change-info>
          </text:insertion>
        </text:changed-region>
        <text:changed-region xml:id="ct259171480" text:id="ct259171480">
          <text:deletion>
            <office:change-info>
              <dc:creator>Autor desconocido</dc:creator>
              <dc:date>2015-01-23T12:52:00</dc:date>
            </office:change-info>
            <text:p text:style-name="P8">información, q</text:p>
          </text:deletion>
          <text:insertion>
            <office:change-info office:chg-author="lvarelap " office:chg-date-time="2015-01-14T11:55:00"/>
          </text:insertion>
        </text:changed-region>
        <text:changed-region xml:id="ct259167944" text:id="ct259167944">
          <text:insertion>
            <office:change-info>
              <dc:creator>Autor desconocido</dc:creator>
              <dc:date>2015-01-23T12:52:00</dc:date>
            </office:change-info>
          </text:insertion>
        </text:changed-region>
        <text:changed-region xml:id="ct259171272" text:id="ct259171272">
          <text:insertion>
            <office:change-info>
              <dc:creator>lvarelap </dc:creator>
              <dc:date>2015-01-14T11:55:00</dc:date>
            </office:change-info>
          </text:insertion>
        </text:changed-region>
        <text:changed-region xml:id="ct259171584" text:id="ct259171584">
          <text:deletion>
            <office:change-info>
              <dc:creator>Autor desconocido</dc:creator>
              <dc:date>2015-01-23T12:52:00</dc:date>
            </office:change-info>
            <text:p text:style-name="P8">s</text:p>
          </text:deletion>
          <text:insertion>
            <office:change-info office:chg-author="lvarelap " office:chg-date-time="2015-01-14T11:55:00"/>
          </text:insertion>
        </text:changed-region>
        <text:changed-region xml:id="ct259167112" text:id="ct259167112">
          <text:insertion>
            <office:change-info>
              <dc:creator>Autor desconocido</dc:creator>
              <dc:date>2015-01-23T12:52:00</dc:date>
            </office:change-info>
          </text:insertion>
        </text:changed-region>
        <text:changed-region xml:id="ct259167008" text:id="ct259167008">
          <text:insertion>
            <office:change-info>
              <dc:creator>lvarelap </dc:creator>
              <dc:date>2015-01-14T11:55:00</dc:date>
            </office:change-info>
          </text:insertion>
        </text:changed-region>
        <text:changed-region xml:id="ct259168256" text:id="ct259168256">
          <text:insertion>
            <office:change-info>
              <dc:creator>Autor desconocido</dc:creator>
              <dc:date>2015-01-23T12:52:00</dc:date>
            </office:change-info>
          </text:insertion>
        </text:changed-region>
        <text:changed-region xml:id="ct259166904" text:id="ct259166904">
          <text:insertion>
            <office:change-info>
              <dc:creator>Autor desconocido</dc:creator>
              <dc:date>2015-01-23T12:53:00</dc:date>
            </office:change-info>
          </text:insertion>
        </text:changed-region>
        <text:changed-region xml:id="ct259202680" text:id="ct259202680">
          <text:insertion>
            <office:change-info>
              <dc:creator>Autor desconocido</dc:creator>
              <dc:date>2015-01-23T12:31:00</dc:date>
            </office:change-info>
          </text:insertion>
        </text:changed-region>
        <text:changed-region xml:id="ct411931648" text:id="ct411931648">
          <text:deletion>
            <office:change-info>
              <dc:creator>lvarelap </dc:creator>
              <dc:date>2015-01-14T11:56:00</dc:date>
            </office:change-info>
            <text:p text:style-name="P8"/>
            <text:p text:style-name="P8">Solicitar petición general</text:p>
          </text:deletion>
        </text:changed-region>
        <text:changed-region xml:id="ct259223272" text:id="ct259223272">
          <text:deletion>
            <office:change-info>
              <dc:creator>Autor desconocido</dc:creator>
              <dc:date>2015-01-23T12:34:00</dc:date>
            </office:change-info>
            <text:p text:style-name="P8"/>
            <text:p text:style-name="P8"/>
          </text:deletion>
        </text:changed-region>
        <text:changed-region xml:id="ct411930816" text:id="ct411930816">
          <text:insertion>
            <office:change-info>
              <dc:creator>lvarelap </dc:creator>
              <dc:date>2015-01-14T11:32:00</dc:date>
            </office:change-info>
          </text:insertion>
        </text:changed-region>
        <text:changed-region xml:id="ct259221400" text:id="ct259221400">
          <text:deletion>
            <office:change-info>
              <dc:creator>Autor desconocido</dc:creator>
              <dc:date>2015-01-23T12:34:00</dc:date>
            </office:change-info>
            <text:p text:style-name="P12">o</text:p>
          </text:deletion>
          <text:insertion>
            <office:change-info office:chg-author="lvarelap " office:chg-date-time="2015-01-14T11:32:00"/>
          </text:insertion>
        </text:changed-region>
        <text:changed-region xml:id="ct259222960" text:id="ct259222960">
          <text:insertion>
            <office:change-info>
              <dc:creator>Autor desconocido</dc:creator>
              <dc:date>2015-01-23T12:34:00</dc:date>
            </office:change-info>
          </text:insertion>
        </text:changed-region>
        <text:changed-region xml:id="ct259222544" text:id="ct259222544">
          <text:insertion>
            <office:change-info>
              <dc:creator>lvarelap </dc:creator>
              <dc:date>2015-01-14T11:32:00</dc:date>
            </office:change-info>
          </text:insertion>
        </text:changed-region>
        <text:changed-region xml:id="ct259223376" text:id="ct259223376">
          <text:deletion>
            <office:change-info>
              <dc:creator>Autor desconocido</dc:creator>
              <dc:date>2015-01-23T12:34:00</dc:date>
            </office:change-info>
            <text:p text:style-name="P13">.</text:p>
          </text:deletion>
          <text:insertion>
            <office:change-info office:chg-author="lvarelap " office:chg-date-time="2015-01-14T11:32:00"/>
          </text:insertion>
        </text:changed-region>
        <text:changed-region xml:id="ct259172000" text:id="ct259172000">
          <text:insertion>
            <office:change-info>
              <dc:creator>Autor desconocido</dc:creator>
              <dc:date>2015-01-23T12:34:00</dc:date>
            </office:change-info>
          </text:insertion>
        </text:changed-region>
        <text:changed-region xml:id="ct259195400" text:id="ct259195400">
          <text:deletion>
            <office:change-info>
              <dc:creator>Autor desconocido</dc:creator>
              <dc:date>2015-01-23T12:34:00</dc:date>
            </office:change-info>
            <text:list xml:id="list5861225879391667446" text:style-name="L2">
              <text:list-item>
                <text:p text:style-name="P14"/>
              </text:list-item>
              <text:list-item>
                <text:p text:style-name="P14"/>
              </text:list-item>
            </text:list>
          </text:deletion>
          <text:insertion>
            <office:change-info office:chg-author="lvarelap " office:chg-date-time="2015-01-14T11:32:00"/>
          </text:insertion>
        </text:changed-region>
        <text:changed-region xml:id="ct259177616" text:id="ct259177616">
          <text:insertion>
            <office:change-info>
              <dc:creator>lvarelap </dc:creator>
              <dc:date>2015-01-14T11:32:00</dc:date>
            </office:change-info>
          </text:insertion>
        </text:changed-region>
        <text:changed-region xml:id="ct259223688" text:id="ct259223688">
          <text:insertion>
            <office:change-info>
              <dc:creator>Autor desconocido</dc:creator>
              <dc:date>2015-01-23T12:35:00</dc:date>
            </office:change-info>
          </text:insertion>
        </text:changed-region>
        <text:changed-region xml:id="ct259195712" text:id="ct259195712">
          <text:deletion>
            <office:change-info>
              <dc:creator>Autor desconocido</dc:creator>
              <dc:date>2015-01-23T12:35:00</dc:date>
            </office:change-info>
            <text:list xml:id="list134353318169690" text:continue-numbering="true" text:style-name="L2">
              <text:list-item>
                <text:p text:style-name="P14"/>
              </text:list-item>
              <text:list-item>
                <text:p text:style-name="P14"/>
              </text:list-item>
            </text:list>
          </text:deletion>
          <text:insertion>
            <office:change-info office:chg-author="lvarelap " office:chg-date-time="2015-01-14T11:32:00"/>
          </text:insertion>
        </text:changed-region>
        <text:changed-region xml:id="ct259193736" text:id="ct259193736">
          <text:insertion>
            <office:change-info>
              <dc:creator>lvarelap </dc:creator>
              <dc:date>2015-01-14T11:32:00</dc:date>
            </office:change-info>
          </text:insertion>
        </text:changed-region>
        <text:changed-region xml:id="ct259177200" text:id="ct259177200">
          <text:insertion>
            <office:change-info>
              <dc:creator>Autor desconocido</dc:creator>
              <dc:date>2015-01-23T12:35:00</dc:date>
            </office:change-info>
          </text:insertion>
        </text:changed-region>
        <text:changed-region xml:id="ct259172104" text:id="ct259172104">
          <text:insertion>
            <office:change-info>
              <dc:creator>lvarelap </dc:creator>
              <dc:date>2015-01-14T11:32:00</dc:date>
            </office:change-info>
          </text:insertion>
        </text:changed-region>
        <text:changed-region xml:id="ct411910432" text:id="ct411910432">
          <text:insertion>
            <office:change-info>
              <dc:creator>Autor desconocido</dc:creator>
              <dc:date>2015-01-15T15:07:00</dc:date>
            </office:change-info>
          </text:insertion>
        </text:changed-region>
        <text:changed-region xml:id="ct411912096" text:id="ct411912096">
          <text:deletion>
            <office:change-info>
              <dc:creator>lvarelap </dc:creator>
              <dc:date>2015-01-14T11:49:00</dc:date>
            </office:change-info>
            <text:p text:style-name="P15"/>
            <text:h text:style-name="P16" text:outline-level="2" text:is-list-header="true"/>
          </text:deletion>
        </text:changed-region>
        <text:changed-region xml:id="ct411909600" text:id="ct411909600">
          <text:deletion>
            <office:change-info>
              <dc:creator>lvarelap </dc:creator>
              <dc:date>2015-01-14T11:32:00</dc:date>
            </office:change-info>
            <text:h text:style-name="P16" text:outline-level="2" text:is-list-header="true">Notificar Incidencia</text:h>
            <text:p text:style-name="P17">Al producirse una incidencia en los entornos Oracle de un organismo los <text:span text:style-name="T11">DBAs intentarán la resolución</text:span> de la misma a través del análisis de los ficheros de alert, log, trazas, etc. de los productos Oracle <text:s/>y la <text:span text:style-name="T11">consulta de la BBDD de conocimiento de MOS.</text:span></text:p>
            <text:p text:style-name="P18">Si no se encuentra la solución de este modo, se procede como sigue, en función de la criticidad de la incidencia y del entorno al que afecta.</text:p>
            <text:p text:style-name="P17">Si la incidencia es considerada como <text:span text:style-name="T3">P3 ó P4 en un entorno no productivo o P4 en un entorno productivo</text:span> se deberá abrir un SR en <text:span text:style-name="T3">MOS. </text:span></text:p>
            <text:p text:style-name="P17">Para el resto de incidencias, si con el análisis previo el DBA no consigue resolver la incidencia se debe abrir un tique en NAOS donde se refleje el análisis realizado y se adjunte información para continuar con el mismo. </text:p>
            <text:p text:style-name="P19"><text:span text:style-name="T12">Es importante </text:span><text:span text:style-name="T13">documentar la incidencia</text:span><text:span text:style-name="T14">,</text:span><text:span text:style-name="T12"> indica</text:span><text:span text:style-name="T14">ndo</text:span><text:span text:style-name="T12"> las consultas realizadas en MOS, las notas leídas y las soluciones descartadas.</text:span> </text:p>
            <text:p text:style-name="P17">Así mismo se recomienda <text:span text:style-name="T15">adjuntar</text:span> los siguientes ficheros e información</text:p>
            <text:list xml:id="list823071360910691405" text:style-name="WW8Num7">
              <text:list-item>
                <text:p text:style-name="P20">Resumen del problema, descripción, códigos error, versión producto, sistema operativo/versión</text:p>
              </text:list-item>
              <text:list-item>
                <text:p text:style-name="P20">Información de diagnóstico asociado al producto (alert, log, trazas, etc.)</text:p>
              </text:list-item>
            </text:list>
            <text:p text:style-name="P17">Asimismo será necesario que se<text:span text:style-name="T3"> identifique el entorno sobre el que se solicita el servicio</text:span> (nombre de instancia, versión de producto, nombre servidor, versión S.O, etc.). Cuando la CMDB actualizada esté cargada en NAOS con indicar el nombre instancia para que pueda relacionarse el CI con la incidencia será suficiente.</text:p>
            <text:p text:style-name="P21"><text:span text:style-name="T16">T</text:span><text:span text:style-name="T17">o</text:span><text:span text:style-name="T16">da la interacción con el técnico de Oracle</text:span><text:span text:style-name="T18"> </text:span><text:span text:style-name="T19">(incidencia, preguntas, respuestas, resultados de las pruebas...) </text:span><text:span text:style-name="T16">debe quedar documentada en NAOS, evitándose el </text:span><text:span text:style-name="T20">uso del correo electrónico,</text:span><text:span text:style-name="T21"> para poder realizar la trazabilidad de la incidencia al completo.</text:span></text:p>
            <text:p text:style-name="P17">Si el organismo abre un SR en MOS y cree que no se le está atendiendo adecuadamente por el soporte básico puede <text:span text:style-name="T22">solicitar</text:span><text:span text:style-name="T3"> que se realice una monitorización del SR por parte del soporte avanzado</text:span>. Esto se puede hacer abriendo un tique en NAOS del tipo ‘Solicitar asistencia especializada’ indicando el número de SR y el motivo de la solicitud de monitorización.</text:p>
            <text:p text:style-name="P17">A través del soporte avanzado se escalará el SR o se establecerá una colaboración entre el ingeniero de MOS asignado al SR y el ingeniero de soporte avanzado para agilizar la resolución del SR.</text:p>
            <text:p text:style-name="P17"><draw:g text:anchor-type="paragraph" draw:z-index="32" draw:style-name="gr1"><draw:custom-shape draw:style-name="gr2" draw:text-style-name="P22" svg:width="16.273cm" svg:height="3.724cm" svg:x="0.282cm" svg:y="0.162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3" draw:text-style-name="P24" svg:width="14.027cm" svg:height="4.049cm" svg:x="1.407cm" svg:y="0.33cm"><draw:text-box><text:p text:style-name="P23"><text:span text:style-name="T23">RECUERDA:</text:span></text:p><text:p text:style-name="P23"><text:span text:style-name="T23">- Incidencias P3/P4 en entorno no productivo o P4 en productivo, a través de MOS</text:span></text:p><text:p text:style-name="P23"><text:span text:style-name="T23">- Documentar la incidencia en NAOS con el trabajo previo de búsqueda en MOS</text:span></text:p><text:p text:style-name="P23"><text:span text:style-name="T23">- Ser exhaustivos en la descripción de la incidencia: resumen del problema, descripción, códigos de error, versión del producto, sistema operativo, adjuntar información de diagnóstico</text:span></text:p><text:p text:style-name="P23"><text:span text:style-name="T23">- Identificar el entorno sobre el que se solicita el servicio</text:span></text:p><text:p text:style-name="P23"><text:span text:style-name="T23">- Realizar toda la interacción a través de NAOS, evitando el uso de correo electrónico</text:span></text:p></draw:text-box></draw:frame></draw:g></text:p>
            <text:p text:style-name="P17"/>
            <text:p text:style-name="P17"/>
            <text:p text:style-name="P17"/>
            <text:p text:style-name="P17"/>
            <text:p text:style-name="P17"/>
            <text:p text:style-name="P17"/>
            <text:p text:style-name="P17"/>
            <text:p text:style-name="P15"/>
          </text:deletion>
        </text:changed-region>
        <text:changed-region xml:id="ct411911264" text:id="ct411911264">
          <text:deletion>
            <office:change-info>
              <dc:creator>Autor desconocido</dc:creator>
              <dc:date>2015-01-15T15:11:00</dc:date>
            </office:change-info>
            <text:h text:style-name="P25" text:outline-level="2">Solicitar Asistencia Especializada</text:h>
          </text:deletion>
        </text:changed-region>
        <text:changed-region xml:id="ct411913552" text:id="ct411913552">
          <text:insertion>
            <office:change-info>
              <dc:creator>Autor desconocido</dc:creator>
              <dc:date>2015-01-15T15:11:00</dc:date>
            </office:change-info>
          </text:insertion>
        </text:changed-region>
        <text:changed-region xml:id="ct411915216" text:id="ct411915216">
          <text:deletion>
            <office:change-info>
              <dc:creator>Autor desconocido</dc:creator>
              <dc:date>2015-01-15T15:11:00</dc:date>
            </office:change-info>
            <text:h text:style-name="Heading_20_2" text:outline-level="2"><text:span text:style-name="T24"/></text:h>
            <text:h text:style-name="P25" text:outline-level="2"><text:span text:style-name="T24">Solicitar</text:span></text:h>
            <text:h text:style-name="P26" text:outline-level="2">Los servicios del Soporte Avanzado Oracle están orientados a <text:span text:style-name="T25">organismos</text:span> que ellos mismos o a través de una tercera empresa de soporte de primer nivel administran el software Oracle en sus sistemas. Es por ello que <text:span text:style-name="T3">no se incluye ninguna actividad que suponga la operación sobre producto como pueden ser, tareas propias de administración, instalaciones o migraciones, </text:span><text:span text:style-name="T16">consideradas básicas</text:span></text:h>
            <text:p text:style-name="P17"><text:span text:style-name="T25">Si en la realización de estas operaciones surge alguna incidencia que precisa de la asistencia de </text:span>soporte avanzado Oracle, sí <text:span text:style-name="T25">se</text:span> incluye soporte insitu o remoto sobre las actividades mencionadas.</text:p>
            <text:p text:style-name="P17">La manera ideal de contar con este tipo de soporte es incluirlo en el plan de soporte anual del organismo, de manera que se puedan planificar adecuadamente estas tareas y se bloqueen los recursos necesarios en la fecha indicada.</text:p>
            <text:p text:style-name="P17">En cualquier caso, también se atenderán aquellas peticiones que se realicen con la antelación suficiente, de manera que también pueda planificarse. Solicitudes realizadas con poca antelación serán difíciles de atender.</text:p>
            <text:p text:style-name="P27">Las <text:span text:style-name="T3">reuniones</text:span> en las que sea necesaria contar con algún ingeniero de soporte avanzado también deberán ser solicitadas a través de esta operación en NAOS.</text:p>
            <text:p text:style-name="P27"><draw:g text:anchor-type="paragraph" draw:z-index="33" draw:style-name="gr1"><draw:custom-shape draw:style-name="gr4" draw:text-style-name="P22" svg:width="16.162cm" svg:height="2.296cm" svg:x="0.261cm" svg:y="0.233cm"><text:p/><draw:enhanced-geometry svg:viewBox="0 0 21600 21600" draw:glue-points="10800 0 0 10800 10800 21600 21600 10800" draw:path-stretchpoint-x="10800" draw:text-areas="?f8 ?f9 ?f10 ?f11" draw:type="bracket-pair" draw:modifiers="3143.21206743567"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5" draw:text-style-name="P28" svg:width="13.932cm" svg:height="1.897cm" svg:x="1.376cm" svg:y="0.429cm"><draw:text-box><text:p text:style-name="P23"><text:span text:style-name="T23">RECUERDA: </text:span></text:p><text:p text:style-name="P23"><text:span text:style-name="T23">- No se podrá solicitar al equipo de Oracle la realización de actividades consideradas de operación básica (como tareas de administración, instalaciones o migraciones)</text:span></text:p><text:p text:style-name="P23"><text:span text:style-name="T23">- Sí se podrá solicitar soporte a incidencias surgidas en la realización de esas actividades</text:span></text:p></draw:text-box></draw:frame></draw:g></text:p>
            <text:p text:style-name="P29"/>
            <text:p text:style-name="P29"/>
            <text:p text:style-name="P29"/>
            <text:h text:style-name="P25" text:outline-level="2"><text:span text:style-name="T24"/></text:h>
          </text:deletion>
        </text:changed-region>
        <text:changed-region xml:id="ct411914384" text:id="ct411914384">
          <text:insertion>
            <office:change-info>
              <dc:creator>lvarelap </dc:creator>
              <dc:date>2015-01-14T11:30:00</dc:date>
            </office:change-info>
          </text:insertion>
        </text:changed-region>
        <text:changed-region xml:id="ct259220880" text:id="ct259220880">
          <text:deletion>
            <office:change-info>
              <dc:creator>Autor desconocido</dc:creator>
              <dc:date>2015-01-23T12:48:00</dc:date>
            </office:change-info>
            <text:p text:style-name="P30">Enlace </text:p>
          </text:deletion>
          <text:insertion>
            <office:change-info office:chg-author="lvarelap " office:chg-date-time="2015-01-14T11:30:00"/>
          </text:insertion>
        </text:changed-region>
        <text:changed-region xml:id="ct259219944" text:id="ct259219944">
          <text:insertion>
            <office:change-info>
              <dc:creator>lvarelap </dc:creator>
              <dc:date>2015-01-14T11:30:00</dc:date>
            </office:change-info>
          </text:insertion>
        </text:changed-region>
        <text:changed-region xml:id="ct259195088" text:id="ct259195088">
          <text:deletion>
            <office:change-info>
              <dc:creator>Autor desconocido</dc:creator>
              <dc:date>2015-01-23T12:48:00</dc:date>
            </office:change-info>
            <text:p text:style-name="P30"><text:s/>y Escaladas</text:p>
          </text:deletion>
          <text:insertion>
            <office:change-info office:chg-author="lvarelap " office:chg-date-time="2015-01-14T11:30:00"/>
          </text:insertion>
        </text:changed-region>
        <text:changed-region xml:id="ct259180840" text:id="ct259180840">
          <text:insertion>
            <office:change-info>
              <dc:creator>lvarelap </dc:creator>
              <dc:date>2015-01-14T11:30:00</dc:date>
            </office:change-info>
          </text:insertion>
        </text:changed-region>
        <text:changed-region xml:id="ct411916880" text:id="ct411916880">
          <text:deletion>
            <office:change-info>
              <dc:creator>Autor desconocido</dc:creator>
              <dc:date>2015-01-15T15:11:00</dc:date>
            </office:change-info>
            <text:p text:style-name="P30"><text:span text:style-name="T3">y Escaladas </text:span></text:p>
          </text:deletion>
        </text:changed-region>
        <text:changed-region xml:id="ct411916048" text:id="ct411916048">
          <text:insertion>
            <office:change-info>
              <dc:creator>lvarelap </dc:creator>
              <dc:date>2015-01-14T11:30:00</dc:date>
            </office:change-info>
          </text:insertion>
        </text:changed-region>
        <text:changed-region xml:id="ct411927384" text:id="ct411927384">
          <text:deletion>
            <office:change-info>
              <dc:creator>Autor desconocido</dc:creator>
              <dc:date>2015-01-15T15:14:00</dc:date>
            </office:change-info>
            <text:p text:style-name="P31"><text:span text:style-name="T26"/></text:p>
            <text:p text:style-name="P31"><text:span text:style-name="T26"/></text:p>
          </text:deletion>
        </text:changed-region>
        <text:changed-region xml:id="ct259194880" text:id="ct259194880">
          <text:insertion>
            <office:change-info>
              <dc:creator>Autor desconocido</dc:creator>
              <dc:date>2015-01-15T15:12:00</dc:date>
            </office:change-info>
          </text:insertion>
        </text:changed-region>
        <text:changed-region xml:id="ct411929048" text:id="ct411929048">
          <text:insertion>
            <office:change-info>
              <dc:creator>lvarelap </dc:creator>
              <dc:date>2015-01-14T11:30:00</dc:date>
            </office:change-info>
          </text:insertion>
        </text:changed-region>
        <text:changed-region xml:id="ct259206424" text:id="ct259206424">
          <text:deletion>
            <office:change-info>
              <dc:creator>Autor desconocido</dc:creator>
              <dc:date>2015-01-23T12:51:00</dc:date>
            </office:change-info>
            <text:h text:style-name="Heading_20_2" text:outline-level="2">e</text:h>
          </text:deletion>
          <text:insertion>
            <office:change-info office:chg-author="lvarelap " office:chg-date-time="2015-01-14T11:30:00"/>
          </text:insertion>
        </text:changed-region>
        <text:changed-region xml:id="ct259170856" text:id="ct259170856">
          <text:insertion>
            <office:change-info>
              <dc:creator>Autor desconocido</dc:creator>
              <dc:date>2015-01-23T12:51:00</dc:date>
            </office:change-info>
          </text:insertion>
        </text:changed-region>
        <text:changed-region xml:id="ct259166280" text:id="ct259166280">
          <text:insertion>
            <office:change-info>
              <dc:creator>lvarelap </dc:creator>
              <dc:date>2015-01-14T11:30:00</dc:date>
            </office:change-info>
          </text:insertion>
        </text:changed-region>
        <text:changed-region xml:id="ct259171376" text:id="ct259171376">
          <text:deletion>
            <office:change-info>
              <dc:creator>Autor desconocido</dc:creator>
              <dc:date>2015-01-23T12:51:00</dc:date>
            </office:change-info>
            <text:h text:style-name="Heading_20_2" text:outline-level="2">e</text:h>
          </text:deletion>
          <text:insertion>
            <office:change-info office:chg-author="lvarelap " office:chg-date-time="2015-01-14T11:30:00"/>
          </text:insertion>
        </text:changed-region>
        <text:changed-region xml:id="ct259166384" text:id="ct259166384">
          <text:insertion>
            <office:change-info>
              <dc:creator>Autor desconocido</dc:creator>
              <dc:date>2015-01-23T12:51:00</dc:date>
            </office:change-info>
          </text:insertion>
        </text:changed-region>
        <text:changed-region xml:id="ct259173144" text:id="ct259173144">
          <text:insertion>
            <office:change-info>
              <dc:creator>lvarelap </dc:creator>
              <dc:date>2015-01-14T11:30:00</dc:date>
            </office:change-info>
          </text:insertion>
        </text:changed-region>
        <text:changed-region xml:id="ct259166488" text:id="ct259166488">
          <text:deletion>
            <office:change-info>
              <dc:creator>Autor desconocido</dc:creator>
              <dc:date>2015-01-23T12:51:00</dc:date>
            </office:change-info>
            <text:h text:style-name="Heading_20_2" text:outline-level="2">v</text:h>
          </text:deletion>
          <text:insertion>
            <office:change-info office:chg-author="lvarelap " office:chg-date-time="2015-01-14T11:30:00"/>
          </text:insertion>
        </text:changed-region>
        <text:changed-region xml:id="ct259168360" text:id="ct259168360">
          <text:insertion>
            <office:change-info>
              <dc:creator>Autor desconocido</dc:creator>
              <dc:date>2015-01-23T12:51:00</dc:date>
            </office:change-info>
          </text:insertion>
        </text:changed-region>
        <text:changed-region xml:id="ct259171064" text:id="ct259171064">
          <text:insertion>
            <office:change-info>
              <dc:creator>lvarelap </dc:creator>
              <dc:date>2015-01-14T11:30:00</dc:date>
            </office:change-info>
          </text:insertion>
        </text:changed-region>
        <text:changed-region xml:id="ct411919272" text:id="ct411919272">
          <text:insertion>
            <office:change-info>
              <dc:creator>lvarelap </dc:creator>
              <dc:date>2015-01-14T12:19:00</dc:date>
            </office:change-info>
          </text:insertion>
        </text:changed-region>
        <text:changed-region xml:id="ct411918440" text:id="ct411918440">
          <text:insertion>
            <office:change-info>
              <dc:creator>lvarelap </dc:creator>
              <dc:date>2015-01-14T12:20:00</dc:date>
            </office:change-info>
          </text:insertion>
        </text:changed-region>
        <text:changed-region xml:id="ct411920936" text:id="ct411920936">
          <text:insertion>
            <office:change-info>
              <dc:creator>lvarelap </dc:creator>
              <dc:date>2015-01-14T12:19:00</dc:date>
            </office:change-info>
          </text:insertion>
        </text:changed-region>
        <text:changed-region xml:id="ct259231176" text:id="ct259231176">
          <text:insertion>
            <office:change-info>
              <dc:creator>Autor desconocido</dc:creator>
              <dc:date>2015-01-23T12:49:00</dc:date>
            </office:change-info>
          </text:insertion>
        </text:changed-region>
        <text:changed-region xml:id="ct259166072" text:id="ct259166072">
          <text:insertion>
            <office:change-info>
              <dc:creator>Autor desconocido</dc:creator>
              <dc:date>2015-01-23T12:50:00</dc:date>
            </office:change-info>
          </text:insertion>
        </text:changed-region>
        <text:changed-region xml:id="ct259230968" text:id="ct259230968">
          <text:insertion>
            <office:change-info>
              <dc:creator>lvarelap </dc:creator>
              <dc:date>2015-01-14T12:19:00</dc:date>
            </office:change-info>
          </text:insertion>
        </text:changed-region>
        <text:changed-region xml:id="ct411920104" text:id="ct411920104">
          <text:insertion>
            <office:change-info>
              <dc:creator>Autor desconocido</dc:creator>
              <dc:date>2015-01-15T15:14:00</dc:date>
            </office:change-info>
          </text:insertion>
        </text:changed-region>
        <text:changed-region xml:id="ct411922392" text:id="ct411922392">
          <text:insertion>
            <office:change-info>
              <dc:creator>lvarelap </dc:creator>
              <dc:date>2015-01-14T11:53:00</dc:date>
            </office:change-info>
          </text:insertion>
        </text:changed-region>
        <text:changed-region xml:id="ct259174080" text:id="ct259174080">
          <text:deletion>
            <office:change-info>
              <dc:creator>Autor desconocido</dc:creator>
              <dc:date>2015-01-23T12:50:00</dc:date>
            </office:change-info>
            <text:h text:style-name="P32" text:outline-level="2"><text:span text:style-name="T6">Información, q</text:span></text:h>
          </text:deletion>
          <text:insertion>
            <office:change-info office:chg-author="lvarelap " office:chg-date-time="2015-01-14T11:53:00"/>
          </text:insertion>
        </text:changed-region>
        <text:changed-region xml:id="ct259174392" text:id="ct259174392">
          <text:insertion>
            <office:change-info>
              <dc:creator>Autor desconocido</dc:creator>
              <dc:date>2015-01-23T12:51:00</dc:date>
            </office:change-info>
          </text:insertion>
        </text:changed-region>
        <text:changed-region xml:id="ct259174288" text:id="ct259174288">
          <text:insertion>
            <office:change-info>
              <dc:creator>lvarelap </dc:creator>
              <dc:date>2015-01-14T11:53:00</dc:date>
            </office:change-info>
          </text:insertion>
        </text:changed-region>
        <text:changed-region xml:id="ct259174184" text:id="ct259174184">
          <text:deletion>
            <office:change-info>
              <dc:creator>Autor desconocido</dc:creator>
              <dc:date>2015-01-23T12:51:00</dc:date>
            </office:change-info>
            <text:h text:style-name="P32" text:outline-level="2"><text:span text:style-name="T6">s</text:span></text:h>
          </text:deletion>
          <text:insertion>
            <office:change-info office:chg-author="lvarelap " office:chg-date-time="2015-01-14T11:53:00"/>
          </text:insertion>
        </text:changed-region>
        <text:changed-region xml:id="ct259174600" text:id="ct259174600">
          <text:insertion>
            <office:change-info>
              <dc:creator>Autor desconocido</dc:creator>
              <dc:date>2015-01-23T12:51:00</dc:date>
            </office:change-info>
          </text:insertion>
        </text:changed-region>
        <text:changed-region xml:id="ct259171168" text:id="ct259171168">
          <text:insertion>
            <office:change-info>
              <dc:creator>lvarelap </dc:creator>
              <dc:date>2015-01-14T11:53:00</dc:date>
            </office:change-info>
          </text:insertion>
        </text:changed-region>
        <text:changed-region xml:id="ct411921768" text:id="ct411921768">
          <text:insertion>
            <office:change-info>
              <dc:creator>Autor desconocido</dc:creator>
              <dc:date>2015-01-15T15:20:00</dc:date>
            </office:change-info>
          </text:insertion>
        </text:changed-region>
        <text:changed-region xml:id="ct411924056" text:id="ct411924056">
          <text:insertion>
            <office:change-info>
              <dc:creator>Autor desconocido</dc:creator>
              <dc:date>2015-01-15T15:21:00</dc:date>
            </office:change-info>
          </text:insertion>
        </text:changed-region>
        <text:changed-region xml:id="ct411923224" text:id="ct411923224">
          <text:insertion>
            <office:change-info>
              <dc:creator>lvarelap </dc:creator>
              <dc:date>2015-01-14T11:53:00</dc:date>
            </office:change-info>
          </text:insertion>
        </text:changed-region>
        <text:changed-region xml:id="ct411925616" text:id="ct411925616">
          <text:insertion>
            <office:change-info>
              <dc:creator>Autor desconocido</dc:creator>
              <dc:date>2015-01-15T15:18:00</dc:date>
            </office:change-info>
          </text:insertion>
        </text:changed-region>
        <text:changed-region xml:id="ct411924784" text:id="ct411924784">
          <text:insertion>
            <office:change-info>
              <dc:creator>lvarelap </dc:creator>
              <dc:date>2015-01-14T11:53:00</dc:date>
            </office:change-info>
          </text:insertion>
        </text:changed-region>
        <text:changed-region xml:id="ct259174704" text:id="ct259174704">
          <text:insertion>
            <office:change-info>
              <dc:creator>Autor desconocido</dc:creator>
              <dc:date>2015-01-23T12:51:00</dc:date>
            </office:change-info>
          </text:insertion>
        </text:changed-region>
        <text:changed-region xml:id="ct184003120" text:id="ct184003120">
          <text:insertion>
            <office:change-info>
              <dc:creator>Autor desconocido</dc:creator>
              <dc:date>2015-01-23T13:12:00</dc:date>
            </office:change-info>
          </text:insertion>
        </text:changed-region>
        <text:changed-region xml:id="ct184006136" text:id="ct184006136">
          <text:insertion>
            <office:change-info>
              <dc:creator>Autor desconocido</dc:creator>
              <dc:date>2015-01-23T13:13:00</dc:date>
            </office:change-info>
          </text:insertion>
        </text:changed-region>
        <text:changed-region xml:id="ct259202264" text:id="ct259202264">
          <text:insertion>
            <office:change-info>
              <dc:creator>Autor desconocido</dc:creator>
              <dc:date>2015-01-23T13:14:00</dc:date>
            </office:change-info>
          </text:insertion>
        </text:changed-region>
        <text:changed-region xml:id="ct259197688" text:id="ct259197688">
          <text:insertion>
            <office:change-info>
              <dc:creator>Autor desconocido</dc:creator>
              <dc:date>2015-01-23T13:18:00</dc:date>
            </office:change-info>
          </text:insertion>
        </text:changed-region>
        <text:changed-region xml:id="ct259174496" text:id="ct259174496">
          <text:insertion>
            <office:change-info>
              <dc:creator>Autor desconocido</dc:creator>
              <dc:date>2015-01-23T12:50:00</dc:date>
            </office:change-info>
          </text:insertion>
        </text:changed-region>
        <text:changed-region xml:id="ct259175640" text:id="ct259175640">
          <text:insertion>
            <office:change-info>
              <dc:creator>lvarelap </dc:creator>
              <dc:date>2015-01-14T11:53:00</dc:date>
            </office:change-info>
          </text:insertion>
        </text:changed-region>
        <text:changed-region xml:id="ct411927280" text:id="ct411927280">
          <text:insertion>
            <office:change-info>
              <dc:creator>Autor desconocido</dc:creator>
              <dc:date>2015-01-15T15:22:00</dc:date>
            </office:change-info>
          </text:insertion>
        </text:changed-region>
        <text:changed-region xml:id="ct411926448" text:id="ct411926448">
          <text:insertion>
            <office:change-info>
              <dc:creator>Autor desconocido</dc:creator>
              <dc:date>2015-01-15T15:23:00</dc:date>
            </office:change-info>
          </text:insertion>
        </text:changed-region>
        <text:changed-region xml:id="ct411928944" text:id="ct411928944">
          <text:deletion>
            <office:change-info>
              <dc:creator>Autor desconocido</dc:creator>
              <dc:date>2015-01-15T15:23:00</dc:date>
            </office:change-info>
            <text:p text:style-name="P30">GCE</text:p>
          </text:deletion>
        </text:changed-region>
        <text:changed-region xml:id="ct411928112" text:id="ct411928112">
          <text:insertion>
            <office:change-info>
              <dc:creator>lvarelap </dc:creator>
              <dc:date>2015-01-14T11:53:00</dc:date>
            </office:change-info>
          </text:insertion>
        </text:changed-region>
        <text:changed-region xml:id="ct411930608" text:id="ct411930608">
          <text:insertion>
            <office:change-info>
              <dc:creator>Autor desconocido</dc:creator>
              <dc:date>2015-01-15T15:22:00</dc:date>
            </office:change-info>
          </text:insertion>
        </text:changed-region>
        <text:changed-region xml:id="ct411929776" text:id="ct411929776">
          <text:insertion>
            <office:change-info>
              <dc:creator>lvarelap </dc:creator>
              <dc:date>2015-01-14T11:53:00</dc:date>
            </office:change-info>
          </text:insertion>
        </text:changed-region>
        <text:changed-region xml:id="ct411932272" text:id="ct411932272">
          <text:deletion>
            <office:change-info>
              <dc:creator>lvarelap </dc:creator>
              <dc:date>2015-01-14T11:54:00</dc:date>
            </office:change-info>
            <text:p text:style-name="P33"/>
            <text:p text:style-name="P33">[<text:span text:style-name="T27">…</text:span>..........DESCRIPCION DEL RESTO DE OPERACIONES, CUANDO USARLAS]</text:p>
          </text:deletion>
        </text:changed-region>
        <text:changed-region xml:id="ct259221920" text:id="ct259221920">
          <text:insertion>
            <office:change-info>
              <dc:creator>Autor desconocido</dc:creator>
              <dc:date>2015-01-23T13:19:00</dc:date>
            </office:change-info>
          </text:insertion>
        </text:changed-region>
        <text:changed-region xml:id="ct259190616" text:id="ct259190616">
          <text:deletion>
            <office:change-info>
              <dc:creator>Autor desconocido</dc:creator>
              <dc:date>2015-01-23T13:39:00</dc:date>
            </office:change-info>
            <text:p text:style-name="P34"><text:span text:style-name="T16">.</text:span></text:p>
          </text:deletion>
        </text:changed-region>
        <text:changed-region xml:id="ct259195192" text:id="ct259195192">
          <text:insertion>
            <office:change-info>
              <dc:creator>Autor desconocido</dc:creator>
              <dc:date>2015-01-23T13:39:00</dc:date>
            </office:change-info>
          </text:insertion>
        </text:changed-region>
        <text:changed-region xml:id="ct259178136" text:id="ct259178136">
          <text:deletion>
            <office:change-info>
              <dc:creator>Autor desconocido</dc:creator>
              <dc:date>2015-01-23T13:39:00</dc:date>
            </office:change-info>
            <text:p text:style-name="P34">. </text:p>
          </text:deletion>
        </text:changed-region>
        <text:changed-region xml:id="ct259226808" text:id="ct259226808">
          <text:insertion>
            <office:change-info>
              <dc:creator>Autor desconocido</dc:creator>
              <dc:date>2015-01-23T13:39:00</dc:date>
            </office:change-info>
          </text:insertion>
        </text:changed-region>
        <text:changed-region xml:id="ct259187496" text:id="ct259187496">
          <text:deletion>
            <office:change-info>
              <dc:creator>Autor desconocido</dc:creator>
              <dc:date>2015-01-23T13:39:00</dc:date>
            </office:change-info>
            <text:p text:style-name="P35"><text:span text:style-name="T28">.</text:span></text:p>
          </text:deletion>
        </text:changed-region>
        <text:changed-region xml:id="ct259207880" text:id="ct259207880">
          <text:insertion>
            <office:change-info>
              <dc:creator>Autor desconocido</dc:creator>
              <dc:date>2015-01-23T13:39:00</dc:date>
            </office:change-info>
          </text:insertion>
        </text:changed-region>
        <text:changed-region xml:id="ct259197168" text:id="ct259197168">
          <text:deletion>
            <office:change-info>
              <dc:creator>Autor desconocido</dc:creator>
              <dc:date>2015-01-23T13:39:00</dc:date>
            </office:change-info>
            <text:p text:style-name="P35"><text:span text:style-name="T29"><text:s/></text:span></text:p>
          </text:deletion>
        </text:changed-region>
        <text:changed-region xml:id="ct259192072" text:id="ct259192072">
          <text:deletion>
            <office:change-info>
              <dc:creator>Autor desconocido</dc:creator>
              <dc:date>2015-01-23T13:39:00</dc:date>
            </office:change-info>
            <text:p text:style-name="P34"><text:span text:style-name="T16">. </text:span></text:p>
          </text:deletion>
        </text:changed-region>
        <text:changed-region xml:id="ct259226600" text:id="ct259226600">
          <text:insertion>
            <office:change-info>
              <dc:creator>Autor desconocido</dc:creator>
              <dc:date>2015-01-23T13:39:00</dc:date>
            </office:change-info>
          </text:insertion>
        </text:changed-region>
        <text:changed-region xml:id="ct259224520" text:id="ct259224520">
          <text:insertion>
            <office:change-info>
              <dc:creator>Autor desconocido</dc:creator>
              <dc:date>2015-01-23T13:40:00</dc:date>
            </office:change-info>
          </text:insertion>
        </text:changed-region>
        <text:changed-region xml:id="ct259188640" text:id="ct259188640">
          <text:insertion>
            <office:change-info>
              <dc:creator>Autor desconocido</dc:creator>
              <dc:date>2015-01-23T13:41:00</dc:date>
            </office:change-info>
          </text:insertion>
        </text:changed-region>
        <text:changed-region xml:id="ct259193528" text:id="ct259193528">
          <text:deletion>
            <office:change-info>
              <dc:creator>Autor desconocido</dc:creator>
              <dc:date>2015-01-23T13:40:00</dc:date>
            </office:change-info>
            <text:p text:style-name="P36"><text:span text:style-name="T30">C</text:span><text:span text:style-name="T31">onsulta OBBIE cambio autentificación LDAP</text:span></text:p>
          </text:deletion>
        </text:changed-region>
        <text:changed-region xml:id="ct259188224" text:id="ct259188224">
          <text:deletion>
            <office:change-info>
              <dc:creator>Autor desconocido</dc:creator>
              <dc:date>2015-01-23T13:42:00</dc:date>
            </office:change-info>
            <text:p text:style-name="P37"><text:span text:style-name="T32">.</text:span></text:p>
          </text:deletion>
        </text:changed-region>
        <text:changed-region xml:id="ct259185624" text:id="ct259185624">
          <text:insertion>
            <office:change-info>
              <dc:creator>Autor desconocido</dc:creator>
              <dc:date>2015-01-23T13:42:00</dc:date>
            </office:change-info>
          </text:insertion>
        </text:changed-region>
        <text:changed-region xml:id="ct259188848" text:id="ct259188848">
          <text:deletion>
            <office:change-info>
              <dc:creator>Autor desconocido</dc:creator>
              <dc:date>2015-01-23T13:42:00</dc:date>
            </office:change-info>
            <text:p text:style-name="P37"><text:span text:style-name="T33"><text:s/></text:span></text:p>
          </text:deletion>
        </text:changed-region>
        <text:changed-region xml:id="ct259183336" text:id="ct259183336">
          <text:insertion>
            <office:change-info>
              <dc:creator>Autor desconocido</dc:creator>
              <dc:date>2015-01-23T13:42:00</dc:date>
            </office:change-info>
          </text:insertion>
        </text:changed-region>
        <text:changed-region xml:id="ct259183544" text:id="ct259183544">
          <text:deletion>
            <office:change-info>
              <dc:creator>Autor desconocido</dc:creator>
              <dc:date>2015-01-23T13:42:00</dc:date>
            </office:change-info>
            <text:list xml:id="list7169811297883042542" text:style-name="WW8Num3">
              <text:list-item>
                <text:p text:style-name="P38"><text:span text:style-name="T34"/></text:p>
              </text:list-item>
              <text:list-item>
                <text:p text:style-name="P39"><text:span text:style-name="T34"/></text:p>
              </text:list-item>
            </text:list>
          </text:deletion>
        </text:changed-region>
        <text:changed-region xml:id="ct259188120" text:id="ct259188120">
          <text:insertion>
            <office:change-info>
              <dc:creator>Autor desconocido</dc:creator>
              <dc:date>2015-01-23T13:42:00</dc:date>
            </office:change-info>
          </text:insertion>
        </text:changed-region>
        <text:changed-region xml:id="ct259183648" text:id="ct259183648">
          <text:deletion>
            <office:change-info>
              <dc:creator>Autor desconocido</dc:creator>
              <dc:date>2015-01-23T13:43:00</dc:date>
            </office:change-info>
            <text:p text:style-name="P34"/>
            <text:p text:style-name="P40"><text:span text:style-name="T35"/></text:p>
          </text:deletion>
        </text:changed-region>
        <text:changed-region xml:id="ct259183752" text:id="ct259183752">
          <text:deletion>
            <office:change-info>
              <dc:creator>Autor desconocido</dc:creator>
              <dc:date>2015-01-23T13:43:00</dc:date>
            </office:change-info>
            <text:p text:style-name="P40"><text:span text:style-name="T35">Análisis previo, información de versión y adjunta </text:span><text:span text:style-name="T36">threadumps y logs</text:span></text:p>
          </text:deletion>
        </text:changed-region>
        <text:changed-region xml:id="ct411931440" text:id="ct411931440">
          <text:insertion>
            <office:change-info>
              <dc:creator>lvarelap </dc:creator>
              <dc:date>2015-01-14T1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draw:frame draw:style-name="fr1" draw:name="Marco1" text:anchor-type="char" svg:x="7.235cm" svg:y="-0.63cm" svg:width="10.396cm" svg:height="1.296cm" draw:z-index="0"><draw:text-box><text:p text:style-name="P117">CONSEJERÍA <text:s/>DE HACIENDA Y ADMINISTRACIÓN <text:s/>PÚBLICA</text:p><text:p text:style-name="P118">Dirección General de Política Digital <text:s/></text:p></draw:text-box></draw:frame></text:p>
      <text:p text:style-name="P116"/>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Standard"/>
      <text:p text:style-name="Standard"/>
      <text:p text:style-name="P50"/>
      <text:p text:style-name="P122"><text:title>Servicio Corporativo Oracle</text:title></text:p>
      <text:p text:style-name="P120"/>
      <text:p text:style-name="P122"><text:subject>Guía de uso y buenas prácticas</text:subject></text:p>
      <text:p text:style-name="P119"/>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46"/>
      <text:p text:style-name="P200"/>
      <text:p text:style-name="P121">Hoja de Control del Documento</text:p>
      <text:p text:style-name="P60"/>
      <table:table table:name="Tabla1" table:style-name="Tabla1">
        <table:table-column table:style-name="Tabla1.A"/>
        <table:table-column table:style-name="Tabla1.B"/>
        <table:table-row table:style-name="Tabla1.1">
          <table:table-cell table:style-name="Tabla1.A1" table:number-columns-spanned="2" office:value-type="string">
            <text:p text:style-name="P52">Información del Documento</text:p>
          </table:table-cell>
          <table:covered-table-cell/>
        </table:table-row>
        <table:table-row table:style-name="Tabla1.1">
          <table:table-cell table:style-name="Tabla1.A2" office:value-type="string">
            <text:p text:style-name="P53">Título</text:p>
          </table:table-cell>
          <table:table-cell table:style-name="Tabla1.B2" office:value-type="string">
            <text:p text:style-name="P51"><text:span text:style-name="T103"><text:title>Servicio Corporativo Oracle</text:title></text:span><text:span text:style-name="T103"> </text:span></text:p>
            <text:p text:style-name="P54"><text:subject>Guía de uso y buenas prácticas</text:subject></text:p>
          </table:table-cell>
        </table:table-row>
        <table:table-row table:style-name="Tabla1.3">
          <table:table-cell table:style-name="Tabla1.A2" office:value-type="string">
            <text:p text:style-name="P53">Nombre del fichero</text:p>
          </table:table-cell>
          <table:table-cell table:style-name="Tabla1.B3" office:value-type="string">
            <text:p text:style-name="P55"><text:file-name text:display="name-and-extension">DGPD GU-Guía de uso del Servicio Corporativo Oracle de la Junta de Andalucía_2.odt</text:file-name></text:p>
          </table:table-cell>
        </table:table-row>
      </table:table>
      <text:p text:style-name="Text_20_body"/>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table:number-columns-spanned="4" office:value-type="string">
            <text:p text:style-name="P52">Control de Versiones</text:p>
          </table:table-cell>
          <table:covered-table-cell/>
          <table:covered-table-cell/>
          <table:covered-table-cell/>
        </table:table-row>
        <table:table-row table:style-name="Tabla11.1">
          <table:table-cell table:style-name="Tabla11.A2" office:value-type="string">
            <text:p text:style-name="P53">Versión</text:p>
          </table:table-cell>
          <table:table-cell table:style-name="Tabla11.A2" office:value-type="string">
            <text:p text:style-name="P53">Descripción de los cambios</text:p>
          </table:table-cell>
          <table:table-cell table:style-name="Tabla11.A2" office:value-type="string">
            <text:p text:style-name="P53">Elaborado por</text:p>
          </table:table-cell>
          <table:table-cell table:style-name="Tabla11.A1" office:value-type="string">
            <text:p text:style-name="P53">Fecha Elaboración</text:p>
          </table:table-cell>
        </table:table-row>
        <table:table-row table:style-name="Tabla11.1">
          <table:table-cell table:style-name="Tabla11.A3" office:value-type="string">
            <text:p text:style-name="P55">1.0</text:p>
          </table:table-cell>
          <table:table-cell table:style-name="Tabla11.B3" office:value-type="string">
            <text:p text:style-name="P55">Elaboración inicial del documento</text:p>
          </table:table-cell>
          <table:table-cell table:style-name="Tabla11.C3" office:value-type="string">
            <text:p text:style-name="P55">Lorenzo Varela / Laura Martínez</text:p>
          </table:table-cell>
          <table:table-cell table:style-name="Tabla11.D3" office:value-type="date" office:date-value="2015-01-08">
            <text:p text:style-name="P56"><text:span text:style-name="T104">08</text:span>/01/15</text:p>
          </table:table-cell>
        </table:table-row>
        <table:table-row table:style-name="Tabla11.1">
          <table:table-cell table:style-name="Tabla11.A4" office:value-type="string">
            <text:p text:style-name="P57">1.1 </text:p>
          </table:table-cell>
          <table:table-cell table:style-name="Tabla11.B4" office:value-type="string">
            <text:p text:style-name="P57">Modificación del documento</text:p>
          </table:table-cell>
          <table:table-cell table:style-name="Tabla11.C4" office:value-type="string">
            <text:p text:style-name="P57">Amparo Gamero</text:p>
          </table:table-cell>
          <table:table-cell table:style-name="Tabla11.D4" office:value-type="date" office:date-value="2015-01-13">
            <text:p text:style-name="P58">13/01/15</text:p>
          </table:table-cell>
        </table:table-row>
      </table:table>
      <text:p text:style-name="Text_20_body"/>
      <text:p text:style-name="Text_20_body"/>
      <text:p text:style-name="P115">Índice</text:p>
      <text:p text:style-name="P59"/>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3" text:style-name="Contents_20_3">
            <text:index-entry-tab-stop style:type="left" style:position="0cm" style:leader-char=" "/>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index-source-styles text:outline-level="1">
            <text:index-source-style text:style-name="Estilo_20_Título_20_1_20__2b__20_Negrita"/>
            <text:index-source-style text:style-name="Estilo_20_Título_20_1_20__2b__20_Negrita"/>
          </text:index-source-styles>
          <text:index-source-styles text:outline-level="2">
            <text:index-source-style text:style-name="Estilo_20_Título_20_2_20__2b__20_Negrita"/>
            <text:index-source-style text:style-name="Estilo_20_Título_20_2_20__2b__20_Negrita"/>
          </text:index-source-styles>
          <text:index-source-styles text:outline-level="3">
            <text:index-source-style text:style-name="Estilo_20_Título_20_3_20__2b__20_Negrita"/>
            <text:index-source-style text:style-name="Estilo_20_Título_20_3_20__2b__20_Negrita"/>
          </text:index-source-styles>
          <text:index-source-styles text:outline-level="5">
            <text:index-source-style text:style-name="Heading_20_5"/>
          </text:index-source-styles>
        </text:table-of-content-source>
        <text:index-body>
          <text:p text:style-name="P134"><text:a xlink:type="simple" xlink:href="#__RefHeading__1825_1601157368">1. Introducción<text:tab/>4</text:a></text:p>
          <text:p text:style-name="P134"><text:a xlink:type="simple" xlink:href="#__RefHeading__1827_1601157368">2. Productos<text:tab/>5</text:a></text:p>
          <text:p text:style-name="P134"><text:a xlink:type="simple" xlink:href="#__RefHeading__1829_1601157368">3. Usuarios del SCO<text:tab/>6</text:a></text:p>
          <text:p text:style-name="P134"><text:a xlink:type="simple" xlink:href="#__RefHeading__1831_1601157368">4. Niveles de soporte y canales<text:tab/>7</text:a></text:p>
          <text:p text:style-name="P135"><text:a xlink:type="simple" xlink:href="#__RefHeading__4660_949367506">4.1. Soporte Básico<text:tab/>7</text:a></text:p>
          <text:p text:style-name="P135"><text:a xlink:type="simple" xlink:href="#__RefHeading__4662_949367506">4.2. Soporte Avanzado<text:tab/>7</text:a></text:p>
          <text:p text:style-name="P134"><text:a xlink:type="simple" xlink:href="#__RefHeading__1835_1601157368">5. Guía de uso del Soporte Avanzado<text:tab/>8</text:a></text:p>
          <text:p text:style-name="P135"><text:a xlink:type="simple" xlink:href="#__RefHeading__66200_1270766266">5.1. Notificar Incidencia<text:tab/>8</text:a></text:p>
          <text:p text:style-name="P135"><text:a xlink:type="simple" xlink:href="#__RefHeading__1837_1601157368">5.2. Formular Consulta Técnica<text:tab/>9</text:a></text:p>
          <text:p text:style-name="P135"><text:a xlink:type="simple" xlink:href="#__RefHeading__1841_1601157368">5.3. Solicitar Asistencia Especializada<text:tab/>9</text:a></text:p>
          <text:p text:style-name="P135"><text:a xlink:type="simple" xlink:href="#__RefHeading__2854_348329018">5.4. Solicitar Acceso<text:tab/>10</text:a></text:p>
          <text:p text:style-name="P135"><text:a xlink:type="simple" xlink:href="#__RefHeading__66204_1270766266">5.5. Proponer, evaluar, ejecutar y verificar cambio<text:tab/>11</text:a></text:p>
          <text:p text:style-name="P135"><text:a xlink:type="simple" xlink:href="#__RefHeading__66206_1270766266">5.6. Presentar Información, queja o sugerencia<text:tab/>11</text:a></text:p>
          <text:p text:style-name="P135"><text:a xlink:type="simple" xlink:href="#__RefHeading__66208_1270766266">5.7. Solicitar Petición General<text:tab/>12</text:a></text:p>
          <text:p text:style-name="P134"><text:a xlink:type="simple" xlink:href="#__RefHeading__1843_1601157368">6. Gestión del servicio<text:tab/>13</text:a></text:p>
          <text:p text:style-name="P134"><text:a xlink:type="simple" xlink:href="#__RefHeading__4614_1601157368">7. Ejemplos de casos de uso del SCO<text:tab/>14</text:a></text:p>
          <text:p text:style-name="P135"><text:a xlink:type="simple" xlink:href="#__RefHeading__4616_1601157368">7.1. Algunos ejemplos de actividades mal solicitadas<text:tab/>14</text:a></text:p>
          <text:p text:style-name="P135"><text:a xlink:type="simple" xlink:href="#__RefHeading__1849_1601157368">7.2. Algunos ejemplos de actividades bien solicitadas<text:tab/>14</text:a></text:p>
          <text:p text:style-name="P134"><text:a xlink:type="simple" xlink:href="#__RefHeading__1845_1601157368">8. Anexos<text:tab/>16</text:a></text:p>
          <text:p text:style-name="P135"><text:a xlink:type="simple" xlink:href="#__RefHeading__4618_1601157368">8.1. Clasificación de las incidencias en función de su criticidad<text:tab/>16</text:a></text:p>
          <text:p text:style-name="P135"><text:a xlink:type="simple" xlink:href="#__RefHeading__66210_1270766266">8.2. Productos con licencia limitada dentro del contrato<text:tab/>16</text:a></text:p>
        </text:index-body>
      </text:table-of-content>
      <text:section text:style-name="Sect2" text:name="Sección2">
        <text:p text:style-name="P123"/>
        <text:h text:style-name="P180" text:outline-level="1"><text:bookmark-start text:name="__RefHeading__1825_1601157368"/>Introducción<text:bookmark-end text:name="__RefHeading__1825_1601157368"/></text:h>
        <text:p text:style-name="P77"><draw:g text:anchor-type="paragraph" draw:z-index="1" draw:style-name="gr1"><draw:custom-shape draw:style-name="gr6" draw:text-style-name="P22" svg:width="7.127cm" svg:height="2.003cm" svg:x="9.28cm" svg:y="-0.199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7" draw:text-style-name="P219" svg:width="6.144cm" svg:height="1.876cm" svg:x="9.705cm" svg:y="-0.093cm"><draw:text-box><text:p text:style-name="P22"><text:span text:style-name="T139">El objetivo de este documento es establecer un conjunto de buenas prácticas y de normas de uso del Servicio Corporativo Oracle (SCO)</text:span></text:p></draw:text-box></draw:frame></draw:g>El Servicio Corporativo Oracle ofrece a los organismos de la Junta de Andalucía una serie de servicios orientados a la resolución de incidencias y al buen funcionamiento de la infraestructura Oracle. Estos servicios se prestan sobre una serie de productos incluidos en el alcance del contrato.</text:p>
        <text:p text:style-name="P78">Si bien el Servicio se ha venido prestando con continuidad desde hace varios años y forma parte del catálogo de servicios de uso habitual por parte de los técnicos de los organismos<text:change-start text:change-id="ct411908144"/> <text:span text:style-name="T132">de la Junta de Andalucía</text:span><text:change-end text:change-id="ct411908144"/>, se han identificado <text:change-start text:change-id="ct418440200"/><text:span text:style-name="T3">mejoras</text:span><text:change-end text:change-id="ct418440200"/> <text:span text:style-name="T27">que es posible aplicar, y que contribuirán a una </text:span><text:change-start text:change-id="ct418439784"/><text:span text:style-name="T72">gestión más eficaz de los recursos</text:span><text:change-end text:change-id="ct418439784"/><text:span text:style-name="T27"> de los que disponemos.</text:span></text:p>
        <text:p text:style-name="P105">La reducción del presupuesto del proyecto en la etapa 2014-2016, ha motivado una reducción del alcance de los trabajos. <text:span text:style-name="T129">Estas normas pretenden también minimizar e</text:span>l impacto de esta reducción en la calidad del servicio recibido. </text:p>
        <text:p text:style-name="P68"><text:span text:style-name="T1">E</text:span>ste documento establece un conjunto de normas de uso <text:span text:style-name="T122">y buenas prácticas</text:span> del S<text:span text:style-name="T121">oporte </text:span>Corporativo Oracle (SCO), <text:span text:style-name="T124">con los siguientes objetivos: </text:span></text:p>
        <text:p text:style-name="P1">* <text:span text:style-name="T122">Favorecer la selección correcta por parte de los técnicos de los Organismos beneficiarios de la herramienta a través de la cuál dar curso a las peticiones, en función de la naturaleza de las mismas.</text:span></text:p>
        <text:p text:style-name="P1">* <text:span text:style-name="T1">Contribuir al uso equilibrado del Soporte Básico y Soporte Avanzado</text:span><text:change-start text:change-id="ct411914072"/><text:span text:style-name="T1">.</text:span><text:change-end text:change-id="ct411914072"/><text:change text:change-id="ct411913240"/></text:p>
        <text:p text:style-name="P73">* <text:span text:style-name="T123">Agilizar la resolución de peticiones, al incluir la información más completa.</text:span></text:p>
        <text:p text:style-name="P1">* <text:span text:style-name="T1">Optimizar la dedicación de los técnicos de Soporte Avanzado de Oracle a tareas que aporten más valor añadido.</text:span></text:p>
        <text:p text:style-name="P76">* Identificar y corregir malas prácticas <text:span text:style-name="T27">que</text:span> se han venido detectando.</text:p>
        <text:p text:style-name="P86"/>
        <text:h text:style-name="P181" text:outline-level="1"><text:bookmark-start text:name="__RefHeading__1827_1601157368"/>Productos<text:bookmark-end text:name="__RefHeading__1827_1601157368"/></text:h>
        <text:p text:style-name="P17">Los productos <text:span text:style-name="T109">incluidos en el alcance del contrato vigente </text:span>a los que se da soporte dentro del SCO son:</text:p>
        <text:list xml:id="list3166221526896156521" text:style-name="WW8Num1">
          <text:list-item>
            <text:p text:style-name="P201">SGBD: Gestor de Bases de Datos Relacionales</text:p>
          </text:list-item>
          <text:list-item>
            <text:p text:style-name="P201">Servidor de Aplicaciones Oracle: Internet Application Server, <text:s/>Oracle Application Server y Weblogic Server Suite </text:p>
          </text:list-item>
          <text:list-item>
            <text:p text:style-name="P201">RAC: Software para Bases de datos en Cluster</text:p>
          </text:list-item>
          <text:list-item>
            <text:p text:style-name="P201">IdM dentro del proyecto GUIA</text:p>
          </text:list-item>
          <text:list-item>
            <text:p text:style-name="P209">Otros productos, con licenciamiento limitado, que se encuentran recogido en el actual contrato <text:span text:style-name="T109">y que se detallan en el </text:span><text:change-start text:change-id="ct411914488"/><text:span text:style-name="T2">Anexo </text:span><text:change-end text:change-id="ct411914488"/><text:change text:change-id="ct411931752"/><text:change text:change-id="ct411913656"/><text:change-start text:change-id="ct411930920"/><text:span text:style-name="T2"><text:bookmark-ref text:reference-format="number" text:ref-name="__RefHeading__66210_1270766266">8.2</text:bookmark-ref></text:span><text:span text:style-name="T2"> </text:span><text:span text:style-name="T2"><text:bookmark-ref text:reference-format="text" text:ref-name="__RefHeading__66210_1270766266">Productos con licencia limitada dentro del contrato</text:bookmark-ref></text:span><text:change-end text:change-id="ct411930920"/></text:p>
          </text:list-item>
        </text:list>
        <text:p text:style-name="P3">Todas las solicitudes de servicio deben referenciar el producto afectado. <text:change text:change-id="ct411930088"/></text:p>
        <text:p text:style-name="P17"><draw:g text:anchor-type="paragraph" draw:z-index="26" draw:style-name="gr1"><draw:custom-shape draw:style-name="gr23" draw:text-style-name="P22" svg:width="14.936cm" svg:height="1.387cm" svg:x="0.67cm" svg:y="0.601cm"><text:p/><draw:enhanced-geometry svg:viewBox="0 0 21600 21600" draw:glue-points="10800 0 0 10800 10800 21600 21600 10800" draw:path-stretchpoint-x="10800" draw:text-areas="?f8 ?f9 ?f10 ?f11" draw:mirror-horizontal="false" draw:mirror-vertical="false"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24" draw:text-style-name="P222" svg:width="12.875cm" svg:height="1.299cm" svg:x="1.561cm" svg:y="0.675cm"><draw:text-box><text:p text:style-name="P221"><text:span text:style-name="T139">RECUERDA: </text:span></text:p><text:p text:style-name="P221"><text:span text:style-name="T139">- Sólo se atenderán solicitudes relativas a productos incluidos en el listado anterior</text:span></text:p><text:p text:style-name="P221"><text:span text:style-name="T139">- Las solicitudes deben incluir el producto al que hacen referencia</text:span></text:p></draw:text-box></draw:frame></draw:g></text:p>
        <text:h text:style-name="P181" text:outline-level="1"><text:bookmark-start text:name="__RefHeading__1829_1601157368"/>Usuarios del SCO<text:bookmark-end text:name="__RefHeading__1829_1601157368"/></text:h>
        <text:p text:style-name="P4"><text:span text:style-name="T35">Todos los usuarios que hagan uso del servicio deben estar identificados en la Guía de Contactos </text:span><text:span text:style-name="T91">que se </text:span><text:span text:style-name="T35">mantiene </text:span><text:span text:style-name="T91">en el proyecto</text:span><text:span text:style-name="T35">. </text:span></text:p>
        <text:p text:style-name="P4"><text:span text:style-name="T110">Estos usuarios serán los que podrán solicitar asistencia a través de </text:span><text:span text:style-name="T112">las herramientas <text:s/>habilitadas</text:span><text:span text:style-name="T110">, </text:span><text:span text:style-name="T111">por lo que la actualización constante de la Guía </text:span><text:span text:style-name="T4">para recoger a todas las personas implicadas en la prestación o recepción de los servicios es clave para el buen funcionamiento del</text:span><text:change-start text:change-id="ct418448312"/><text:span text:style-name="T4"> </text:span><text:span text:style-name="T118">Servicio</text:span><text:change-end text:change-id="ct418448312"/><text:change text:change-id="ct418448416"/><text:span text:style-name="T4"> Corporativo Oracle</text:span><text:span text:style-name="T110">. </text:span><text:span text:style-name="T114">No se atenderán peticiones de usuarios que no estén en la Guía, </text:span><text:span text:style-name="T115">por lo que los Responsables y Dinamizadores de los Organismos, deben mantener actualizada la relación de usuarios autorizados por su Organismo y comunicar cualquier modificación que se produzca</text:span><text:span text:style-name="T114">. </text:span><text:span text:style-name="T113"><text:s text:c="2"/></text:span></text:p>
        <text:p text:style-name="P91"><text:span text:style-name="T119">El procedimiento para </text:span><text:span text:style-name="T120">comunicar las modificaciones de usuarios </text:span><text:span text:style-name="T119">en la Guía se puede encontrar </text:span><text:span text:style-name="T95">aquí</text:span><text:span text:style-name="T96"><office:annotation><dc:creator>lvarelap </dc:creator><dc:date>2015-01-09T10:42:15</dc:date><text:list text:style-name=""><text:list-item><text:p text:style-name="P218"><text:span text:style-name="T138">Cuando se cambie la OVCTIC, se tendría que poner el enlace en este punto</text:span></text:p></text:list-item></text:list></office:annotation></text:span><text:span text:style-name="T97"> </text:span><text:span text:style-name="T98">(enlace al procedimiento en la OVCTIC de la JdA).</text:span></text:p>
        <text:p text:style-name="P85"><draw:g text:anchor-type="paragraph" draw:z-index="27" draw:style-name="gr1"><draw:custom-shape draw:style-name="gr23" draw:text-style-name="P22" svg:width="16.308cm" svg:height="1.387cm" svg:x="0.116cm" svg:y="0.497cm"><text:p/><draw:enhanced-geometry svg:viewBox="0 0 21600 21600" draw:glue-points="10800 0 0 10800 10800 21600 21600 10800" draw:path-stretchpoint-x="10800" draw:text-areas="?f8 ?f9 ?f10 ?f11" draw:mirror-horizontal="false" draw:mirror-vertical="false"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24" draw:text-style-name="P222" svg:width="14.059cm" svg:height="1.299cm" svg:x="1.088cm" svg:y="0.571cm"><draw:text-box><text:p text:style-name="P221"><text:span text:style-name="T139">RECUERDA: </text:span></text:p><text:p text:style-name="P221"><text:span text:style-name="T139">- Sólo se atenderán peticiones de usuarios que estén identificados en la Guía de Contactos</text:span></text:p><text:p text:style-name="P221"><text:span text:style-name="T139">- Ante cambios del equipo de trabajo, es importante solicitar la actualización de la Guía</text:span></text:p></draw:text-box></draw:frame></draw:g></text:p>
        <text:h text:style-name="P181" text:outline-level="1"><text:bookmark-start text:name="__RefHeading__1831_1601157368"/>Niveles de soporte <text:span text:style-name="T109">y canales</text:span><text:bookmark-end text:name="__RefHeading__1831_1601157368"/></text:h>
        <text:p text:style-name="P17">Dentro del alcance del SCO se incluyen dos niveles de soporte complementarios.</text:p>
        <text:list xml:id="list7235280992659294372" text:style-name="WW8Num5">
          <text:list-item>
            <text:p text:style-name="P202">Soporte Básico o Premier Support (PS)</text:p>
          </text:list-item>
          <text:list-item>
            <text:p text:style-name="P202">Soporte Avanzado o Advanced Customer Support (ACS)</text:p>
          </text:list-item>
        </text:list>
        <text:h text:style-name="P187" text:outline-level="2"><text:bookmark-start text:name="__RefHeading__4660_949367506"/>Soporte Básico<text:bookmark-end text:name="__RefHeading__4660_949367506"/></text:h>
        <text:p text:style-name="P93"><text:span text:style-name="T75">El </text:span><text:span text:style-name="T79">Soporte Básico</text:span><text:span text:style-name="T75"> da derecho a:</text:span></text:p>
        <text:list xml:id="list6177996347692396659" text:style-name="WW8Num4">
          <text:list-item>
            <text:p text:style-name="P203">Acceso a la base de datos de conocimiento de Oracle para realizar consultas y resolver dudas del uso, actualización, certificación y configuración de los productos.</text:p>
          </text:list-item>
          <text:list-item>
            <text:p text:style-name="P203">Apertura de Service Request (SR) para realización de consultas o resolución de incidencias</text:p>
          </text:list-item>
          <text:list-item>
            <text:p text:style-name="P203"><draw:g text:anchor-type="paragraph" draw:z-index="19" draw:style-name="gr1"><draw:custom-shape draw:style-name="gr10" draw:text-style-name="P22" svg:width="7.127cm" svg:height="2.077cm" svg:x="9.264cm" svg:y="-0.088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11" draw:text-style-name="P220" svg:width="6.144cm" svg:height="1.696cm" svg:x="9.689cm" svg:y="0.15cm"><draw:text-box><text:p><text:span text:style-name="T140">El Soporte Básico debe ser el primer recurso de los técnicos para resolver las incidencias (excepto en el caso de incidencias P1 -críticas-)</text:span></text:p></draw:text-box></draw:frame></draw:g>La actualización de versiones de productos con nuevas funcionalidades </text:p>
          </text:list-item>
          <text:list-item>
            <text:p text:style-name="P203">Correcciones o fixes sobre problemas de producto o seguridad</text:p>
          </text:list-item>
          <text:list-item>
            <text:p text:style-name="P203">Descarga de software</text:p>
          </text:list-item>
        </text:list>
        <text:p text:style-name="P17">Este soporte se presta de <text:span text:style-name="T3">forma remota</text:span> a través de la web <text:span text:style-name="T47">My Oracle Support</text:span><text:span text:style-name="T125"> (</text:span><text:a xlink:type="simple" xlink:href="http://support.oracle.com/"><text:span text:style-name="T125">http://support.oracle.com</text:span></text:a><text:span text:style-name="T125">)</text:span> y en <text:span text:style-name="T3">inglés</text:span>. Existe también la posibilidad de abrir los SRs en español y por teléfono aunque esto implica un proceso intermedio de Oracle para la traducción del contenido del SR español-inglés-español.</text:p>
        <text:p text:style-name="P70"><text:span text:style-name="T108">El Soporte Básico debe ser el </text:span><text:span text:style-name="T46">primer recurso</text:span><text:span text:style-name="T108"> de los técnicos</text:span><text:change-start text:change-id="ct259191448"/><text:span text:style-name="T108"> de los Organismos</text:span><text:change-end text:change-id="ct259191448"/><text:span text:style-name="T108"> para resolver las incidencias (excepto en los casos en que éstas sean críticas). La navegación a través de la base de conocimiento de My Oracle Support o el planteamiento de un Service Request deberían ser los primeros pasos </text:span><text:span text:style-name="T69">en la identificación del origen de la incidencia. </text:span></text:p>
        <text:p text:style-name="P106">En los casos en que no se encuentre la solución o la naturaleza/prioridad de la incidencia así lo exija, se podrá recurrir al soporte avanzado. Toda la información recopilada en el proceso de<text:span text:style-name="T3"> documentación previa en MOS</text:span> será de mucha utilidad al equipo técnico de Soporte Avanzado por lo que debe formar parte de la información incluida en el alta de la incidencia/petición.</text:p>
        <text:p text:style-name="P106">Es importante saber también que en los casos en que la resolución de un SR planteado en MOS se demore, se puede escalar su agilización al soporte avanzado.</text:p>
        <text:h text:style-name="P188" text:outline-level="2"><text:bookmark-start text:name="__RefHeading__4662_949367506"/>Soporte Avanzado<text:bookmark-end text:name="__RefHeading__4662_949367506"/></text:h>
        <text:p text:style-name="P69">El <text:span text:style-name="T3">Soporte Avanzado</text:span> es el servicio de valor añadido que:</text:p>
        <text:list xml:id="list7925793813782492538" text:style-name="WW8Num2">
          <text:list-item>
            <text:p text:style-name="P138"><draw:g text:anchor-type="paragraph" draw:z-index="2" draw:style-name="gr1"><draw:custom-shape draw:style-name="gr8" draw:text-style-name="P22" svg:width="7.577cm" svg:height="1.89cm" svg:x="9.322cm" svg:y="-0.191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9" draw:text-style-name="P220" svg:width="6.532cm" svg:height="1.696cm" svg:x="9.774cm" svg:y="0.026cm"><draw:text-box><text:p><text:span text:style-name="T140">El Soporte Avanzado complementa al Soporte Básico cuando el DBA, después de haber hecho uso del Soporte Básico, no logra resolver su consulta o incidencia.</text:span></text:p></draw:text-box></draw:frame></draw:g><text:span text:style-name="T105">C</text:span>omplementa al soporte básico cuando el DBA del organismo, después de haber hecho uso del Soporte Básico, no logra resolver su consulta o incidencia, podrá hacer uso del Soporte Avanzado haciendo referencia a todo el análisis previo realizado.</text:p>
          </text:list-item>
          <text:list-item>
            <text:p text:style-name="P140"><text:span text:style-name="T105">T</text:span>iene un componente altamente proactivo con un alto conocimiento del entorno de los organismos que da <text:s/>soporte y asesoramiento en el uso de los productos, migraciones, definición de arquitecturas, proactividad, clarificación y orientación de problemas, etc.</text:p>
          </text:list-item>
        </text:list>
        <text:p text:style-name="P81">En los apartados siguientes se describen las normas de <text:s/>uso para el Soporte Avanzado. </text:p>
        <text:h text:style-name="P181" text:outline-level="1"><text:bookmark-start text:name="__RefHeading__1835_1601157368"/>Guía de uso del <text:span text:style-name="T99">S</text:span>oporte Avanzado<text:bookmark-end text:name="__RefHeading__1835_1601157368"/></text:h>
        <text:p text:style-name="P21"><text:span text:style-name="T130">El Soporte Avanzado se presta de forma </text:span><text:span text:style-name="T17">remota o presencial</text:span><text:span text:style-name="T130">, por parte de un equipo de técnicos dedicados al proyecto.</text:span></text:p>
        <text:p text:style-name="P74">Todas las peticiones de servicio a <text:span text:style-name="T100">S</text:span>oporte <text:span text:style-name="T100">A</text:span>vanzado deben realizarse por parte de los organismos <text:span text:style-name="T100">beneficiarios</text:span> a través de la <text:span text:style-name="T3">herramienta de gestión de servicio NAOS </text:span><text:span text:style-name="T48">3.0</text:span>. </text:p>
        <text:p text:style-name="P82"><text:a xlink:type="simple" xlink:href="https://naossuite.i-administracion.junta-andalucia.es/autoservicio">https://naossuite.i-administracion.junta-andalucia.es/autoservicio</text:a> </text:p>
        <text:p text:style-name="P5"><draw:g text:anchor-type="paragraph" draw:z-index="28" draw:style-name="gr1"><draw:custom-shape draw:style-name="gr25" draw:text-style-name="P22" svg:width="6.284cm" svg:height="2.338cm" svg:x="10.089cm" svg:y="0.385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26" draw:text-style-name="P223" svg:width="5.418cm" svg:height="1.809cm" svg:x="10.523cm" svg:y="0.489cm"><draw:text-box><text:p text:style-name="P221"><text:span text:style-name="T23">Los números de teléfono para asistencia </text:span><text:span text:style-name="T141">fuera de horario</text:span><text:span text:style-name="T23"> son:</text:span></text:p><text:p text:style-name="P22"><text:span text:style-name="T23">RDBMS 902 431 650</text:span></text:p><text:p text:style-name="P22"><text:span text:style-name="T23">FMW 954 466 358</text:span></text:p></draw:text-box></draw:frame></draw:g><text:span text:style-name="T11">No se atenderá ninguna solicitud que no llegue por este canal excepto las incidencias de P1</text:span> <text:s/>que se den <text:change-start text:change-id="ct259173352"/><text:span text:style-name="T3">fuera del horario laboral</text:span><text:change-end text:change-id="ct259173352"/> cuya solicitud de servicio debe realizarse a través del teléfono de guardia 24x7<text:change-start text:change-id="ct411929256"/> <text:span text:style-name="T6">a los </text:span><text:change-end text:change-id="ct411929256"/><text:change text:change-id="ct259175952"/><text:change-start text:change-id="ct259224624"/><text:span text:style-name="T6">teléfonos</text:span><text:change-end text:change-id="ct259224624"/><text:change text:change-id="ct259180944"/><text:change-start text:change-id="ct259171688"/><text:span text:style-name="T6"> 902 431 650 si es u</text:span><text:change-end text:change-id="ct259171688"/><text:change-start text:change-id="ct411908872"/><text:span text:style-name="T6">n problema de Base de Datos y al 954 466 358 si es un problema de FM</text:span><text:span text:style-name="T41">W</text:span><text:change-end text:change-id="ct411908872"/><text:change text:change-id="ct411916152"/><text:change text:change-id="ct411908248"/><text:change-start text:change-id="ct411915320"/><text:span text:style-name="T54">. </text:span><text:change-end text:change-id="ct411915320"/>En este caso, una vez resuelta la incidencia es responsabilidad del organismo crear el tique tan pronto como sea posible.</text:p>
        <text:p text:style-name="P79">Se recuerda <text:span text:style-name="T27">que</text:span> existe otra versión de NAOS (la 2.4) que sigue utilizándose para otros servicios. <text:change-start text:change-id="ct411917816"/><text:span text:style-name="T3">Es necesario comprobar que la versión en la que se plantean las peticiones es la versión 3.0</text:span><text:change-end text:change-id="ct411917816"/> actualmente en uso para el Servicio Corporativo Oracle, y accesible desde la URL anteriormente referenciada.</text:p>
        <text:p text:style-name="P6">A través de NAOS se pueden realizar las siguientes <text:span text:style-name="T100">operaciones: </text:span><text:change text:change-id="ct411916984"/></text:p>
        <text:list xml:id="list134353399154826" text:continue-list="list134353315154948" text:style-name="L1">
          <text:list-item>
            <text:p text:style-name="P10">Notificar <text:change text:change-id="ct259170544"/><text:change-start text:change-id="ct259170440"/><text:span text:style-name="T135">I</text:span><text:change-end text:change-id="ct259170440"/>ncidencia<text:change text:change-id="ct259170648"/></text:p>
          </text:list-item>
          <text:list-item>
            <text:p text:style-name="P9"><text:change-start text:change-id="ct411919480"/>Formular <text:change-end text:change-id="ct411919480"/><text:change text:change-id="ct259170336"/><text:change-start text:change-id="ct259170128"/><text:span text:style-name="T135">C</text:span><text:change-end text:change-id="ct259170128"/><text:change-start text:change-id="ct259170232"/>onsulta <text:change-end text:change-id="ct259170232"/><text:change text:change-id="ct259169920"/><text:change-start text:change-id="ct259169712"/><text:span text:style-name="T135">T</text:span><text:change-end text:change-id="ct259169712"/><text:change-start text:change-id="ct259170024"/>écnica<text:change-end text:change-id="ct259170024"/><text:change text:change-id="ct411921144"/><text:change text:change-id="ct411918648"/></text:p>
          </text:list-item>
          <text:list-item>
            <text:p text:style-name="P9"><text:change-start text:change-id="ct411920312"/>Solicitar Asistencia Especializada<text:change-end text:change-id="ct411920312"/><text:change text:change-id="ct411928320"/><text:change text:change-id="ct411924264"/><text:change text:change-id="ct411924992"/><text:change text:change-id="ct411922600"/><text:change text:change-id="ct411923432"/></text:p>
          </text:list-item>
          <text:list-item>
            <text:p text:style-name="P10">Solicitar Acceso<text:change-start text:change-id="ct411927488"/></text:p>
          </text:list-item>
          <text:list-item>
            <text:p text:style-name="P161">Proponer, <text:change-end text:change-id="ct411927488"/><text:change text:change-id="ct259169816"/><text:change-start text:change-id="ct259169608"/><text:span text:style-name="T135">E</text:span><text:change-end text:change-id="ct259169608"/><text:change-start text:change-id="ct259169088"/>valuar, <text:change-end text:change-id="ct259169088"/><text:change text:change-id="ct259168880"/><text:change-start text:change-id="ct259168672"/><text:span text:style-name="T135">E</text:span><text:change-end text:change-id="ct259168672"/><text:change-start text:change-id="ct259168984"/>jecutar y <text:change-end text:change-id="ct259168984"/><text:change text:change-id="ct259168568"/><text:change-start text:change-id="ct259168776"/><text:span text:style-name="T135">V</text:span><text:change-end text:change-id="ct259168776"/><text:change-start text:change-id="ct259168464"/>erificar <text:change-end text:change-id="ct259168464"/><text:change text:change-id="ct259168048"/><text:change-start text:change-id="ct259167216"/><text:span text:style-name="T135">C</text:span><text:change-end text:change-id="ct259167216"/><text:change-start text:change-id="ct259168152"/>ambio<text:change-end text:change-id="ct259168152"/></text:p>
          </text:list-item>
          <text:list-item>
            <text:p text:style-name="P9"><text:change text:change-id="ct411929984"/><text:change-start text:change-id="ct411929152"/>Presentar <text:change-end text:change-id="ct411929152"/><text:change text:change-id="ct259171480"/><text:change-start text:change-id="ct259167944"/><text:span text:style-name="T135">Q</text:span><text:change-end text:change-id="ct259167944"/><text:change-start text:change-id="ct259171272"/>ueja o <text:change-end text:change-id="ct259171272"/><text:change text:change-id="ct259171584"/><text:change-start text:change-id="ct259167112"/><text:span text:style-name="T135">S</text:span><text:change-end text:change-id="ct259167112"/><text:change-start text:change-id="ct259167008"/>ugerencia<text:change-end text:change-id="ct259167008"/><text:change-start text:change-id="ct259168256"/></text:p>
          </text:list-item>
          <text:list-item>
            <text:p text:style-name="P165">Responder a Campaña de Información<text:change-end text:change-id="ct259168256"/><text:change-start text:change-id="ct259166904"/></text:p>
          </text:list-item>
          <text:list-item>
            <text:p text:style-name="P164">Solicitar Petición General<text:change-end text:change-id="ct259166904"/><text:change-start text:change-id="ct259202680"/></text:p>
          </text:list-item>
        </text:list>
        <text:p text:style-name="P8"/>
        <text:p text:style-name="P8"><draw:g text:anchor-type="paragraph" draw:z-index="29" draw:style-name="gr1"><draw:custom-shape draw:style-name="gr27" draw:text-style-name="P22" svg:width="16.412cm" svg:height="1.997cm" svg:x="-0.039cm" svg:y="-0.136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28" draw:text-style-name="P225" svg:width="14.149cm" svg:height="1.696cm" svg:x="1.095cm" svg:y="-0.048cm"><draw:text-box><text:p text:style-name="P224"><text:span text:style-name="T23">RECUERDA:</text:span></text:p><text:p text:style-name="P224"><text:span text:style-name="T23">- Las peticiones para el Soporte Avanzado deben cursarse a través de NAOS 3.0. No se atenderán solicitudes que lleguen por otras vías.</text:span></text:p><text:p text:style-name="P224"><text:span text:style-name="T23">- Para las incidencias de P1 (críticas) fuera de horario, está habilitado el canal telefónico</text:span></text:p></draw:text-box></draw:frame></draw:g></text:p>
        <text:p text:style-name="P8"/>
        <text:p text:style-name="P8"/>
        <text:p text:style-name="P8"><text:change-end text:change-id="ct259202680"/><text:change text:change-id="ct411931648"/><text:change text:change-id="ct259223272"/></text:p>
        <text:h text:style-name="P196" text:outline-level="2"><text:bookmark-start text:name="__RefHeading__66200_1270766266"/><text:change-start text:change-id="ct411930816"/>Notificar Incidencia<text:bookmark-end text:name="__RefHeading__66200_1270766266"/></text:h>
        <text:p text:style-name="P12">Al producirse una incidencia en los entornos Oracle de un <text:change-end text:change-id="ct411930816"/><text:change text:change-id="ct259221400"/><text:change-start text:change-id="ct259222960"/><text:span text:style-name="T133">O</text:span><text:change-end text:change-id="ct259222960"/><text:change-start text:change-id="ct259222544"/>rganismo los <text:span text:style-name="T11">DBAs intentarán la resolución</text:span> de la misma a través del análisis de los ficheros de alert, log, trazas, etc. de los productos Oracle <text:s/>y la <text:span text:style-name="T11">consulta de la BBDD de conocimiento de MOS.</text:span></text:p>
        <text:p text:style-name="P13">Si no se encuentra la solución de este modo, se procede como sigue, en función de la criticidad de la incidencia y del entorno al que afecta<text:change-end text:change-id="ct259222544"/><text:change text:change-id="ct259223376"/><text:change-start text:change-id="ct259172000"/>:</text:p>
        <text:list xml:id="list134353404179924" text:continue-list="list134353318169690" text:style-name="L2">
          <text:list-item>
            <text:p text:style-name="P14"><text:change-end text:change-id="ct259172000"/><text:change text:change-id="ct259195400"/><text:change-start text:change-id="ct259177616"/>Si la incidencia es considerada como <text:span text:style-name="T3">P3 ó P4 en un entorno no productivo o P4 en un entorno productivo</text:span> se deberá abrir un SR en <text:span text:style-name="T3">MOS. </text:span><text:change-end text:change-id="ct259177616"/><text:change-start text:change-id="ct259223688"/></text:p>
          </text:list-item>
          <text:list-item>
            <text:p text:style-name="P14"><text:change-end text:change-id="ct259223688"/><text:change text:change-id="ct259195712"/><text:change-start text:change-id="ct259193736"/>Para el resto de incidencias, si con el análisis previo el DBA no consigue resolver la incidencia se debe abrir un tique en NAOS donde se refleje el análisis realizado y se adjunte información para continuar con el mismo. </text:p>
          </text:list-item>
        </text:list>
        <text:p text:style-name="P80"><text:soft-page-break/><text:span text:style-name="T12">Es importante </text:span><text:span text:style-name="T13">documentar la incidencia</text:span><text:span text:style-name="T14">,</text:span><text:span text:style-name="T12"> indica</text:span><text:span text:style-name="T14">ndo</text:span><text:span text:style-name="T12"> las consultas realizadas en MOS, las notas leídas y las soluciones descartadas.</text:span> </text:p>
        <text:p text:style-name="P12">Así mismo se recomienda <text:span text:style-name="T20">adjuntar</text:span><text:span text:style-name="T3"> los siguientes ficheros e información</text:span><text:change-end text:change-id="ct259193736"/><text:change-start text:change-id="ct259177200"/><text:span text:style-name="T3">:</text:span><text:change-end text:change-id="ct259177200"/><text:change-start text:change-id="ct259172104"/></text:p>
        <text:list xml:id="list134353406170329" text:continue-list="list823071360910691405" text:style-name="WW8Num7">
          <text:list-item>
            <text:p text:style-name="P154">Resumen del problema, descripción, códigos error, versión producto, sistema operativo/versión</text:p>
          </text:list-item>
          <text:list-item>
            <text:p text:style-name="P154">Información de diagnóstico asociado al producto (alert, log, trazas, etc.)</text:p>
          </text:list-item>
        </text:list>
        <text:p text:style-name="P12">Asimismo será necesario que se<text:span text:style-name="T3"> identifique el entorno sobre el que se solicita el servicio</text:span> (nombre de instancia, versión de producto, nombre servidor, versión S.O, etc.). Cuando la CMDB actualizada esté cargada en NAOS con indicar el nombre instancia para que pueda relacionarse el CI con la incidencia será suficiente.</text:p>
        <text:p text:style-name="P12"><text:span text:style-name="T16">T</text:span><text:span text:style-name="T17">o</text:span><text:span text:style-name="T16">da la interacción con el técnico de Oracle</text:span><text:span text:style-name="T18"> </text:span><text:span text:style-name="T19">(incidencia, preguntas, respuestas, resultados de las pruebas...) </text:span><text:span text:style-name="T16">debe quedar documentada en NAOS, evitándose el </text:span><text:span text:style-name="T20">uso del correo electrónico,</text:span><text:span text:style-name="T21"> para poder realizar la trazabilidad de la incidencia al completo.</text:span></text:p>
        <text:p text:style-name="P12">Si el organismo abre un SR en MOS y cree que no se le está atendiendo adecuadamente por el soporte básico puede <text:span text:style-name="T22">solicitar</text:span><text:span text:style-name="T3"> que se realice una monitorización del SR por parte del soporte avanzado</text:span>. Esto se puede hacer abriendo un tique en NAOS del tipo ‘Solicitar asistencia especializada’ indicando el número de SR y el motivo de la solicitud de monitorización.</text:p>
        <text:p text:style-name="P12"><draw:g text:anchor-type="paragraph" draw:z-index="21" draw:style-name="gr14"><draw:custom-shape draw:style-name="gr2" draw:text-style-name="P22" svg:width="16.273cm" svg:height="3.724cm" svg:x="0.15cm" svg:y="1.221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3" draw:text-style-name="P24" svg:width="14.027cm" svg:height="4.049cm" svg:x="1.275cm" svg:y="1.389cm"><draw:text-box><text:p text:style-name="P23"><text:span text:style-name="T23">RECUERDA:</text:span></text:p><text:p text:style-name="P23"><text:span text:style-name="T23">- Incidencias P3/P4 en entorno no productivo o P4 en productivo, a través de MOS</text:span></text:p><text:p text:style-name="P23"><text:span text:style-name="T23">- Documentar la incidencia en NAOS con el trabajo previo de búsqueda en MOS</text:span></text:p><text:p text:style-name="P23"><text:span text:style-name="T23">- Ser exhaustivos en la descripción de la incidencia: resumen del problema, descripción, códigos de error, versión del producto, sistema operativo, adjuntar información de diagnóstico</text:span></text:p><text:p text:style-name="P23"><text:span text:style-name="T23">- Identificar el entorno sobre el que se solicita el servicio</text:span></text:p><text:p text:style-name="P23"><text:span text:style-name="T23">- Realizar toda la interacción a través de NAOS, evitando el uso de correo electrónico</text:span></text:p></draw:text-box></draw:frame></draw:g>A través del soporte avanzado se escalará el SR o se establecerá una colaboración entre el ingeniero de MOS asignado al SR y el ingeniero de soporte avanzado para agilizar la resolución del SR.</text:p>
        <text:h text:style-name="P192" text:outline-level="2"><text:bookmark-start text:name="__RefHeading__1837_1601157368"/><text:change-end text:change-id="ct259172104"/>Formular Consulta Técnica<text:bookmark-end text:name="__RefHeading__1837_1601157368"/></text:h>
        <text:p text:style-name="P66"><text:span text:style-name="T101">A lo hora de plantear una </text:span><text:span text:style-name="T3">consulta genérica</text:span> sobre productos Oracle, certificación, instalación, requisitos, etc. <text:span text:style-name="T101">el primer recurso debe ser la navegación </text:span>en la <text:span text:style-name="T17">base</text:span><text:span text:style-name="T3"> de conocimiento de MOS</text:span>, por lo que los DBAs de los organismos deben utilizar el <text:span text:style-name="T48">S</text:span><text:span text:style-name="T3">oporte </text:span><text:span text:style-name="T48">B</text:span><text:span text:style-name="T3">ásico</text:span> para resolver estas consultas.</text:p>
        <text:p text:style-name="P17"><text:span text:style-name="T101">Si no se encuentra la respuesta en </text:span>MOS, puede consultarse la Base de datos de conocimiento de NAOS. En un principio no dispondrá de mucho contenido pero se irá actualizando con documentación relativas a la experiencia de las actividades realizadas sobre los entornos de JdA con referencias a documentación oficial de Oracle.</text:p>
        <text:p text:style-name="P17"><text:span text:style-name="T101">Si la </text:span><text:span text:style-name="T49">consulta</text:span><text:span text:style-name="T101"> es </text:span><text:span text:style-name="T3">más concreta</text:span>, relativa al entorno de<text:span text:style-name="T101">l organismo, si no se ha encontrado </text:span><text:s/><text:span text:style-name="T101">la </text:span>información en MOS o se <text:span text:style-name="T101">tienen</text:span> dudas sobre cómo interpretar o aplicar la información encontrada, se puede abrir un tique en <text:span text:style-name="T3">NAOS</text:span>.</text:p>
        <text:p text:style-name="P92"><text:span text:style-name="T76">Para optimizar la dedicación del equipo de Soporte Avanzado de Oracle, es necesario que el tique incluya toda la </text:span><text:span text:style-name="T80">referencia al trabajo previo de búsqueda </text:span><text:span text:style-name="T81">en MOS</text:span><text:span text:style-name="T76"> que se haya hecho, de manera que el técnico </text:span><text:span text:style-name="T65">que</text:span><text:span text:style-name="T76"> atienda la consulta comparta toda la información previa que ha analizado la persona que realiza la consulta.</text:span><text:change-start text:change-id="ct411910432"/></text:p>
        <text:p text:style-name="P137"><draw:g text:anchor-type="paragraph" draw:z-index="20" draw:style-name="gr1"><draw:custom-shape draw:style-name="gr12" draw:text-style-name="P22" svg:width="16.317cm" svg:height="2.199cm" svg:x="0.106cm" svg:y="0.295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13" draw:text-style-name="P24" svg:width="14.033cm" svg:height="1.997cm" svg:x="1.274cm" svg:y="0.364cm"><draw:text-box><text:p text:style-name="P23"><text:span text:style-name="T23">RECUERDA:</text:span></text:p><text:p text:style-name="P23"><text:span text:style-name="T23">- Consultas genéricas en MOS</text:span></text:p><text:p text:style-name="P23"><text:span text:style-name="T23">- Consultas concretas en NAOS</text:span></text:p><text:p text:style-name="P23"><text:span text:style-name="T23">- Documentar la consulta en NAOS con la información de la búsqueda previa realizada en MOS</text:span></text:p></draw:text-box></draw:frame></draw:g></text:p>
        <text:p text:style-name="P137"/>
        <text:p text:style-name="P15"><text:change-end text:change-id="ct411910432"/><text:change text:change-id="ct411912096"/><text:change text:change-id="ct411909600"/></text:p>
        <text:h text:style-name="P25" text:outline-level="2"><text:bookmark-start text:name="__RefHeading__1841_1601157368"/><text:change text:change-id="ct411911264"/><text:change-start text:change-id="ct411913552"/><text:soft-page-break/>Solicitar Asistencia Especializada<text:bookmark-end text:name="__RefHeading__1841_1601157368"/></text:h>
        <text:p text:style-name="P71">Los servicios del Soporte Avanzado Oracle están orientados a <text:span text:style-name="T25">organismos</text:span> que ellos mismos o a través de una tercera empresa de soporte de primer nivel administran el software Oracle en sus sistemas. Es por ello que <text:span text:style-name="T3">no se incluye ninguna actividad que suponga la operación sobre producto como pueden ser, tareas propias de administración, instalaciones o migraciones, </text:span><text:span text:style-name="T16">consideradas básicas</text:span></text:p>
        <text:p text:style-name="P71"><text:span text:style-name="T25">Si en la realización de estas operaciones surge alguna incidencia que precisa de la asistencia de </text:span>soporte avanzado Oracle, sí <text:span text:style-name="T25">se</text:span> incluye soporte insitu o remoto sobre las actividades mencionadas.</text:p>
        <text:p text:style-name="P71"><text:span text:style-name="T134">Si a comienzos del año se conoce de manera anticipada la necesidad de contar con este tipo de soporte para intervenciones que estén planificadas, se puede solicitar su inclusión </text:span>en el <text:span text:style-name="T134">P</text:span>lan de <text:span text:style-name="T134">S</text:span>oporte anual del organismo, de manera que se puedan planificar adecuadamente estas tareas y se bloqueen los recursos necesarios en la fecha indicada.</text:p>
        <text:p text:style-name="P71">En cualquier caso, también se atenderán aquellas peticiones que se realicen <text:span text:style-name="T134">a medida que vayan surgiendo, siempre </text:span>con la antelación suficiente <text:span text:style-name="T134">para que </text:span>pueda<text:span text:style-name="T134">n</text:span> planificarse.</text:p>
        <text:p text:style-name="P71">Las <text:span text:style-name="T3">reuniones</text:span> en las que sea necesaria contar con algún ingeniero de soporte avanzado también deberán ser solicitadas a través de esta operación en NAOS.</text:p>
        <text:p text:style-name="P177"><draw:g text:anchor-type="paragraph" draw:z-index="30" draw:style-name="gr1"><draw:custom-shape draw:style-name="gr29" draw:text-style-name="P22" svg:width="16.162cm" svg:height="3.984cm" svg:x="0.261cm" svg:y="0.482cm"><text:p/><draw:enhanced-geometry svg:viewBox="0 0 21600 21600" draw:glue-points="10800 0 0 10800 10800 21600 21600 10800" draw:path-stretchpoint-x="10800" draw:text-areas="?f8 ?f9 ?f10 ?f11" draw:type="bracket-pair" draw:modifiers="3143.21206743567"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30" draw:text-style-name="P28" svg:width="13.932cm" svg:height="4.402cm" svg:x="1.376cm" svg:y="0.822cm"><draw:text-box><text:p text:style-name="P23"><text:span text:style-name="T23">RECUERDA: </text:span></text:p><text:p text:style-name="P23"><text:span text:style-name="T23">- No se podrá solicitar al equipo de Oracle la realización de actividades consideradas de operación básica (como tareas de administración, instalaciones o migraciones)</text:span></text:p><text:p text:style-name="P23"><text:span text:style-name="T23">- Sí se podrá solicitar soporte a incidencias surgidas en la realización de esas actividades</text:span></text:p><text:p text:style-name="P23"><text:span text:style-name="T23">- Aquellas acciones que estén planificadas por el Organismo y vayan a precisar de este soporte, deben incluirse en el Plan de Soporte</text:span></text:p><text:p text:style-name="P23"><text:span text:style-name="T23">- Las que vayan surgiendo, se irán solicitando y planificando en función de la disponibilidad del equipo de trabajo.</text:span></text:p></draw:text-box></draw:frame></draw:g></text:p>
        <text:p text:style-name="P184"/>
        <text:p text:style-name="P184"/>
        <text:p text:style-name="P184"/>
        <text:p text:style-name="P184"/>
        <text:p text:style-name="P184"/>
        <text:p text:style-name="P184"/>
        <text:h text:style-name="P25" text:outline-level="2"><text:bookmark-start text:name="__RefHeading__2854_348329018"/>Solicitar<text:bookmark-start text:name="__RefHeading__66202_1270766266"/><text:change-end text:change-id="ct411913552"/><text:change text:change-id="ct411915216"/><text:change-start text:change-id="ct411914384"/><text:span text:style-name="T24"> Acceso</text:span><text:bookmark-end text:name="__RefHeading__2854_348329018"/><text:bookmark-end text:name="__RefHeading__66202_1270766266"/></text:h>
        <text:p text:style-name="P30">Esta operación será utilizada para registrar las peticiones relacionadas con las <text:span text:style-name="T3">autorizaciones y modificación de accesos</text:span> a los recursos del SCO. Está autorizada para aquellos usuarios que tienen rol <text:span text:style-name="T3">Representante</text:span> o <text:change-end text:change-id="ct411914384"/><text:change text:change-id="ct259220880"/><text:change-start text:change-id="ct259219944"/><text:span text:style-name="T3">Dinamizador</text:span> en la Guía de Contactos<text:change-end text:change-id="ct259219944"/><text:change text:change-id="ct259195088"/><text:change-start text:change-id="ct259180840"/> del SCO.</text:p>
        <text:p text:style-name="P30">La petición de acceso a recursos Oracle, principalmente, estará basada en una <text:span text:style-name="T3">modificación de los datos de la Guía de Contactos </text:span><text:change-end text:change-id="ct259180840"/><text:change text:change-id="ct411916880"/><text:change-start text:change-id="ct411916048"/>(alta, baja, modificación), la cual puede llevar implícita la modificación de acceso a los sistemas de información y otros recursos relacionados con el SCO. En particular:</text:p>
        <text:list xml:id="list849091986382986048" text:style-name="L65">
          <text:list-item>
            <text:p text:style-name="P169">Permisos de visibilidad y registro de tiques en NAOS sobre las operaciones del SCO</text:p>
          </text:list-item>
          <text:list-item>
            <text:p text:style-name="P169"><draw:g text:anchor-type="paragraph" draw:z-index="22" draw:style-name="gr1"><draw:custom-shape draw:style-name="gr15" draw:text-style-name="P22" svg:width="8.736cm" svg:height="3.774cm" svg:x="7.773cm" svg:y="-0.044cm"><text:p/><draw:enhanced-geometry svg:viewBox="0 0 21600 21600" draw:glue-points="10800 0 0 10800 10800 21600 21600 10800" draw:path-stretchpoint-x="10800" draw:text-areas="?f8 ?f9 ?f10 ?f11" draw:type="bracket-pair" draw:modifiers="3143.21206743567"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16" draw:text-style-name="P28" svg:width="7.533cm" svg:height="4.414cm" svg:x="8.374cm" svg:y="0.279cm"><draw:text-box><text:p text:style-name="P23"><text:span text:style-name="T23">RECUERDA: </text:span></text:p><text:p text:style-name="P23"><text:span text:style-name="T23">- Sólo podrán hacer peticiones aquellas personas que estén correctamente identificadas en la Guía de Contactos</text:span></text:p><text:p text:style-name="P23"><text:span text:style-name="T23">- Cuando se produzcan cambios en los equipos de trabajo, deben trasladarse convenientemente a través de los cauces indicados</text:span></text:p></draw:text-box></draw:frame></draw:g>Modificación de configuración de listas de correo:</text:p>
            <text:list>
              <text:list-item>
                <text:p text:style-name="P174"><text:a xlink:type="simple" xlink:href="mailto:l-representantes.sco@juntadeandalucia.es"><text:span text:style-name="T26">l-representantes.sco@juntadeandalucia.es</text:span></text:a></text:p>
              </text:list-item>
              <text:list-item>
                <text:p text:style-name="P174"><text:a xlink:type="simple" xlink:href="mailto:l-dinamizadores.sco@juntadeandalucia.es"><text:span text:style-name="T26">l-dinamizadores.sco@juntadeandalucia.es</text:span></text:a></text:p>
              </text:list-item>
              <text:list-item>
                <text:p text:style-name="P174"><text:a xlink:type="simple" xlink:href="mailto:l-tecnicos.sco@juntadeandalucia.es"><text:span text:style-name="T26">l-tecnicos.sco@juntadeandalucia.es</text:span></text:a></text:p>
              </text:list-item>
            </text:list>
          </text:list-item>
          <text:list-item>
            <text:p text:style-name="P169">Permisos en MOS (si aplica)</text:p>
          </text:list-item>
        </text:list>
        <text:p text:style-name="P31"><text:span text:style-name="T26">El actor principal responsable de atender esta operación será el </text:span><text:span text:style-name="T82">CAU</text:span><text:span text:style-name="T26">.</text:span><text:change-end text:change-id="ct411916048"/><text:change text:change-id="ct411927384"/><text:change-start text:change-id="ct259194880"/></text:p>
        <text:h text:style-name="Heading_20_2" text:outline-level="2"><text:bookmark-start text:name="__RefHeading__66204_1270766266"/><text:change-end text:change-id="ct259194880"/><text:change-start text:change-id="ct411929048"/><text:soft-page-break/>Proponer, <text:change-end text:change-id="ct411929048"/><text:change text:change-id="ct259206424"/><text:change-start text:change-id="ct259170856"/><text:span text:style-name="T135">E</text:span><text:change-end text:change-id="ct259170856"/><text:change-start text:change-id="ct259166280"/>valuar, <text:change-end text:change-id="ct259166280"/><text:change text:change-id="ct259171376"/><text:change-start text:change-id="ct259166384"/><text:span text:style-name="T135">E</text:span><text:change-end text:change-id="ct259166384"/><text:change-start text:change-id="ct259173144"/>jecutar y <text:change-end text:change-id="ct259173144"/><text:change text:change-id="ct259166488"/><text:change-start text:change-id="ct259168360"/><text:span text:style-name="T135">V</text:span><text:change-end text:change-id="ct259168360"/><text:change-start text:change-id="ct259171064"/>erificar cambio<text:bookmark-end text:name="__RefHeading__66204_1270766266"/></text:h>
        <text:p text:style-name="P30"><text:change-end text:change-id="ct259171064"/><text:change-start text:change-id="ct411919272"/>Esta operación permite al <text:span text:style-name="T3">equipo de ingenieros Oracle ACS registrar proactivamente propuestas de cambio a los organismos</text:span> en relación a la aplicación de recomendaciones de carácter técnico que hayan identificado durante la resolución de incidencias y problemas, durante las intervenciones o asistencias, etc.</text:p>
        <text:p text:style-name="P30">Se aplica la siguiente clasificación de motivos de cierre:</text:p>
        <text:list xml:id="list7202698603355610977" text:style-name="L66">
          <text:list-item>
            <text:p text:style-name="P170">Implementado por cliente</text:p>
          </text:list-item>
          <text:list-item>
            <text:p text:style-name="P170">Solicitada Asistencia Especializada a Oracle</text:p>
          </text:list-item>
          <text:list-item>
            <text:p text:style-name="P175"><text:span text:style-name="T26">Descartado por cliente </text:span><text:change-end text:change-id="ct411919272"/><text:change-start text:change-id="ct411918440"/><text:span text:style-name="T26">–</text:span><text:change-end text:change-id="ct411918440"/><text:change-start text:change-id="ct411920936"/><text:span text:style-name="T26"> Obsoleto</text:span></text:p>
          </text:list-item>
          <text:list-item>
            <text:p text:style-name="P170">Descartado por cliente - Carece de recursos</text:p>
          </text:list-item>
          <text:list-item>
            <text:p text:style-name="P170">Descartado por cliente - Otras prioridades<text:change-end text:change-id="ct411920936"/><text:change-start text:change-id="ct259231176"/></text:p>
          </text:list-item>
          <text:list-item>
            <text:p text:style-name="P168">Informado proactivamente<text:change-end text:change-id="ct259231176"/><text:change-start text:change-id="ct259166072"/> ¿CONFIRMAR?<text:change-end text:change-id="ct259166072"/><text:change-start text:change-id="ct259230968"/></text:p>
          </text:list-item>
        </text:list>
        <text:p text:style-name="P30">Oracle ACS revisará periódicamente junto con el organismo el estado de las propuestas de cambio, clasificándolas de acuerdo al motivo que aplique de entre los valores anteriores y, en su caso, procediendo posteriormente al cierre temporal de los tiques.</text:p>
        <text:p text:style-name="P30">Los organismos podrán revisar los cambios en cierre temporal y proceder a aceptar el cierre o denegarlo si detectan algo que no es correcto.<text:change-end text:change-id="ct259230968"/><text:change-start text:change-id="ct411920104"/></text:p>
        <text:p text:style-name="P30"><draw:g text:anchor-type="paragraph" draw:z-index="23" draw:style-name="gr1"><draw:custom-shape draw:style-name="gr17" draw:text-style-name="P22" svg:width="16.162cm" svg:height="3.432cm" svg:x="0.261cm" svg:y="0.155cm"><text:p/><draw:enhanced-geometry svg:viewBox="0 0 21600 21600" draw:glue-points="10800 0 0 10800 10800 21600 21600 10800" draw:path-stretchpoint-x="10800" draw:text-areas="?f8 ?f9 ?f10 ?f11" draw:type="bracket-pair" draw:modifiers="3143.21206743567"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18" draw:text-style-name="P28" svg:width="13.932cm" svg:height="3.469cm" svg:x="1.376cm" svg:y="0.448cm"><draw:text-box><text:p text:style-name="P23"><text:span text:style-name="T23">RECUERDA: </text:span></text:p><text:p text:style-name="P23"><text:span text:style-name="T23">- Cuando el equipo de Oracle haga una propuesta de cambio, es conveniente analizarla y valorar su oportunidad, implementándola o descartándola según los motivos indicados</text:span></text:p><text:p text:style-name="P23"><text:span text:style-name="T23">- Si la decisión de implementarla, necesita asistencia por parte del equipo, se debe abrir un nuevo tique solicitando esta Asistencia Especializada. </text:span></text:p><text:p text:style-name="P23"><text:span text:style-name="T23">- Transcurrido XXXXXX sin que el organismo se haya pronunciado, se procederá al cierre del tique</text:span></text:p></draw:text-box></draw:frame></draw:g></text:p>
        <text:p text:style-name="P30"/>
        <text:p text:style-name="P30"/>
        <text:p text:style-name="P30"/>
        <text:p text:style-name="P30"/>
        <text:p text:style-name="P30"><text:change-end text:change-id="ct411920104"/><text:change-start text:change-id="ct411922392"/></text:p>
        <text:h text:style-name="P32" text:outline-level="2"><text:bookmark-start text:name="__RefHeading__66206_1270766266"/>Presentar <text:change-end text:change-id="ct411922392"/><text:change text:change-id="ct259174080"/><text:change-start text:change-id="ct259174392"/><text:span text:style-name="T6">Q</text:span><text:change-end text:change-id="ct259174392"/><text:change-start text:change-id="ct259174288"/>ueja o <text:change-end text:change-id="ct259174288"/><text:change text:change-id="ct259174184"/><text:change-start text:change-id="ct259174600"/><text:span text:style-name="T6">S</text:span><text:change-end text:change-id="ct259174600"/><text:change-start text:change-id="ct259171168"/>ugerencia<text:bookmark-end text:name="__RefHeading__66206_1270766266"/></text:h>
        <text:p text:style-name="P30">Esta operación proporciona un canal al grupo de dinamizadores y representantes del SCO a través del cual poder realizar <text:span text:style-name="T3">sugerencias de mejora o presentar quejas o disconformidades en relación a la prestación del servicio</text:span> que reciben.</text:p>
        <text:p text:style-name="P84"><text:change-end text:change-id="ct259171168"/><text:change-start text:change-id="ct411921768"/><text:span text:style-name="T38">Asimismo, se utilizará en las campa</text:span><text:change-end text:change-id="ct411921768"/><text:change-start text:change-id="ct411924056"/><text:span text:style-name="T38">ñas de recogida de información </text:span><text:span text:style-name="T70">que</text:span><text:span text:style-name="T38"> se promuevan por parte de la Dirección de Proyecto.</text:span></text:p>
        <text:p text:style-name="P84"><text:change-end text:change-id="ct411924056"/><text:change-start text:change-id="ct411923224"/>El actor principal responsable de esta operación será la <text:span text:style-name="T3">Dirección de Proyecto</text:span> del SCO.<text:change-end text:change-id="ct411923224"/><text:change-start text:change-id="ct411925616"/></text:p>
        <text:p text:style-name="P30"><draw:g text:anchor-type="paragraph" draw:z-index="24" draw:style-name="gr1"><draw:custom-shape draw:style-name="gr19" draw:text-style-name="P22" svg:width="16.162cm" svg:height="1.795cm" svg:x="0.261cm" svg:y="0.22cm"><text:p/><draw:enhanced-geometry svg:viewBox="0 0 21600 21600" draw:glue-points="10800 0 0 10800 10800 21600 21600 10800" draw:path-stretchpoint-x="10800" draw:text-areas="?f8 ?f9 ?f10 ?f11" draw:type="bracket-pair" draw:modifiers="3143.21206743567"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20" draw:text-style-name="P28" svg:width="13.932cm" svg:height="1.814cm" svg:x="1.376cm" svg:y="0.373cm"><draw:text-box><text:p text:style-name="P23"><text:span text:style-name="T23">RECUERDA: </text:span></text:p><text:p text:style-name="P23"><text:span text:style-name="T23">- El objetivo de esta operación es mejorar el servicio y tener un canal para recibir información y opiniones de los beneficiarios del proyecto.</text:span></text:p></draw:text-box></draw:frame></draw:g></text:p>
        <text:p text:style-name="P30"/>
        <text:p text:style-name="P30"/>
        <text:p text:style-name="P30"><text:change-end text:change-id="ct411925616"/><text:change-start text:change-id="ct411924784"/></text:p>
        <text:h text:style-name="P191" text:outline-level="2"><text:change-end text:change-id="ct411924784"/><text:change-start text:change-id="ct259174704"/><text:soft-page-break/>Responder a Campaña de Información<text:change-end text:change-id="ct259174704"/><text:change-start text:change-id="ct184003120"/></text:h>
        <text:p text:style-name="P185"><text:change-end text:change-id="ct184003120"/><text:change-start text:change-id="ct184006136"/>Esta operación <text:span text:style-name="T136">permite </text:span><text:span text:style-name="T50">adjuntar o aportar información</text:span><text:span text:style-name="T136"> </text:span><text:span text:style-name="T60">que</text:span><text:span text:style-name="T136"> se ha solicitado por parte de la Dirección del Proyecto. Aunque las comunicaciones de solicitud se hagan llegar por correo electrónico, la respuesta debe </text:span><text:change-end text:change-id="ct184006136"/><text:change-start text:change-id="ct259202264"/><text:span text:style-name="T136">realizarse a través de un tique de NAOS de este tipo, con el objetivo de tener la traza y el seguimiento a través de la herramienta. </text:span></text:p>
        <text:p text:style-name="P186"><draw:g text:anchor-type="paragraph" draw:z-index="31" draw:style-name="gr1"><draw:custom-shape draw:style-name="gr31" draw:text-style-name="P22" svg:width="16.162cm" svg:height="1.387cm" svg:x="0.261cm" svg:y="0.155cm"><text:p/><draw:enhanced-geometry svg:viewBox="0 0 21600 21600" draw:glue-points="10800 0 0 10800 10800 21600 21600 10800" draw:path-stretchpoint-x="10800" draw:text-areas="?f8 ?f9 ?f10 ?f11" draw:type="bracket-pair" draw:modifiers="3143.21206743567"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32" draw:text-style-name="P28" svg:width="13.932cm" svg:height="1.403cm" svg:x="1.376cm" svg:y="0.273cm"><draw:text-box><text:p text:style-name="P23"><text:span text:style-name="T23">RECUERDA: </text:span></text:p><text:p text:style-name="P23"><text:span text:style-name="T23">- La información solicitada por la Dirección del Proyecto será aportada a través de este canal</text:span></text:p></draw:text-box></draw:frame></draw:g><text:change-end text:change-id="ct259202264"/><text:change-start text:change-id="ct259197688"/></text:p>
        <text:p text:style-name="P186"/>
        <text:p text:style-name="P186"><text:change-end text:change-id="ct259197688"/><text:change-start text:change-id="ct259174496"/></text:p>
        <text:h text:style-name="P32" text:outline-level="2"><text:bookmark-start text:name="__RefHeading__66208_1270766266"/><text:change-end text:change-id="ct259174496"/><text:change-start text:change-id="ct259175640"/>Solicitar Petición General<text:bookmark-end text:name="__RefHeading__66208_1270766266"/></text:h>
        <text:p text:style-name="P30">Operación bajo la que los usuarios de la <text:change-end text:change-id="ct259175640"/><text:change-start text:change-id="ct411927280"/><text:span text:style-name="T38">Guía de </text:span><text:change-end text:change-id="ct411927280"/><text:change-start text:change-id="ct411926448"/><text:span text:style-name="T38">Contactos</text:span><text:change-end text:change-id="ct411926448"/><text:change text:change-id="ct411928944"/><text:change-start text:change-id="ct411928112"/> pueden formular <text:span text:style-name="T3">consultas y peticiones generales a la Dirección de Proyecto</text:span> que estén relacionadas con la gestión y alcance del contrato. Ej: licenciamiento<text:change-end text:change-id="ct411928112"/><text:change-start text:change-id="ct411930608"/></text:p>
        <text:p text:style-name="P30"><draw:g text:anchor-type="paragraph" draw:z-index="25" draw:style-name="gr1"><draw:custom-shape draw:style-name="gr21" draw:text-style-name="P22" svg:width="16.162cm" svg:height="2.176cm" svg:x="0.261cm" svg:y="0.155cm"><text:p/><draw:enhanced-geometry svg:viewBox="0 0 21600 21600" draw:glue-points="10800 0 0 10800 10800 21600 21600 10800" draw:path-stretchpoint-x="10800" draw:text-areas="?f8 ?f9 ?f10 ?f11" draw:type="bracket-pair" draw:modifiers="3143.21206743567"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22" draw:text-style-name="P28" svg:width="13.932cm" svg:height="2.2cm" svg:x="1.376cm" svg:y="0.34cm"><draw:text-box><text:p text:style-name="P23"><text:span text:style-name="T23">RECUERDA: </text:span></text:p><text:p text:style-name="P23"><text:span text:style-name="T23">- Las consultas que se planteen en esta operación tienen como destinatario la Dirección del Proyecto. Es importante diferenciarlas de las que se plantean a través de la operación “Formular consulta técnica”, que serán atendidas por los ingenieros de Oracle</text:span></text:p></draw:text-box></draw:frame></draw:g><text:change-end text:change-id="ct411930608"/><text:change-start text:change-id="ct411929776"/></text:p>
        <text:p text:style-name="P33"><text:change-end text:change-id="ct411929776"/><text:change text:change-id="ct411932272"/></text:p>
        <text:h text:style-name="P181" text:outline-level="1"><text:bookmark-start text:name="__RefHeading__1843_1601157368"/>Gestión del servicio<text:bookmark-end text:name="__RefHeading__1843_1601157368"/></text:h>
        <text:p text:style-name="P17">La dirección del SCO está haciendo un seguimiento continuo de todas las actividades solicitadas por los organismos, para velar por el cumplimiento de estas buenas prácticas, en el caso de que esto no fuera así, la dirección del proyecto se reserva el derecho de escalarlo a la jefatura del servicio de informática del organismo en cuestión.<text:change-start text:change-id="ct259221920"/></text:p>
        <text:p text:style-name="P150">En las sesiones de seguimiento <text:span text:style-name="T137">del proyecto </text:span>que se van a convocar cuatrimestralmente, se presentarán los resultados de ejecución del Soporte, <text:span text:style-name="T137">insistiendo en las directrices y buenas prácticas, para mejorar la gestión.</text:span></text:p>
        <text:p text:style-name="P150"><text:s/><text:change-end text:change-id="ct259221920"/></text:p>
        <text:h text:style-name="P182" text:outline-level="1"><text:bookmark-start text:name="__RefHeading__4614_1601157368"/>Ejemplos de casos de uso del SCO<text:bookmark-end text:name="__RefHeading__4614_1601157368"/></text:h>
        <text:h text:style-name="P197" text:outline-level="2"><text:bookmark-start text:name="__RefHeading__4616_1601157368"/>Algunos ejemplos de actividades <text:span text:style-name="T102">mal solicitadas</text:span><text:bookmark-end text:name="__RefHeading__4616_1601157368"/></text:h>
        <text:p text:style-name="P34"><text:span text:style-name="T16">Solicitar la </text:span><text:span text:style-name="T3"><text:s/>descarga de software </text:span><text:span text:style-name="T16">a través de NAOS</text:span><text:change text:change-id="ct259190616"/><text:change-start text:change-id="ct259195192"/><text:span text:style-name="T16"> </text:span><text:span text:style-name="T73">→</text:span><text:span text:style-name="T51"> </text:span><text:change-end text:change-id="ct259195192"/><text:s/>Se debe realizar a través de MOS</text:p>
        <text:list xml:id="list97533882153377439" text:style-name="L67">
          <text:list-item>
            <text:p text:style-name="P204">Solicitud Software Discoverer Administrator y Desktop version 9.0.4</text:p>
          </text:list-item>
        </text:list>
        <text:p text:style-name="P34"><text:span text:style-name="T16">Solicitar una incidencia sin dar </text:span><text:span text:style-name="T3"><text:s/>información sobre el error, </text:span>detalle en el asunto, ni se adjunta ninguna información adicional<text:change text:change-id="ct259178136"/><text:change-start text:change-id="ct259226808"/> <text:span text:style-name="T27">→</text:span><text:span text:style-name="T137"> </text:span><text:change-end text:change-id="ct259226808"/><text:span text:style-name="T137">Se debe ser lo más exhaustivo posible en la descripción, identificando el elemento afectado y el error.</text:span></text:p>
        <text:list xml:id="list6347778521625934949" text:style-name="L68">
          <text:list-item>
            <text:p text:style-name="P205">Error al arrancar instancia de base de datos</text:p>
          </text:list-item>
          <text:list-item>
            <text:p text:style-name="P205">Problemas de rendimiento con base de datos XXX</text:p>
          </text:list-item>
          <text:list-item>
            <text:p text:style-name="P205">Caída servidor desarrollo XXX</text:p>
          </text:list-item>
          <text:list-item>
            <text:p text:style-name="P205">Tenemos un problema con las secuencias después de la migración</text:p>
          </text:list-item>
        </text:list>
        <text:p text:style-name="P35"><text:span text:style-name="T93">Plantear como incidencias </text:span><text:span text:style-name="T28">Consultas de licencias o sobre el servicio</text:span><text:change text:change-id="ct259187496"/><text:change-start text:change-id="ct259207880"/><text:span text:style-name="T28"> </text:span><text:span text:style-name="T74">→</text:span><text:span text:style-name="T29"> </text:span><text:change-end text:change-id="ct259207880"/><text:change text:change-id="ct259197168"/><text:span text:style-name="T35">Se debe hacer una consulta general sobre el servicio</text:span></text:p>
        <text:list xml:id="list8054455434903294206" text:style-name="L69">
          <text:list-item>
            <text:p text:style-name="P206">Información sobre el estado del licenciamiento de EM Grid Control y sus Packs</text:p>
          </text:list-item>
        </text:list>
        <text:p text:style-name="P34"><text:span text:style-name="T16">Plantear c</text:span><text:span text:style-name="T3">onsultas genéricas </text:span><text:span text:style-name="T16">a través de NAOS</text:span><text:change text:change-id="ct259192072"/><text:change-start text:change-id="ct259226600"/><text:span text:style-name="T16"> </text:span><text:span text:style-name="T73">→</text:span><text:span text:style-name="T51"> </text:span><text:change-end text:change-id="ct259226600"/>Debe consultarse MOS y/o la documentación del producto o abrir SR en MOS si no se encuentra. <text:span text:style-name="T25">En NAOS se atenderán consultas específicas.</text:span></text:p>
        <text:list xml:id="list8112735780679087575" text:style-name="L70">
          <text:list-item>
            <text:p text:style-name="P207">Consulta para realizar un impdp en producción</text:p>
          </text:list-item>
          <text:list-item>
            <text:p text:style-name="P207">Requisitos Grid Control 12c</text:p>
            <text:p text:style-name="P179"><text:span text:style-name="T25">Solicitar incidencias/plantear consultas sobre </text:span>Productos no incluidos en el SCO<text:change-start text:change-id="ct259224520"/> <text:span text:style-name="T27">→</text:span><text:span text:style-name="T137"> </text:span><text:span text:style-name="T88">Sólo se pueden plantear consultas de los productos incluidos en el apartado </text:span><text:change-end text:change-id="ct259224520"/><text:change-start text:change-id="ct259188640"/><text:span text:style-name="T88"><text:bookmark-ref text:reference-format="chapter" text:ref-name="__RefHeading__1827_1601157368">2</text:bookmark-ref></text:span><text:span text:style-name="T88">.</text:span><text:span text:style-name="T88"><text:bookmark-ref text:reference-format="text" text:ref-name="__RefHeading__1827_1601157368">Productos</text:bookmark-ref></text:span><text:span text:style-name="T88">.</text:span><text:change-end text:change-id="ct259188640"/></text:p>
          </text:list-item>
          <text:list-item>
            <text:p text:style-name="P212"><text:span text:style-name="T77">Consulta OBBIE cambio autentificación LDAP</text:span><text:change text:change-id="ct259193528"/></text:p>
          </text:list-item>
        </text:list>
        <text:p text:style-name="P37"><text:span text:style-name="T25">Solicitar que el equipo de soporte realice operaciones básicas que </text:span><text:span text:style-name="T32">deben asumirse por los DBA de los Organismos</text:span><text:change text:change-id="ct259188224"/><text:change-start text:change-id="ct259185624"/><text:span text:style-name="T32"> →</text:span><text:span text:style-name="T33"> </text:span><text:change-end text:change-id="ct259185624"/><text:change text:change-id="ct259188848"/><text:span text:style-name="T18">El soporte no realiza estas acciones, sólo da soporte en caso de que sea necesario un apoyo porque se produzca una incidencia o problema durante la misma. </text:span></text:p>
        <text:list xml:id="list134353442160589" text:continue-list="list7169811297883042542" text:style-name="WW8Num3">
          <text:list-item>
            <text:p text:style-name="P208">Instalación Oracle Clusterware 10gR2, Oracle RAC 10gR2 en servidores XXX</text:p>
          </text:list-item>
          <text:list-item>
            <text:p text:style-name="P211">Solicitud instalación del software de Base de Datos versión 11.2.0.4 en los servidores XXX, XXX, XXX, XXX y XXX por parte de Oracle ACS</text:p>
          </text:list-item>
          <text:list-item>
            <text:p text:style-name="P214"><text:span text:style-name="T34">Desde XXXX se solicita a Oracle ACS visita in-situ para realización de switchover el día xx.</text:span><text:change-start text:change-id="ct259183336"/></text:p>
          </text:list-item>
        </text:list>
        <text:p text:style-name="P216"><text:span text:style-name="T34"/></text:p>
        <text:p text:style-name="P216"><text:span text:style-name="T34"/></text:p>
        <text:p text:style-name="P216"><text:span text:style-name="T34"/></text:p>
        <text:p text:style-name="P216"><text:span text:style-name="T34"/></text:p>
        <text:p text:style-name="P216"><text:span text:style-name="T34"/></text:p>
        <text:p text:style-name="P216"><text:span text:style-name="T34"/></text:p>
        <text:list xml:id="list134353444173719" text:continue-numbering="true" text:style-name="WW8Num3">
          <text:list-item>
            <text:p text:style-name="P39"><text:change-end text:change-id="ct259183336"/><text:change text:change-id="ct259183544"/><text:change-start text:change-id="ct259188120"/><text:span text:style-name="T34"/></text:p>
          </text:list-item>
        </text:list>
        <text:h text:style-name="P197" text:outline-level="2"><text:bookmark-start text:name="__RefHeading__1849_1601157368"/><text:change-end text:change-id="ct259188120"/><text:soft-page-break/>Algunos ejemplos de actividades bien solicitadas<text:bookmark-end text:name="__RefHeading__1849_1601157368"/></text:h>
        <text:p text:style-name="P37"><text:span text:style-name="T25">Ejemplos de solicitudes que incluyen un correcto a</text:span>nálisis previo y referencia a documentación de Oracle</text:p>
        <table:table table:name="Tabla3" table:style-name="Tabla3">
          <table:table-column table:style-name="Tabla3.A"/>
          <table:table-column table:style-name="Tabla3.B"/>
          <table:table-row table:style-name="Tabla3.1">
            <table:table-cell table:style-name="Tabla3.A1" office:value-type="string">
              <text:p text:style-name="P37">Asunto del Tique</text:p>
            </table:table-cell>
            <table:table-cell table:style-name="Tabla3.B1" office:value-type="string">
              <text:p text:style-name="P34">Borrar tablas de auditorias</text:p>
            </table:table-cell>
          </table:table-row>
          <table:table-row table:style-name="Tabla3.1">
            <table:table-cell table:style-name="Tabla3.A2" office:value-type="string">
              <text:p text:style-name="P37">Descripción</text:p>
            </table:table-cell>
            <table:table-cell table:style-name="Tabla3.B2" office:value-type="string">
              <text:p text:style-name="P34">En la BD Corporativa estoy observando que el tablespace SYSTEM está creciendo bastante. De dicho tablespace, la tabla AUD$ ocupa casi 4 GB y me gustaría borrarla. Según MOS, podría hacerlo con un TRUNCATE (73408.1) aunque en la 11GR2existe el paquete DBMS_AUDIT_MGMT, que se supone que es para eso. He probado esta último en el entorno de desarrollo, pero me falla, ya que parece que archiva los datos antes de borrarlos aunque dichos datos no son necesarios. ¿Es seguro hacerle un truncate a dicha tabla? Gracias</text:p>
            </table:table-cell>
          </table:table-row>
        </table:table>
        <text:p text:style-name="P35"/>
        <table:table table:name="Tabla4" table:style-name="Tabla4">
          <table:table-column table:style-name="Tabla4.A"/>
          <table:table-column table:style-name="Tabla4.B"/>
          <table:table-row table:style-name="Tabla4.1">
            <table:table-cell table:style-name="Tabla4.A1" office:value-type="string">
              <text:p text:style-name="P103">Asunto del Tique</text:p>
            </table:table-cell>
            <table:table-cell table:style-name="Tabla4.B1" office:value-type="string">
              <text:p text:style-name="P104">Error 500 al acceder a la URL de Reports</text:p>
            </table:table-cell>
          </table:table-row>
          <table:table-row table:style-name="Tabla4.1">
            <table:table-cell table:style-name="Tabla4.A2" office:value-type="string">
              <text:p text:style-name="P103">Descripción</text:p>
            </table:table-cell>
            <table:table-cell table:style-name="Tabla4.B2" office:value-type="string">
              <text:p text:style-name="P113">Para el proyecto XXX v2.0 se ha montado un servidor Forms/Reports versión 11gR2 (instalación limpia). Al acceder a la URL http://xxxxx se produce un error 500. He revisado las siguientes notas en MOS: - Call to RWSERVLET Fails with "Error 500--Internal Server Error" for New Instance (Doc ID 1053674.1) - "500 Internal Server Error" Returned When Calling the Reports Servlet (rwservlet) (Doc ID 374406.1) Tras realizar diversas modificaciones en los ficheros de configuración, el problema persiste.</text:p>
            </table:table-cell>
          </table:table-row>
        </table:table>
        <text:p text:style-name="P40"><text:change text:change-id="ct259183648"/><text:change text:change-id="ct259183752"/><text:span text:style-name="T36"/></text:p>
        <table:table table:name="Tabla6" table:style-name="Tabla6">
          <table:table-column table:style-name="Tabla6.A"/>
          <table:table-column table:style-name="Tabla6.B"/>
          <table:table-row table:style-name="Tabla6.1">
            <table:table-cell table:style-name="Tabla6.A1" office:value-type="string">
              <text:p text:style-name="P103">Asunto del Tique</text:p>
            </table:table-cell>
            <table:table-cell table:style-name="Tabla6.B1" office:value-type="string">
              <text:p text:style-name="P107">C [libc.so.6+0x899bb] memcpy+0x15b JVM 1.6 HOT SPOT</text:p>
            </table:table-cell>
          </table:table-row>
          <table:table-row table:style-name="Tabla6.1">
            <table:table-cell table:style-name="Tabla6.A2" office:value-type="string">
              <text:p text:style-name="P103">Descripción</text:p>
            </table:table-cell>
            <table:table-cell table:style-name="Tabla6.B2" office:value-type="string">
              <text:p text:style-name="P107">Buenas, En nuestro entorno XXX con JAVA 1.6 HOT SPOT, el servidor de aplicaciones se cae a los 15 minutos de arrancar generando un coredump: # A fatal error has been detected by the Java Runtime Environment: # # SIGSEGV (0xb) at pc=0x00000034892899bb, pid=2131, tid=140398997300992 # # JRE version: 6.0_14-b08 # Java VM: Java HotSpot(TM) 64-Bit Server VM (14.0-b16 mixed mode linux-amd64 ) # Problematic frame: # C [libc.so.6+0x899bb] memcpy+0x15b Todo parece indicar que se trata de un bug JDK-6366468 : SIGSEGV from memcpy. Adjunto threadumps y logs. Gracias de antemano.</text:p>
            </table:table-cell>
          </table:table-row>
        </table:table>
        <text:p text:style-name="P124"/>
        <text:p text:style-name="P108"/>
        <text:p text:style-name="P109"/>
        <text:p text:style-name="P88"/>
        <text:h text:style-name="P183" text:outline-level="1"><text:bookmark-start text:name="__RefHeading__1845_1601157368"/>Anexo<text:span text:style-name="T106">s</text:span><text:bookmark-end text:name="__RefHeading__1845_1601157368"/></text:h>
        <text:h text:style-name="P192" text:outline-level="2"><text:bookmark-start text:name="__RefHeading__4618_1601157368"/>Clasificación de las incidencias en función de su criticidad<text:bookmark-end text:name="__RefHeading__4618_1601157368"/></text:h>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96">Criticidad</text:p>
              <text:p text:style-name="P94">(contrato)</text:p>
            </table:table-cell>
            <table:table-cell table:style-name="Tabla2.A1" office:value-type="string">
              <text:p text:style-name="P95">NAOS</text:p>
            </table:table-cell>
            <table:table-cell table:style-name="Tabla2.A1" office:value-type="string">
              <text:p text:style-name="P97">Descripción </text:p>
            </table:table-cell>
            <table:table-cell table:style-name="Tabla2.D1" office:value-type="string">
              <text:p text:style-name="P95">Recurso</text:p>
            </table:table-cell>
          </table:table-row>
          <table:table-row table:style-name="Tabla2.2">
            <table:table-cell table:style-name="Tabla2.A1" office:value-type="string">
              <text:p text:style-name="P99">Gravedad 1</text:p>
              <text:p text:style-name="P99">P1</text:p>
              <text:p text:style-name="P98"/>
            </table:table-cell>
            <table:table-cell table:style-name="Tabla2.A1" office:value-type="string">
              <text:p text:style-name="P102">Critica</text:p>
            </table:table-cell>
            <table:table-cell table:style-name="Tabla2.A1" office:value-type="string">
              <text:p text:style-name="P100">El uso en producción de los programas soportados queda interrumpido o tan gravemente afectado, que le impide seguir trabajando de manera razonable. Se experimenta una completa pérdida del servicio. </text:p>
            </table:table-cell>
            <table:table-cell table:style-name="Tabla2.D1" office:value-type="string">
              <text:p text:style-name="P112">SOPORTE AVANZADO</text:p>
              <text:p text:style-name="P128">(Teléfono 24x7 + NAOS)</text:p>
            </table:table-cell>
          </table:table-row>
          <table:table-row table:style-name="Tabla2.3">
            <table:table-cell table:style-name="Tabla2.A1" office:value-type="string">
              <text:p text:style-name="P99">Gravedad 2</text:p>
              <text:p text:style-name="P99">P2</text:p>
              <text:p text:style-name="P98"/>
            </table:table-cell>
            <table:table-cell table:style-name="Tabla2.A1" office:value-type="string">
              <text:p text:style-name="P102">Alta</text:p>
            </table:table-cell>
            <table:table-cell table:style-name="Tabla2.A1" office:value-type="string">
              <text:p text:style-name="P100">Si se experimenta una pérdida de servicio severa. Prestaciones importantes se encuentran no disponibles sin que exista una solución alternativa aceptable; sin embargo, las operaciones pueden continuar de forma restringida. </text:p>
            </table:table-cell>
            <table:table-cell table:style-name="Tabla2.D1" office:value-type="string">
              <text:p text:style-name="P110">SOPORTE AVANZADO (NAOS) </text:p>
              <text:p text:style-name="P101"/>
            </table:table-cell>
          </table:table-row>
          <table:table-row table:style-name="Tabla2.4">
            <table:table-cell table:style-name="Tabla2.A1" office:value-type="string">
              <text:p text:style-name="P99">Gravedad 3</text:p>
              <text:p text:style-name="P99">P3</text:p>
              <text:p text:style-name="P98"/>
            </table:table-cell>
            <table:table-cell table:style-name="Tabla2.A1" office:value-type="string">
              <text:p text:style-name="P102">Media/Baja</text:p>
            </table:table-cell>
            <table:table-cell table:style-name="Tabla2.A1" office:value-type="string">
              <text:p text:style-name="P100">Si se experimenta una pérdida de servicio menor. El impacto es una inconveniencia que puede necesitar una solución alternativa para restaurar la funcionalidad. </text:p>
            </table:table-cell>
            <table:table-cell table:style-name="Tabla2.D1" office:value-type="string">
              <text:p text:style-name="P111"><text:span text:style-name="T128">Producción</text:span>: SOPORTE AVANZADO (NAOS)</text:p>
              <text:p text:style-name="P127"><text:span text:style-name="T127">No Producción</text:span><text:span text:style-name="T126">: SOPORTE BÁSICO (MOS)</text:span></text:p>
            </table:table-cell>
          </table:table-row>
          <table:table-row table:style-name="Tabla2.3">
            <table:table-cell table:style-name="Tabla2.A1" office:value-type="string">
              <text:p text:style-name="P99">Gravedad 4</text:p>
              <text:p text:style-name="P99">P4</text:p>
              <text:p text:style-name="P98"/>
            </table:table-cell>
            <table:table-cell table:style-name="Tabla2.A1" office:value-type="string">
              <text:p text:style-name="P102">Consultas</text:p>
            </table:table-cell>
            <table:table-cell table:style-name="Tabla2.A1" office:value-type="string">
              <text:p text:style-name="P100">Para la solicitud de información, una mejora o el esclarecimiento de la documentación relativa a su software, pero el funcionamiento del mismo no se ve afectado. Y no experimenta ninguna pérdida de servicio. El resultado no impide el funcionamiento de un sistema. </text:p>
            </table:table-cell>
            <table:table-cell table:style-name="Tabla2.D1" office:value-type="string">
              <text:p text:style-name="P110"><text:span text:style-name="T128">Consultas genéricas:</text:span> SOPORTE BÁSICO (MOS)</text:p>
              <text:p text:style-name="P125"/>
              <text:p text:style-name="P126"><text:span text:style-name="T127">Consultas específicas del entorno o escalado:</text:span><text:span text:style-name="T126"> SOPORTE AVANZADO (NAOS)</text:span></text:p>
            </table:table-cell>
          </table:table-row>
        </table:table>
        <text:h text:style-name="P190" text:outline-level="2"><text:bookmark-start text:name="__RefHeading__66210_1270766266"/><text:change-start text:change-id="ct411931440"/>Productos con licencia limitada dentro del contrato<text:bookmark-end text:name="__RefHeading__66210_1270766266"/></text:h>
        <text:p text:style-name="P61"/>
        <table:table table:name="Tabla7" table:style-name="Tabla7">
          <table:table-column table:style-name="Tabla7.A"/>
          <table:table-column table:style-name="Tabla7.B"/>
          <table:table-column table:style-name="Tabla7.C"/>
          <table:table-column table:style-name="Tabla7.D"/>
          <table:table-header-rows>
            <table:table-row table:style-name="Tabla7.1">
              <table:table-cell table:style-name="Tabla7.A1" office:value-type="string">
                <text:p text:style-name="P130">Organismo</text:p>
              </table:table-cell>
              <table:table-cell table:style-name="Tabla7.A1" office:value-type="string">
                <text:p text:style-name="P130">CSI</text:p>
              </table:table-cell>
              <table:table-cell table:style-name="Tabla7.A1" office:value-type="string">
                <text:p text:style-name="P131">Producto</text:p>
              </table:table-cell>
              <table:table-cell table:style-name="Tabla7.D1" office:value-type="string">
                <text:p text:style-name="P133">Nº. Us. / Proc.</text:p>
              </table:table-cell>
            </table:table-row>
          </table:table-header-rows>
          <table:table-row table:style-name="Tabla7.1">
            <table:table-cell table:style-name="Tabla7.A2" office:value-type="string">
              <text:p text:style-name="P130">SAS</text:p>
            </table:table-cell>
            <table:table-cell table:style-name="Tabla7.B2" office:value-type="float" office:value="16251591">
              <text:p text:style-name="P130">16251591</text:p>
            </table:table-cell>
            <table:table-cell table:style-name="Tabla7.A2" office:value-type="string">
              <text:p text:style-name="P132">Real Application Clusters - Processor Perpetual</text:p>
            </table:table-cell>
            <table:table-cell table:style-name="Tabla7.D2" office:value-type="float" office:value="460">
              <text:p text:style-name="P130">460</text:p>
            </table:table-cell>
          </table:table-row>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JDeveloper - Named User Perpetual</text:p>
            </table:table-cell>
            <table:table-cell table:style-name="Tabla7.D2" office:value-type="float" office:value="1">
              <text:p text:style-name="P130">1</text:p>
            </table:table-cell>
          </table:table-row>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Discoverer Desktop Edition - Named User Perpetual</text:p>
            </table:table-cell>
            <table:table-cell table:style-name="Tabla7.D2" office:value-type="float" office:value="90">
              <text:p text:style-name="P130">90</text:p>
            </table:table-cell>
          </table:table-row>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Programmer - Named User Perpetual</text:p>
            </table:table-cell>
            <table:table-cell table:style-name="Tabla7.D2" office:value-type="float" office:value="53">
              <text:p text:style-name="P130">53</text:p>
            </table:table-cell>
          </table:table-row>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Internet Developer Suite - Named User Perpetual</text:p>
            </table:table-cell>
            <table:table-cell table:style-name="Tabla7.D2" office:value-type="float" office:value="13">
              <text:p text:style-name="P130">13</text:p>
            </table:table-cell>
          </table:table-row>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Tuning Pack - Processor Perpetual</text:p>
            </table:table-cell>
            <table:table-cell table:style-name="Tabla7.D2" office:value-type="float" office:value="37">
              <text:p text:style-name="P130">37</text:p>
            </table:table-cell>
          </table:table-row>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Diagnostics Pack - Processor Perpetual</text:p>
            </table:table-cell>
            <table:table-cell table:style-name="Tabla7.D2" office:value-type="float" office:value="37">
              <text:p text:style-name="P130">37</text:p>
            </table:table-cell>
          </table:table-row>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Developer Server - Named User</text:p>
            </table:table-cell>
            <table:table-cell table:style-name="Tabla7.D2" office:value-type="float" office:value="164">
              <text:p text:style-name="P130">164</text:p>
            </table:table-cell>
          </table:table-row>
          <text:soft-page-break/>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Designer - Nonstandard User</text:p>
            </table:table-cell>
            <table:table-cell table:style-name="Tabla7.D2" office:value-type="float" office:value="57">
              <text:p text:style-name="P130">57</text:p>
            </table:table-cell>
          </table:table-row>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Tuning Pack - Named User Perpetual</text:p>
            </table:table-cell>
            <table:table-cell table:style-name="Tabla7.D2" office:value-type="float" office:value="40">
              <text:p text:style-name="P130">40</text:p>
            </table:table-cell>
          </table:table-row>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Diagnostics Pack - Named User Perpetual</text:p>
            </table:table-cell>
            <table:table-cell table:style-name="Tabla7.D2" office:value-type="float" office:value="40">
              <text:p text:style-name="P130">40</text:p>
            </table:table-cell>
          </table:table-row>
          <table:table-row table:style-name="Tabla7.1">
            <table:table-cell table:style-name="Tabla7.A2" office:value-type="string">
              <text:p text:style-name="P130">CICE</text:p>
            </table:table-cell>
            <table:table-cell table:style-name="Tabla7.B2" office:value-type="float" office:value="14696588">
              <text:p text:style-name="P130">14696588</text:p>
            </table:table-cell>
            <table:table-cell table:style-name="Tabla7.A2" office:value-type="string">
              <text:p text:style-name="P132">Change Management Pack - Named User Perpetual</text:p>
            </table:table-cell>
            <table:table-cell table:style-name="Tabla7.D2" office:value-type="float" office:value="40">
              <text:p text:style-name="P130">40</text:p>
            </table:table-cell>
          </table:table-row>
          <table:table-row table:style-name="Tabla7.1">
            <table:table-cell table:style-name="Tabla7.A2" office:value-type="string">
              <text:p text:style-name="P130">CICE</text:p>
            </table:table-cell>
            <table:table-cell table:style-name="Tabla7.B2" office:value-type="float" office:value="14651112">
              <text:p text:style-name="P130">14651112</text:p>
            </table:table-cell>
            <table:table-cell table:style-name="Tabla7.A2" office:value-type="string">
              <text:p text:style-name="P132">Diagnostics Pack - Processor Perpetual</text:p>
            </table:table-cell>
            <table:table-cell table:style-name="Tabla7.D2" office:value-type="float" office:value="12">
              <text:p text:style-name="P130">12</text:p>
            </table:table-cell>
          </table:table-row>
          <table:table-row table:style-name="Tabla7.1">
            <table:table-cell table:style-name="Tabla7.A2" office:value-type="string">
              <text:p text:style-name="P130">CICE</text:p>
            </table:table-cell>
            <table:table-cell table:style-name="Tabla7.B2" office:value-type="float" office:value="14651112">
              <text:p text:style-name="P130">14651112</text:p>
            </table:table-cell>
            <table:table-cell table:style-name="Tabla7.A2" office:value-type="string">
              <text:p text:style-name="P132">Tuning Pack - Processor Perpetual</text:p>
            </table:table-cell>
            <table:table-cell table:style-name="Tabla7.D2" office:value-type="float" office:value="12">
              <text:p text:style-name="P130">12</text:p>
            </table:table-cell>
          </table:table-row>
          <table:table-row table:style-name="Tabla7.1">
            <table:table-cell table:style-name="Tabla7.A2" office:value-type="string">
              <text:p text:style-name="P130">CICE</text:p>
            </table:table-cell>
            <table:table-cell table:style-name="Tabla7.B2" office:value-type="float" office:value="14651112">
              <text:p text:style-name="P130">14651112</text:p>
            </table:table-cell>
            <table:table-cell table:style-name="Tabla7.A2" office:value-type="string">
              <text:p text:style-name="P132">Internet Developer Suite - Named User Plus Perpetual</text:p>
            </table:table-cell>
            <table:table-cell table:style-name="Tabla7.D2" office:value-type="float" office:value="7">
              <text:p text:style-name="P130">7</text:p>
            </table:table-cell>
          </table:table-row>
          <table:table-row table:style-name="Tabla7.1">
            <table:table-cell table:style-name="Tabla7.A2" office:value-type="string">
              <text:p text:style-name="P130">CICE</text:p>
            </table:table-cell>
            <table:table-cell table:style-name="Tabla7.B2" office:value-type="float" office:value="16124791">
              <text:p text:style-name="P130">16124791</text:p>
            </table:table-cell>
            <table:table-cell table:style-name="Tabla7.A2" office:value-type="string">
              <text:p text:style-name="P132">Real Application Clusters - Processor Perpetual</text:p>
            </table:table-cell>
            <table:table-cell table:style-name="Tabla7.D2" office:value-type="float" office:value="92">
              <text:p text:style-name="P130">92</text:p>
            </table:table-cell>
          </table:table-row>
          <table:table-row table:style-name="Tabla7.1">
            <table:table-cell table:style-name="Tabla7.A2" office:value-type="string">
              <text:p text:style-name="P130">Consejería de Economía</text:p>
            </table:table-cell>
            <table:table-cell table:style-name="Tabla7.B2" office:value-type="float" office:value="15614855">
              <text:p text:style-name="P130">15614855</text:p>
            </table:table-cell>
            <table:table-cell table:style-name="Tabla7.A2" office:value-type="string">
              <text:p text:style-name="P132">Enterprise Single Sign-On Suite Plus - Named User Plus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Manager Connector - Sun Solaris - Connecto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Manager Connector - RedHat Linux - Connecto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Manager Connector - UNIX - Connecto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Manager Connector - RSA Authentication Manager - Connecto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Manager Connector - Microsoft Active Directory - Connecto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Manager Connector - Siebel Enterprise Applications - Connecto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Manager Connector - Database Applications Table - Connecto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Manager Connector - Database User Management - Connecto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Manager Connector - IBM RACF - Connecto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Federation - Processo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Identity Manager - Employee User Perpetual</text:p>
            </table:table-cell>
            <table:table-cell table:style-name="Tabla7.D30" office:value-type="string">
              <text:p text:style-name="P130">**</text:p>
            </table:table-cell>
          </table:table-row>
          <table:table-row table:style-name="Tabla7.1">
            <table:table-cell table:style-name="Tabla7.A2" office:value-type="string">
              <text:p text:style-name="P130">Consejería de Economía</text:p>
            </table:table-cell>
            <table:table-cell table:style-name="Tabla7.B2" office:value-type="float" office:value="15623401">
              <text:p text:style-name="P130">15623401</text:p>
            </table:table-cell>
            <table:table-cell table:style-name="Tabla7.A2" office:value-type="string">
              <text:p text:style-name="P132">Directory Services - Named User Plus Perpetual</text:p>
            </table:table-cell>
            <table:table-cell table:style-name="Tabla7.D30" office:value-type="string">
              <text:p text:style-name="P130">**</text:p>
            </table:table-cell>
          </table:table-row>
          <table:table-row table:style-name="Tabla7.1">
            <table:table-cell table:style-name="Tabla7.A2" office:value-type="string">
              <text:p text:style-name="P130">HOSPITAL DE PONIENTE-SAS.(JUAND)</text:p>
            </table:table-cell>
            <table:table-cell table:style-name="Tabla7.B2" office:value-type="float" office:value="77782">
              <text:p text:style-name="P130">77782</text:p>
            </table:table-cell>
            <table:table-cell table:style-name="Tabla7.A2" office:value-type="string">
              <text:p text:style-name="P132">OEM PERF PACK V7.3</text:p>
            </table:table-cell>
            <table:table-cell table:style-name="Tabla7.D2" office:value-type="float" office:value="50">
              <text:p text:style-name="P130">50</text:p>
            </table:table-cell>
          </table:table-row>
          <table:table-row table:style-name="Tabla7.32">
            <table:table-cell table:style-name="Tabla7.A2" office:value-type="string">
              <text:p text:style-name="P130">VERIFICACIONES INDUSTRIALES DE ANDALUCIA S.A. </text:p>
            </table:table-cell>
            <table:table-cell table:style-name="Tabla7.B2" office:value-type="float" office:value="18148136">
              <text:p text:style-name="P130">18148136</text:p>
            </table:table-cell>
            <table:table-cell table:style-name="Tabla7.A2" office:value-type="string">
              <text:p text:style-name="P132">Real Application Clusters - Processor Perpetual</text:p>
            </table:table-cell>
            <table:table-cell table:style-name="Tabla7.D2" office:value-type="float" office:value="2">
              <text:p text:style-name="P130">2</text:p>
            </table:table-cell>
          </table:table-row>
        </table:table>
        <text:p text:style-name="P129">** Los productos señalados anteriormente fueron contratados como una suite bajo la modalidad de licencia Ciudadano Perpetual (definido como “cada una de las personas que constituyen la población de la Comunidad Autónoma de Andalucía”) lo que implica un número ilimitado de usuarios<text:change-end text:change-id="ct41193144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1" svg:font-family="Wingdings" style:font-pitch="variable" style:font-charset="x-symbol"/>
    <style:font-face style:name="Symbol1" svg:font-family="Symbol" style:font-family-generic="roman" style:font-pitch="variable" style:font-charset="x-symbol"/>
    <style:font-face style:name="Arial1" svg:font-family="Arial"/>
    <style:font-face style:name="BAAAAA+NewsGotT-Regu" svg:font-family="BAAAAA+NewsGotT-Regu"/>
    <style:font-face style:name="Calibri" svg:font-family="Calibri"/>
    <style:font-face style:name="Courier New" svg:font-family="'Courier New'"/>
    <style:font-face style:name="DejaVu Sans" svg:font-family="'DejaVu Sans'"/>
    <style:font-face style:name="Liberation Serif" svg:font-family="'Liberation Serif'"/>
    <style:font-face style:name="Liberation Serif1" svg:font-family="'Liberation Serif', 'Times New Roman'"/>
    <style:font-face style:name="Mangal" svg:font-family="Mangal"/>
    <style:font-face style:name="NewsGotT" svg:font-family="NewsGotT"/>
    <style:font-face style:name="NewsGotT-Regu" svg:font-family="NewsGotT-Regu"/>
    <style:font-face style:name="OpenSymbol1" svg:font-family="OpenSymbol"/>
    <style:font-face style:name="OpenSymbol" svg:font-family="OpenSymbol, 'Arial Unicode MS'"/>
    <style:font-face style:name="Symbol" svg:font-family="Symbol"/>
    <style:font-face style:name="Tahoma1" svg:font-family="Tahoma"/>
    <style:font-face style:name="Times New Roman1" svg:font-family="'Times New Roman'"/>
    <style:font-face style:name="Wingdings" svg:font-family="Wingdings"/>
    <style:font-face style:name="Courier New1" svg:font-family="'Courier New'" style:font-family-generic="modern"/>
    <style:font-face style:name="DejaVu Sans1" svg:font-family="'DejaVu Sans'" style:font-family-generic="swiss"/>
    <style:font-face style:name="NewsGotT4" svg:font-family="NewsGotT" style:font-family-generic="swiss"/>
    <style:font-face style:name="Segoe UI" svg:font-family="'Segoe UI'" style:font-family-generic="swiss"/>
    <style:font-face style:name="DejaVu Sans4" svg:font-family="'DejaVu Sans'" style:font-pitch="variable"/>
    <style:font-face style:name="NewsGotT3" svg:font-family="NewsGotT" style:font-pitch="variable"/>
    <style:font-face style:name="NewsGotT1" svg:font-family="NewsGotT" style:font-adornments="Predeterminado" style:font-pitch="variable"/>
    <style:font-face style:name="NewsGotT2" svg:font-family="NewsGotT, 'News Got T'" style:font-pitch="variable"/>
    <style:font-face style:name="AGaramond Bold" svg:font-family="'AGaramond Bold', 'Times New Roman'"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styles>
    <draw:fill-image draw:name="Empty" xlink:href="Pictures/100000000000000800000008DD0ADA29.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ewsGotT" fo:font-size="10pt" fo:language="es" fo:country="ES"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ewsGotT" fo:font-size="10pt" fo:language="es" fo:country="ES"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writing-mode="lr-tb"/>
      <style:text-properties style:use-window-font-color="true" style:font-name="NewsGotT1" fo:font-family="NewsGotT" style:font-style-name="Predeterminado"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master-page-name="">
      <style:paragraph-properties style:page-number="auto">
        <style:tab-stops>
          <style:tab-stop style:position="7.5cm" style:type="center"/>
          <style:tab-stop style:position="15cm" style:type="right"/>
        </style:tab-stops>
      </style:paragraph-properties>
      <style:text-properties fo:font-size="10pt" style:font-size-asian="10pt"/>
    </style:style>
    <style:style style:name="Text_20_body" style:display-name="Text body" style:family="paragraph" style:parent-style-name="Standard" style:class="text" style:master-page-name="">
      <style:paragraph-properties fo:margin-top="0cm" fo:margin-bottom="0.199cm" style:contextual-spacing="false" fo:text-align="justify" style:justify-single-word="false" style:page-number="auto">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NewsGotT1" fo:font-family="NewsGotT" style:font-style-name="Predeterminado" style:font-pitch="variable" fo:font-size="12pt" fo:font-style="normal" style:font-size-asian="11pt" style:font-style-asian="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0.423cm" fo:margin-bottom="0.106cm" style:contextual-spacing="false" fo:text-align="justify" style:justify-single-word="false" style:page-number="auto" fo:break-before="page" fo:keep-with-next="always"/>
      <style:text-properties fo:language="zxx" fo:country="none" fo:font-weight="bold" style:letter-kerning="true" style:font-weight-asian="bold"/>
    </style:style>
    <style:style style:name="Heading_20_2" style:display-name="Heading 2" style:family="paragraph" style:parent-style-name="Standard" style:next-style-name="Text_20_body" style:default-outline-level="2" style:class="text">
      <style:paragraph-properties fo:margin-top="0.72cm" fo:margin-bottom="0.51cm" style:contextual-spacing="false" fo:text-align="justify" style:justify-single-word="false" fo:keep-with-next="always">
        <style:tab-stops>
          <style:tab-stop style:position="1.3cm"/>
        </style:tab-stops>
      </style:paragraph-properties>
      <style:text-properties fo:language="zxx" fo:country="none" fo:font-weight="bold"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text-align="justify" style:justify-single-word="false" fo:keep-with-next="always"/>
      <style:text-properties fo:language="zxx" fo:country="none" fo:font-weight="bold"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text-align="justify" style:justify-single-word="false" fo:keep-with-next="always"/>
      <style:text-properties fo:font-weight="bold" style:font-weight-asian="bold"/>
    </style:style>
    <style:style style:name="Heading_20_5" style:display-name="Heading 5" style:family="paragraph" style:parent-style-name="Standard" style:next-style-name="Text_20_body"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423cm" fo:margin-bottom="0.106cm" style:contextual-spacing="false">
        <style:tab-stops>
          <style:tab-stop style:position="1cm"/>
        </style:tab-stops>
      </style:paragraph-properties>
      <style:text-properties style:font-name="Arial" fo:font-family="Arial" style:font-family-generic="swiss" style:font-pitch="variable"/>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Text_20_body" style:default-outline-level="9" style:class="text">
      <style:paragraph-properties fo:margin-top="0.423cm" fo:margin-bottom="0.106cm" style:contextual-spacing="false"/>
      <style:text-properties style:font-name="Arial" fo:font-family="Arial" style:font-family-generic="swiss" style:font-pitch="variable" fo:font-size="9pt" style:font-size-asian="9pt"/>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4" style:font-family-asian="'DejaVu Sans'" style:font-pitch-asian="variable" style:font-size-asian="14pt" style:font-name-complex="DejaVu Sans4" style:font-family-complex="'DejaVu Sans'" style:font-pitch-complex="variable" style:font-size-complex="14pt"/>
    </style:style>
    <style:style style:name="Párrafo_20_Nivel_20_1" style:display-name="Párrafo Nivel 1" style:family="paragraph" style:parent-style-name="Standard">
      <style:paragraph-properties fo:margin-left="0.63cm" fo:margin-right="0cm" fo:margin-top="0.212cm" fo:margin-bottom="0cm" style:contextual-spacing="false"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1" style:display-name="Mapa del documento1"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Contents_20_1" style:display-name="Contents 1" style:family="paragraph" style:parent-style-name="Standard" style:next-style-name="Standard" style:class="index">
      <style:paragraph-properties fo:margin-left="0.7cm" fo:margin-right="0cm" fo:margin-top="0.212cm" fo:margin-bottom="0.212cm" style:contextual-spacing="false" fo:text-indent="-0.7cm" style:auto-text-indent="false">
        <style:tab-stops>
          <style:tab-stop style:position="16.6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family="Arial" style:font-family-generic="swiss" style:font-pitch="variable" fo:language="en" fo:country="US"/>
    </style:style>
    <style:style style:name="Sangría_20_3_20_de_20_t._20_independiente1" style:display-name="Sangría 3 de t. independiente1"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1" style:display-name="Texto independiente 21" style:family="paragraph" style:parent-style-name="Standard">
      <style:paragraph-properties fo:text-align="justify" style:justify-single-word="false"/>
    </style:style>
    <style:style style:name="Title" style:family="paragraph" style:parent-style-name="Standard" style:next-style-name="Subtitle" style:class="chapter">
      <style:paragraph-properties fo:margin-top="0cm" fo:margin-bottom="0.198cm" style:contextual-spacing="false"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family="'AGaramond Bold', 'Times New Roman'" style:font-family-generic="roman" style:font-pitch="variable" fo:font-size="11pt" style:font-size-asian="11pt"/>
    </style:style>
    <style:style style:name="Sangría_20_2_20_de_20_t._20_independiente1" style:display-name="Sangría 2 de t. independiente1"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family="Tahoma"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o_20_comentario1" style:display-name="Texto comentario1" style:family="paragraph" style:parent-style-name="Standard">
      <style:text-properties fo:color="#008000" style:font-name="Times New Roman" fo:font-family="'Times New Roman'" style:font-family-generic="roman" style:font-pitch="variable" fo:font-size="10pt" fo:language="es" fo:country="ES" style:font-size-asian="10pt"/>
    </style:style>
    <style:style style:name="Lista_20_con_20_números1" style:display-name="Lista con números1" style:family="paragraph" style:parent-style-name="Standard" style:list-style-name="WW8Num4"/>
    <style:style style:name="Lista_20_con_20_números_20_21" style:display-name="Lista con números 21" style:family="paragraph" style:parent-style-name="Standard" style:list-style-name="WW8Num2"/>
    <style:style style:name="Lista_20_con_20_viñetas1" style:display-name="Lista con viñetas1" style:family="paragraph" style:parent-style-name="Standard" style:list-style-name="WW8Num5"/>
    <style:style style:name="Lista_20_con_20_viñetas_20_21" style:display-name="Lista con viñetas 21" style:family="paragraph" style:parent-style-name="Standard" style:list-style-name="WW8Num3"/>
    <style:style style:name="Estilo_20_Título_20_1_20__2b__20_Negrita" style:display-name="Estilo Título 1 + Negrita" style:family="paragraph" style:parent-style-name="Heading_20_1" style:next-style-name="Párrafo_20_Nivel_20_1"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paragraph-properties fo:margin-left="0cm" fo:margin-right="0cm" fo:text-indent="0cm" style:auto-text-indent="false"/>
      <style:text-properties fo:font-weight="normal" style:font-weight-asian="normal" style:font-weight-complex="bold"/>
    </style:style>
    <style:style style:name="Título_20_51" style:display-name="Título 51" style:family="paragraph" style:parent-style-name="Standard" style:next-style-name="Standard" style:default-outline-level="5">
      <style:paragraph-properties fo:margin-top="0.212cm" fo:margin-bottom="0.212cm" style:contextual-spacing="false" fo:keep-with-next="always"/>
      <style:text-properties fo:font-weight="bold" style:font-weight-asian="bold"/>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family="'Times New Roman'" style:font-family-generic="roman" style:font-pitch="variable" fo:font-size="8pt" style:font-size-asian="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vertical-align="baseline"/>
      <style:text-properties style:use-window-font-color="true" style:font-name="NewsGotT2" fo:font-family="NewsGotT, 'News Got T'" style:font-pitch="variable" fo:font-size="12pt" fo:language="es" fo:country="ES" style:letter-kerning="tru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S-TablaTexto" style:family="paragraph" style:parent-style-name="Standard_20__28_user_29_">
      <style:paragraph-properties fo:text-align="justify" style:justify-single-word="false"/>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ota_20_Tabla" style:display-name="Nota Tabla" style:family="paragraph" style:parent-style-name="Marginalia" style:class="text" style:master-page-name="">
      <style:paragraph-properties fo:margin-left="4.001cm" fo:margin-right="0cm" fo:text-indent="0cm" style:auto-text-indent="false" style:page-number="auto" fo:background-color="transparent" style:shadow="none">
        <style:background-image/>
      </style:paragraph-properties>
      <style:text-properties fo:font-size="10pt"/>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NOTA_5f_ORACLE" style:display-name="NOTA_ORACLE" style:family="paragraph" style:parent-style-name="Text_20_body" style:master-page-name="">
      <style:paragraph-properties fo:text-align="justify" style:justify-single-word="false" style:page-number="auto" fo:background-color="#ff0000" fo:padding="0.049cm" fo:border="0.51pt solid #000000" style:shadow="#808080 0.18cm 0.18cm">
        <style:tab-stops/>
        <style:background-image/>
      </style:paragraph-properties>
      <style:text-properties fo:font-size="8pt"/>
    </style:style>
    <style:style style:name="Cuerpo_20_de_20_texto_20_2_20_columnas" style:display-name="Cuerpo de texto 2 columnas" style:family="paragraph" style:parent-style-name="Text_20_body"/>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Predeterminad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1" fo:font-family="Tahoma"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con_20_sombra" style:display-name="Objeto con sombra"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text-align="start" style:justify-single-word="false" fo:orphans="2" fo:widows="2" fo:text-indent="0.6cm" style:auto-text-indent="false"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Liberation Serif" fo:font-family="'Liberation Serif'" fo:font-size="24pt" style:font-name-asian="DejaVu Sans2"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Liberation Serif" fo:font-family="'Liberation Serif'" fo:font-size="36pt" style:font-name-asian="DejaVu Sans2"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Encabezado2" style:family="paragraph" style:default-outline-level="">
      <style:paragraph-properties fo:margin-top="0.42cm" fo:margin-bottom="0.21cm" style:contextual-spacing="false" fo:text-align="start" style:justify-single-word="false" fo:orphans="2" fo:widows="2" style:writing-mode="lr-tb"/>
      <style:text-properties style:font-name="Liberation Serif" fo:font-family="'Liberation Serif'" fo:font-size="14pt" fo:font-style="italic" fo:font-weight="bold" style:font-name-asian="DejaVu Sans2" style:font-family-asian="'DejaVu Sans'" style:font-family-generic-asian="system" style:font-pitch-asian="variable" style:font-size-asian="14pt" style:font-style-asian="italic" style:font-weight-asian="bold" style:font-name-complex="Liberation Sans2" style:font-family-complex="'Liberation Sans'" style:font-family-generic-complex="system" style:font-pitch-complex="variable" style:font-size-complex="12pt"/>
    </style:style>
    <style:style style:name="Línea_20_de_20_dimensiones" style:display-name="Línea de dimensiones"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sentacionGeneral_7e_LT_7e_Gliederung_20_1" style:display-name="PresentacionGeneral~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PresentacionGeneral_7e_LT_7e_Gliederung_20_2" style:display-name="PresentacionGeneral~LT~Gliederung 2" style:family="paragraph" style:parent-style-name="PresentacionGeneral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3" style:display-name="PresentacionGeneral~LT~Gliederung 3" style:family="paragraph" style:parent-style-name="PresentacionGeneral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4" style:display-name="PresentacionGeneral~LT~Gliederung 4" style:family="paragraph" style:parent-style-name="PresentacionGeneral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5" style:display-name="PresentacionGeneral~LT~Gliederung 5" style:family="paragraph" style:parent-style-name="PresentacionGeneral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6" style:display-name="PresentacionGeneral~LT~Gliederung 6" style:family="paragraph" style:parent-style-name="PresentacionGeneral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7" style:display-name="PresentacionGeneral~LT~Gliederung 7" style:family="paragraph" style:parent-style-name="PresentacionGeneral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8" style:display-name="PresentacionGeneral~LT~Gliederung 8" style:family="paragraph" style:parent-style-name="PresentacionGeneral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Gliederung_20_9" style:display-name="PresentacionGeneral~LT~Gliederung 9" style:family="paragraph" style:parent-style-name="PresentacionGeneral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PresentacionGeneral_7e_LT_7e_Titel" style:display-name="PresentacionGeneral~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PresentacionGeneral_7e_LT_7e_Untertitel" style:display-name="PresentacionGeneral~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1" fo:font-family="Tahoma"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sentacionGeneral_7e_LT_7e_Notizen" style:display-name="PresentacionGeneral~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1" fo:font-family="Tahoma"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sentacionGeneral_7e_LT_7e_Hintergrundobjekte" style:display-name="PresentacionGeneral~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PresentacionGeneral_7e_LT_7e_Hintergrund" style:display-name="PresentacionGeneral~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Mangal" fo:font-family="Mangal" fo:font-size="18pt" style:letter-kerning="true" style:font-name-asian="DejaVu Sans2"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Mangal" fo:font-family="Mangal"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1" fo:font-family="Tahoma"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808080" style:text-outline="false" style:text-line-through-style="none" style:text-line-through-type="none" style:font-name="Tahoma1" fo:font-family="Tahoma" fo:font-size="18pt" fo:font-style="normal" fo:text-shadow="none" style:text-underline-style="none" fo:font-weight="normal" style:font-size-asian="18pt" style:font-style-asian="normal" style:font-weight-asian="normal" style:text-emphasize="none"/>
    </style:style>
    <style:style style:name="Texto_20_de_20_bloque" style:display-name="Texto de bloque" style:family="paragraph" style:default-outline-level="">
      <style:paragraph-properties fo:margin-left="1.764cm" fo:margin-right="0cm" fo:text-align="start" style:justify-single-word="false" fo:orphans="2" fo:widows="2" fo:text-indent="0cm" style:auto-text-indent="false" style:writing-mode="lr-tb"/>
      <style:text-properties style:font-name="Arial1" fo:font-family="Aria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1" style:display-name="Fuente de párrafo predeter.1"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fo:font-size="12pt" fo:font-weight="bold" style:font-name-asian="DejaVu Sans2"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fo:font-size="12pt" style:text-underline-style="solid" style:text-underline-width="auto" style:text-underline-color="font-color"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OpenSymbol" fo:font-family="OpenSymbol, 'Arial Unicode M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stacado"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Ancla_20_de_20_nota_20_al_20_pie" style:display-name="Ancla de nota al pie"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eres_20_de_20_nota_20_al_20_pie" style:display-name="Caracteres de nota al pie"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ñetas" style:family="paragraph" style:default-outline-level="">
      <style:paragraph-properties fo:text-align="start" style:justify-single-word="false" fo:orphans="2" fo:widows="2" style:writing-mode="lr-tb"/>
      <style:text-properties style:font-name="OpenSymbol" fo:font-family="OpenSymbol, 'Arial Unicode M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ímbolos_20_de_20_numeración" style:display-name="Símbolos de numeración"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lace_20_de_20_Internet_20_ya_20_visitado" style:display-name="Enlace de Internet ya visitado" style:family="paragraph" style:default-outline-level="">
      <style:paragraph-properties fo:text-align="start" style:justify-single-word="false" fo:orphans="2" fo:widows="2" style:writing-mode="lr-tb"/>
      <style:text-properties fo:color="#800080" style:font-name="Liberation Serif" fo:font-family="'Liberation Serif'" fo:font-size="12pt" style:text-underline-style="solid" style:text-underline-width="auto" style:text-underline-color="font-color"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uy_20_destacado" style:display-name="Muy destacado" style:family="paragraph" style:default-outline-level="">
      <style:paragraph-properties fo:text-align="start" style:justify-single-word="false" fo:orphans="2" fo:widows="2" style:writing-mode="lr-tb"/>
      <style:text-properties style:font-name="Liberation Serif" fo:font-family="'Liberation Serif'" fo:font-size="12pt" fo:font-weight="bold" style:font-name-asian="DejaVu Sans2"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Número_20_de_20_página" style:display-name="Número de página"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lace_20_de_20_Internet" style:display-name="Enlace de Internet" style:family="paragraph" style:default-outline-level="">
      <style:paragraph-properties fo:text-align="start" style:justify-single-word="false" fo:orphans="2" fo:widows="2" style:writing-mode="lr-tb"/>
      <style:text-properties fo:color="#0000ff" style:font-name="Liberation Serif" fo:font-family="'Liberation Serif'" fo:font-size="12pt" style:text-underline-style="solid" style:text-underline-width="auto" style:text-underline-color="font-color"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eración_20_de_20_líneas" style:display-name="Numeración de líneas"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fo:color="#000000" style:font-name="Liberation Serif" fo:font-family="'Liberation Serif'" fo:font-size="12pt" fo:font-style="normal" fo:font-weight="bold" style:font-name-asian="DejaVu Sans2" style:font-family-asian="'DejaVu Sans'" style:font-family-generic-asian="system" style:font-pitch-asian="variable" style:font-size-asian="12pt" style:font-style-asian="normal" style:font-weight-asian="bold" style:font-name-complex="Liberation Sans2"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fo:color="#ffffff" style:font-name="Liberation Serif" fo:font-family="'Liberation Serif'" fo:font-size="12pt" fo:font-style="normal" fo:font-weight="bold" style:font-name-asian="DejaVu Sans2" style:font-family-asian="'DejaVu Sans'" style:font-family-generic-asian="system" style:font-pitch-asian="variable" style:font-size-asian="12pt" style:font-style-asian="normal" style:font-weight-asian="bold" style:font-name-complex="Liberation Sans2" style:font-family-complex="'Liberation Sans'" style:font-family-generic-complex="system" style:font-pitch-complex="variable" style:font-size-complex="12pt"/>
    </style:style>
    <style:style style:name="WW8Num24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4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2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2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9z3"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9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9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8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8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6z0" style:family="paragraph" style:default-outline-level="">
      <style:paragraph-properties fo:text-align="start" style:justify-single-word="false" fo:orphans="2" fo:widows="2" style:writing-mode="lr-tb"/>
      <style:text-properties fo:color="#000000" style:font-name="Liberation Serif" fo:font-family="'Liberation Serif'" fo:font-size="12pt" fo:font-style="normal" fo:font-weight="bold" style:font-name-asian="DejaVu Sans2" style:font-family-asian="'DejaVu Sans'" style:font-family-generic-asian="system" style:font-pitch-asian="variable" style:font-size-asian="12pt" style:font-style-asian="normal" style:font-weight-asian="bold" style:font-name-complex="Liberation Sans2" style:font-family-complex="'Liberation Sans'" style:font-family-generic-complex="system" style:font-pitch-complex="variable" style:font-size-complex="12pt"/>
    </style:style>
    <style:style style:name="WW8Num15z3"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5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5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3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3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Título123456789101112131415"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1011121314"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10111213"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101112"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1011"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10"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9"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8"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7"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6"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5"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4"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3"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2"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WW-Título1"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LO-Normal" style:family="paragraph" style:default-outline-level="">
      <style:paragraph-properties fo:text-align="start" style:justify-single-word="false" fo:orphans="2" fo:widows="2" style:writing-mode="lr-tb"/>
      <style:text-properties fo:color="#ffffff" style:font-name="NewsGotT" fo:font-family="NewsGotT"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Títul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808080" style:text-outline="false" style:text-line-through-style="none" style:text-line-through-type="none" style:font-name="Tahoma1" fo:font-family="Tahoma" fo:font-size="20pt" fo:font-style="normal" fo:text-shadow="none" style:text-underline-style="none" fo:font-weight="bold" style:font-name-asian="DejaVu Sans2" style:font-family-asian="'DejaVu Sans'"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Índicel_20_10" style:display-name="Índicel 10" style:family="paragraph" style:default-outline-level="">
      <style:paragraph-properties fo:margin-left="7.925cm" fo:margin-right="0cm" fo:text-align="start" style:justify-single-word="false" fo:orphans="2" fo:widows="2" fo:text-indent="0cm" style:auto-text-indent="false" style:writing-mode="lr-tb">
        <style:tab-stops>
          <style:tab-stop style:position="37.911cm"/>
        </style:tab-stops>
      </style:paragraph-properties>
      <style:text-properties fo:color="#ffffff" style:font-name="Times New Roman1" fo:font-family="'Times New Roman'"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Resaltado" style:family="paragraph" style:default-outline-level="">
      <style:paragraph-properties fo:text-align="start" style:justify-single-word="false" fo:orphans="2" fo:widows="2" style:writing-mode="lr-tb"/>
      <style:text-properties fo:color="#000080" style:font-name="Liberation Serif" fo:font-family="'Liberation Serif'" fo:font-size="12pt" fo:font-style="italic" fo:font-weight="bold" style:font-name-asian="DejaVu Sans2" style:font-family-asian="'DejaVu Sans'" style:font-family-generic-asian="system" style:font-pitch-asian="variable" style:font-size-asian="12pt" style:font-style-asian="italic" style:font-weight-asian="bold" style:font-name-complex="Liberation Sans2" style:font-family-complex="'Liberation Sans'" style:font-family-generic-complex="system" style:font-pitch-complex="variable" style:font-size-complex="12pt"/>
    </style:style>
    <style:style style:name="Definición"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O-Normal1" style:family="paragraph" style:default-outline-level="">
      <style:paragraph-properties fo:text-align="start" style:justify-single-word="false" fo:orphans="2" fo:widows="2" style:writing-mode="lr-tb"/>
      <style:text-properties fo:color="#ffffff" style:font-name="Times New Roman1" fo:font-family="'Times New Roman'"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Notizen" style:display-name="Title and Content~LT~Notizen" style:family="paragraph" style:default-outline-level="">
      <style:paragraph-properties fo:margin-left="1.058cm" fo:margin-right="0cm" fo:text-align="start"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Titel" style:display-name="Title and Content~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9" style:display-name="Title and Content~LT~Gliederung 9"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8" style:display-name="Title and Content~LT~Gliederung 8"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7" style:display-name="Title and Content~LT~Gliederung 7"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6" style:display-name="Title and Content~LT~Gliederung 6"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5" style:display-name="Title and Content~LT~Gliederung 5"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4" style:display-name="Title and Content~LT~Gliederung 4" style:family="paragraph" style:default-outline-level="">
      <style:paragraph-properties fo:margin-top="0cm" fo:margin-bottom="0.351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3" style:display-name="Title and Content~LT~Gliederung 3" style:family="paragraph" style:default-outline-level="">
      <style:paragraph-properties fo:margin-top="0cm" fo:margin-bottom="0.529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default-outline-level="">
      <style:paragraph-properties fo:margin-top="0cm" fo:margin-bottom="0.706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top="0cm" fo:margin-bottom="0.88cm" style:contextual-spacing="false"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 style:display-name="Blank~LT~Hintergrund"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Notizen" style:display-name="Blank~LT~Notizen" style:family="paragraph" style:default-outline-level="">
      <style:paragraph-properties fo:margin-left="1.058cm" fo:margin-right="0cm" fo:text-align="start"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Titel" style:display-name="Blank~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9" style:display-name="Blank~LT~Gliederung 9"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8" style:display-name="Blank~LT~Gliederung 8"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7" style:display-name="Blank~LT~Gliederung 7"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6" style:display-name="Blank~LT~Gliederung 6"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5" style:display-name="Blank~LT~Gliederung 5"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4" style:display-name="Blank~LT~Gliederung 4" style:family="paragraph" style:default-outline-level="">
      <style:paragraph-properties fo:margin-top="0cm" fo:margin-bottom="0.351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3" style:display-name="Blank~LT~Gliederung 3" style:family="paragraph" style:default-outline-level="">
      <style:paragraph-properties fo:margin-top="0cm" fo:margin-bottom="0.529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default-outline-level="">
      <style:paragraph-properties fo:margin-top="0cm" fo:margin-bottom="0.706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1" style:display-name="Blank~LT~Gliederung 1" style:family="paragraph" style:default-outline-level="">
      <style:paragraph-properties fo:margin-top="0cm" fo:margin-bottom="0.88cm" style:contextual-spacing="false"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fo:color="#ffffff" style:font-name="Arial1" fo:font-family="Arial"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stom_20_Layout_7e_LT_7e_Notizen" style:display-name="Custom Layout~LT~Notizen" style:family="paragraph" style:default-outline-level="">
      <style:paragraph-properties fo:margin-left="1.058cm" fo:margin-right="0cm" fo:text-align="start"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Arial1" fo:font-family="Arial"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Titel" style:display-name="Custom Layout~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9" style:display-name="Custom Layout~LT~Gliederung 9"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8" style:display-name="Custom Layout~LT~Gliederung 8"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7" style:display-name="Custom Layout~LT~Gliederung 7"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6" style:display-name="Custom Layout~LT~Gliederung 6"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5" style:display-name="Custom Layout~LT~Gliederung 5" style:family="paragraph" style:default-outline-level="">
      <style:paragraph-properties fo:margin-top="0cm" fo:margin-bottom="0.178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4" style:display-name="Custom Layout~LT~Gliederung 4" style:family="paragraph" style:default-outline-level="">
      <style:paragraph-properties fo:margin-top="0cm" fo:margin-bottom="0.351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3" style:display-name="Custom Layout~LT~Gliederung 3" style:family="paragraph" style:default-outline-level="">
      <style:paragraph-properties fo:margin-top="0cm" fo:margin-bottom="0.529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default-outline-level="">
      <style:paragraph-properties fo:margin-top="0cm" fo:margin-bottom="0.706cm" style:contextual-spacing="false" fo:text-align="start" style:justify-single-word="false" fo:orphans="2" fo:widows="2" style:writing-mode="lr-tb"/>
      <style:text-properties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Custom_20_Layout_7e_LT_7e_Gliederung_20_1" style:display-name="Custom Layout~LT~Gliederung 1" style:family="paragraph" style:default-outline-level="">
      <style:paragraph-properties fo:margin-top="0cm" fo:margin-bottom="0.88cm" style:contextual-spacing="false" fo:text-align="start" style:justify-single-word="false" fo:orphans="2" fo:widows="2" style:writing-mode="lr-tb"/>
      <style:text-properties fo:color="#ffffff" style:text-outline="false" style:text-line-through-style="none" style:text-line-through-type="none" style:font-name="Arial1" fo:font-family="Arial" fo:font-size="12pt" fo:letter-spacing="normal"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LO-Normal3" style:family="paragraph" style:default-outline-level="">
      <style:paragraph-properties fo:text-align="start" style:justify-single-word="false" fo:orphans="2" fo:widows="2" style:writing-mode="lr-tb"/>
      <style:text-properties fo:color="#ffffff" style:font-name="Liberation Serif1" fo:font-family="'Liberation Serif', 'Times New Roman'"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clusión" style:family="paragraph" style:default-outline-level="">
      <style:paragraph-properties fo:margin-left="2.644cm" fo:margin-right="0cm" fo:margin-top="0.529cm" fo:margin-bottom="0.441cm" style:contextual-spacing="false" fo:text-align="start" style:justify-single-word="false" fo:orphans="2" fo:widows="2" fo:text-indent="0cm" style:auto-text-indent="false" style:writing-mode="lr-tb">
        <style:tab-stops>
          <style:tab-stop style:position="3.702cm"/>
          <style:tab-stop style:position="4.761cm"/>
          <style:tab-stop style:position="5.821cm"/>
          <style:tab-stop style:position="10.052cm"/>
          <style:tab-stop style:position="14.288cm"/>
          <style:tab-stop style:position="18.521cm"/>
          <style:tab-stop style:position="23.814cm"/>
        </style:tab-stops>
      </style:paragraph-properties>
      <style:text-properties fo:color="#333333" style:font-name="Times New Roman1" fo:font-family="'Times New Roman'" fo:font-size="10pt" fo:font-style="normal" style:font-name-asian="DejaVu Sans2" style:font-family-asian="'DejaVu Sans'" style:font-family-generic-asian="system" style:font-pitch-asian="variable" style:font-size-asian="10pt" style:font-style-asian="normal" style:font-name-complex="Liberation Sans2"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Symbol" fo:font-family="Symbol"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Liberation Serif" fo:font-family="'Liberation Serif'" fo:font-size="11pt" style:font-name-asian="DejaVu Sans2"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Liberation Serif" fo:font-family="'Liberation Serif'" fo:font-size="11pt" style:font-name-asian="DejaVu Sans2"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WW8Num10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9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9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Symbol" fo:font-family="Symbol"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WW8Num8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8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Wingdings" fo:font-family="Wingdings"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871cm" fo:margin-bottom="0.871cm" style:contextual-spacing="false" fo:text-align="start" style:justify-single-word="false" fo:orphans="2" fo:widows="2" style:writing-mode="lr-tb"/>
      <style:text-properties fo:color="#ffffff" style:font-name="Times New Roman1" fo:font-family="'Times New Roman'"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Symbol" fo:font-family="Symbol"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inition_20_Term" style:display-name="Definition Term"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inition_20_List" style:display-name="Definition List" style:family="paragraph" style:default-outline-level="">
      <style:paragraph-properties fo:margin-left="1.12cm" fo:margin-right="0cm" fo:text-align="start" style:justify-single-word="false" fo:orphans="2" fo:widows="2" fo:text-indent="0cm" style:auto-text-indent="false"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inition"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H1"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24pt" fo:font-weight="bold" style:letter-kerning="true" style:font-name-asian="DejaVu Sans2" style:font-family-asian="'DejaVu Sans'" style:font-family-generic-asian="system" style:font-pitch-asian="variable" style:font-size-asian="24pt" style:font-weight-asian="bold" style:font-name-complex="Liberation Sans2" style:font-family-complex="'Liberation Sans'" style:font-family-generic-complex="system" style:font-pitch-complex="variable" style:font-size-complex="12pt"/>
    </style:style>
    <style:style style:name="H2"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18pt" fo:font-weight="bold" style:font-name-asian="DejaVu Sans2" style:font-family-asian="'DejaVu Sans'" style:font-family-generic-asian="system" style:font-pitch-asian="variable" style:font-size-asian="18pt" style:font-weight-asian="bold" style:font-name-complex="Liberation Sans2" style:font-family-complex="'Liberation Sans'" style:font-family-generic-complex="system" style:font-pitch-complex="variable" style:font-size-complex="12pt"/>
    </style:style>
    <style:style style:name="H3"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14pt" fo:font-weight="bold" style:font-name-asian="DejaVu Sans2"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H4"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12pt" fo:font-weight="bold" style:font-name-asian="DejaVu Sans2"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5"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10pt" fo:font-weight="bold" style:font-name-asian="DejaVu Sans2" style:font-family-asian="'DejaVu Sans'" style:font-family-generic-asian="system" style:font-pitch-asian="variable" style:font-size-asian="10pt" style:font-weight-asian="bold" style:font-name-complex="Liberation Sans2" style:font-family-complex="'Liberation Sans'" style:font-family-generic-complex="system" style:font-pitch-complex="variable" style:font-size-complex="12pt"/>
    </style:style>
    <style:style style:name="H6" style:family="paragraph" style:default-outline-level="">
      <style:paragraph-properties fo:margin-top="0.31cm" fo:margin-bottom="0.31cm" style:contextual-spacing="false" fo:text-align="start" style:justify-single-word="false" fo:orphans="2" fo:widows="2" style:writing-mode="lr-tb"/>
      <style:text-properties style:font-name="Liberation Serif" fo:font-family="'Liberation Serif'" fo:font-size="8pt" fo:font-weight="bold" style:font-name-asian="DejaVu Sans2" style:font-family-asian="'DejaVu Sans'" style:font-family-generic-asian="system" style:font-pitch-asian="variable" style:font-size-asian="8pt" style:font-weight-asian="bold" style:font-name-complex="Liberation Sans2" style:font-family-complex="'Liberation Sans'" style:font-family-generic-complex="system" style:font-pitch-complex="variable" style:font-size-complex="12pt"/>
    </style:style>
    <style:style style:name="Address"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lockquote" style:family="paragraph" style:default-outline-level="">
      <style:paragraph-properties fo:margin-left="1.12cm" fo:margin-right="1.12cm" fo:margin-top="0.31cm" fo:margin-bottom="0.31cm" style:contextual-spacing="false" fo:text-align="start" style:justify-single-word="false" fo:orphans="2" fo:widows="2" fo:text-indent="0cm" style:auto-text-indent="false"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ITE"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CODE" style:family="paragraph" style:default-outline-level="">
      <style:paragraph-properties fo:text-align="start" style:justify-single-word="false" fo:orphans="2" fo:widows="2" style:writing-mode="lr-tb"/>
      <style:text-properties style:font-name="Courier New" fo:font-family="'Courier New'"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800080" style:font-name="Liberation Serif" fo:font-family="'Liberation Serif'" fo:font-size="12pt" style:text-underline-style="solid" style:text-underline-width="auto" style:text-underline-color="font-color"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Keyboard" style:family="paragraph" style:default-outline-level="">
      <style:paragraph-properties fo:text-align="start" style:justify-single-word="false" fo:orphans="2" fo:widows="2" style:writing-mode="lr-tb"/>
      <style:text-properties style:font-name="Courier New" fo:font-family="'Courier New'" fo:font-size="10pt" fo:font-weight="bold" style:font-name-asian="DejaVu Sans2" style:font-family-asian="'DejaVu Sans'" style:font-family-generic-asian="system" style:font-pitch-asian="variable" style:font-size-asian="10pt" style:font-weight-asian="bold" style:font-name-complex="Liberation Sans2" style:font-family-complex="'Liberation Sans'" style:font-family-generic-complex="system" style:font-pitch-complex="variable" style:font-size-complex="12pt"/>
    </style:style>
    <style:style style:name="Preformatted" style:family="paragraph" style:default-outline-level="">
      <style:paragraph-properties fo:margin-top="0cm" fo:margin-bottom="0cm" style:contextual-spacing="false" fo:text-align="start" style:justify-single-word="false" fo:orphans="2" fo:widows="2" style:writing-mode="lr-tb">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z-Bottom_20_of_20_Form" style:display-name="z-Bottom of Form" style:family="paragraph" style:default-outline-level="">
      <style:paragraph-properties fo:text-align="center" style:justify-single-word="false" fo:orphans="2" fo:widows="2" style:writing-mode="lr-tb"/>
      <style:text-properties style:font-name="Arial1" fo:font-family="Arial" fo:font-size="8pt" style:font-name-asian="DejaVu Sans2" style:font-family-asian="'DejaVu Sans'"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z-Top_20_of_20_Form" style:display-name="z-Top of Form" style:family="paragraph" style:default-outline-level="">
      <style:paragraph-properties fo:text-align="center" style:justify-single-word="false" fo:orphans="2" fo:widows="2" style:writing-mode="lr-tb"/>
      <style:text-properties style:font-name="Arial1" fo:font-family="Arial" fo:font-size="8pt" style:font-name-asian="DejaVu Sans2" style:font-family-asian="'DejaVu Sans'"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Sample" style:family="paragraph" style:default-outline-level="">
      <style:paragraph-properties fo:text-align="start" style:justify-single-word="false" fo:orphans="2" fo:widows="2" style:writing-mode="lr-tb"/>
      <style:text-properties style:font-name="Courier New" fo:font-family="'Courier New'"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Liberation Serif" fo:font-family="'Liberation Serif'" fo:font-size="12pt" fo:font-weight="bold" style:font-name-asian="DejaVu Sans2"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ypewriter" style:family="paragraph" style:default-outline-level="">
      <style:paragraph-properties fo:text-align="start" style:justify-single-word="false" fo:orphans="2" fo:widows="2" style:writing-mode="lr-tb"/>
      <style:text-properties style:font-name="Courier New" fo:font-family="'Courier New'" fo:font-size="10pt" style:font-name-asian="DejaVu Sans2"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Variable"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DejaVu Sans2"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HTML_20_Markup" style:display-name="HTML Markup" style:family="paragraph" style:default-outline-level="">
      <style:paragraph-properties fo:text-align="start" style:justify-single-word="false" fo:orphans="2" fo:widows="2" style:writing-mode="lr-tb"/>
      <style:text-properties fo:color="#ff0000"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mment" style:family="paragraph" style:default-outline-level="">
      <style:paragraph-properties fo:text-align="start" style:justify-single-word="false" fo:orphans="2" fo:widows="2" style:writing-mode="lr-tb"/>
      <style:text-properties style:font-name="Liberation Serif" fo:font-family="'Liberation Serif'" fo:font-size="12pt"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DejaVu Sans" fo:font-family="'DejaVu San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fo:color="#ffffff" style:text-outline="false" style:text-line-through-style="none" style:text-line-through-type="none" style:font-name="DejaVu Sans" fo:font-family="'DejaVu Sans'"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fo:color="#ffffff" style:text-outline="false" style:text-line-through-style="none" style:text-line-through-type="none" style:font-name="DejaVu Sans" fo:font-family="'DejaVu Sans'"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DejaVu Sans" fo:font-family="'DejaVu Sans'"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DejaVu Sans" fo:font-family="'DejaVu San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text-align="start" style:justify-single-word="false" fo:orphans="2" fo:widows="2" fo:text-indent="0cm" style:auto-text-indent="false" style:writing-mode="lr-tb"/>
      <style:text-properties fo:color="#ffffff" style:text-outline="false" style:text-line-through-style="none" style:text-line-through-type="none" style:font-name="DejaVu Sans" fo:font-family="'DejaVu Sans'"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0" style:family="text">
      <style:text-properties style:font-name="Wingdings1" fo:font-family="Wingdings" style:font-pitch="variable" style:font-charset="x-symbol"/>
    </style:style>
    <style:style style:name="WW8Num5z0" style:family="text">
      <style:text-properties style:font-name="Symbol1" fo:font-family="Symbol" style:font-family-generic="roman" style:font-pitch="variable" style:font-charset="x-symbol"/>
    </style:style>
    <style:style style:name="Fuente_20_de_20_párrafo_20_predeter." style:display-name="Fuente de párrafo predeter." style:family="text"/>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Wingdings1" fo:font-family="Wingdings" style:font-pitch="variable" style:font-charset="x-symbol"/>
    </style:style>
    <style:style style:name="WW8Num10z0" style:family="text">
      <style:text-properties style:font-name="Symbol1" fo:font-family="Symbol" style:font-family-generic="roman" style:font-pitch="variable" style:font-charset="x-symbol"/>
    </style:style>
    <style:style style:name="WW8Num12z0" style:family="text">
      <style:text-properties style:font-name="Symbol1" fo:font-family="Symbol" style:font-family-generic="roman" style:font-pitch="variable" style:font-charset="x-symbol"/>
    </style:style>
    <style:style style:name="WW8Num12z1" style:family="text">
      <style:text-properties style:font-name="Courier New1" fo:font-family="'Courier New'" style:font-family-generic="modern"/>
    </style:style>
    <style:style style:name="WW8Num12z2" style:family="text">
      <style:text-properties style:font-name="Wingdings1" fo:font-family="Wingdings" style:font-pitch="variable" style:font-charset="x-symbol"/>
    </style:style>
    <style:style style:name="WW8Num13z0" style:family="text">
      <style:text-properties style:font-name="Symbol1" fo:font-family="Symbol" style:font-family-generic="roman" style:font-pitch="variable" style:font-charset="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1" fo:font-family="Wingdings" style:font-pitch="variable" style:font-charset="x-symbol"/>
    </style:style>
    <style:style style:name="WW8Num15z1" style:family="text">
      <style:text-properties style:font-name="Courier New1" fo:font-family="'Courier New'" style:font-family-generic="modern"/>
    </style:style>
    <style:style style:name="WW8Num15z2" style:family="text">
      <style:text-properties style:font-name="Wingdings1" fo:font-family="Wingdings" style:font-pitch="variable" style:font-charset="x-symbol"/>
    </style:style>
    <style:style style:name="WW8Num15z3" style:family="text">
      <style:text-properties style:font-name="Symbol1" fo:font-family="Symbol" style:font-family-generic="roman" style:font-pitch="variable" style:font-charset="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1" fo:font-family="Symbol" style:font-family-generic="roman" style:font-pitch="variable" style:font-charset="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1" fo:font-family="Wingdings" style:font-pitch="variable" style:font-charset="x-symbol"/>
    </style:style>
    <style:style style:name="WW8Num19z1" style:family="text">
      <style:text-properties style:font-name="Courier New1" fo:font-family="'Courier New'" style:font-family-generic="modern"/>
    </style:style>
    <style:style style:name="WW8Num19z2" style:family="text">
      <style:text-properties style:font-name="Wingdings1" fo:font-family="Wingdings" style:font-pitch="variable" style:font-charset="x-symbol"/>
    </style:style>
    <style:style style:name="WW8Num19z3" style:family="text">
      <style:text-properties style:font-name="Symbol1" fo:font-family="Symbol" style:font-family-generic="roman" style:font-pitch="variable" style:font-charset="x-symbol"/>
    </style:style>
    <style:style style:name="WW8Num22z0" style:family="text">
      <style:text-properties style:font-name="Symbol1"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1" fo:font-family="Wingdings" style:font-pitch="variable" style:font-charset="x-symbol"/>
    </style:style>
    <style:style style:name="WW8Num24z0" style:family="text">
      <style:text-properties style:font-name="Symbol1"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1" fo:font-family="Wingdings" style:font-pitch="variable" style:font-charset="x-symbol"/>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1" style:display-name="Fuente de párrafo predeter.1" style:family="text"/>
    <style:style style:name="Line_20_numbering" style:display-name="Line numbering"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Strong_20_Emphasis" style:display-name="Strong Emphasis" style:family="text" style:parent-style-name="Fuente_20_de_20_párrafo_20_predeter.1">
      <style:text-properties fo:font-weight="bold" style:font-weight-asian="bold"/>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1.499cm" fo:margin-left="1.499cm"/>
        </style:list-level-properties>
      </text:outline-level-style>
      <text:outline-level-style text:level="2" style:num-suffix="." style:num-format="1" text:display-levels="2">
        <style:list-level-properties text:list-level-position-and-space-mode="label-alignment">
          <style:list-level-label-alignment text:label-followed-by="space"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space" fo:text-indent="-1.499cm" fo:margin-left="1.499cm"/>
        </style:list-level-properties>
      </text:outline-level-style>
      <text:outline-level-style text:level="4" style:num-suffix="." style:num-format="1" text:display-levels="4">
        <style:list-level-properties text:list-level-position-and-space-mode="label-alignment">
          <style:list-level-label-alignment text:label-followed-by="space" fo:text-indent="-1.499cm" fo:margin-left="1.499cm"/>
        </style:list-level-properties>
      </text:outline-level-style>
      <text:outline-level-style text:level="5" style:num-suffix="." style:num-format="1" text:display-levels="5">
        <style:list-level-properties text:list-level-position-and-space-mode="label-alignment">
          <style:list-level-label-alignment text:label-followed-by="space" fo:text-indent="-1.499cm" fo:margin-left="1.499cm"/>
        </style:list-level-properties>
      </text:outline-level-style>
      <text:outline-level-style text:level="6" style:num-suffix="." style:num-format="1" text:display-levels="6">
        <style:list-level-properties text:list-level-position-and-space-mode="label-alignment">
          <style:list-level-label-alignment text:label-followed-by="space" fo:text-indent="-1.499cm" fo:margin-left="1.499cm"/>
        </style:list-level-properties>
      </text:outline-level-style>
      <text:outline-level-style text:level="7" style:num-suffix="." style:num-format="1" text:display-levels="7">
        <style:list-level-properties text:list-level-position-and-space-mode="label-alignment">
          <style:list-level-label-alignment text:label-followed-by="space" fo:text-indent="-1.499cm" fo:margin-left="1.499cm"/>
        </style:list-level-properties>
      </text:outline-level-style>
      <text:outline-level-style text:level="8" style:num-suffix="." style:num-format="1" text:display-levels="8">
        <style:list-level-properties text:list-level-position-and-space-mode="label-alignment">
          <style:list-level-label-alignment text:label-followed-by="space" fo:text-indent="-1.499cm" fo:margin-left="1.499cm"/>
        </style:list-level-properties>
      </text:outline-level-style>
      <text:outline-level-style text:level="9" style:num-suffix="." style:num-format="1" text:display-levels="9">
        <style:list-level-properties text:list-level-position-and-space-mode="label-alignment">
          <style:list-level-label-alignment text:label-followed-by="space" fo:text-indent="-1.499cm" fo:margin-left="1.499cm"/>
        </style:list-level-properties>
      </text:outline-level-style>
      <text:outline-level-style text:level="10" style:num-format="">
        <style:list-level-properties text:list-level-position-and-space-mode="label-alignment">
          <style:list-level-label-alignment text:label-followed-by="space" fo:text-indent="-1.499cm" fo:margin-left="1.499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769cm" fo:text-indent="-0.635cm" fo:margin-left="1.769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707cm" fo:text-indent="-0.635cm" fo:margin-left="1.707cm"/>
        </style:list-level-properties>
      </text:list-level-style-number>
      <text:list-level-style-number text:level="2" style:num-suffix="." style:num-format="1">
        <style:list-level-properties text:list-level-position-and-space-mode="label-alignment">
          <style:list-level-label-alignment text:label-followed-by="listtab" text:list-tab-stop-position="2.342cm" fo:text-indent="-0.635cm" fo:margin-left="2.342cm"/>
        </style:list-level-properties>
      </text:list-level-style-number>
      <text:list-level-style-number text:level="3" style:num-suffix="." style:num-format="1">
        <style:list-level-properties text:list-level-position-and-space-mode="label-alignment">
          <style:list-level-label-alignment text:label-followed-by="listtab" text:list-tab-stop-position="2.977cm" fo:text-indent="-0.635cm" fo:margin-left="2.977cm"/>
        </style:list-level-properties>
      </text:list-level-style-number>
      <text:list-level-style-number text:level="4" style:num-suffix="." style:num-format="1">
        <style:list-level-properties text:list-level-position-and-space-mode="label-alignment">
          <style:list-level-label-alignment text:label-followed-by="listtab" text:list-tab-stop-position="3.612cm" fo:text-indent="-0.635cm" fo:margin-left="3.612cm"/>
        </style:list-level-properties>
      </text:list-level-style-number>
      <text:list-level-style-number text:level="5" style:num-suffix="." style:num-format="1">
        <style:list-level-properties text:list-level-position-and-space-mode="label-alignment">
          <style:list-level-label-alignment text:label-followed-by="listtab" text:list-tab-stop-position="4.247cm" fo:text-indent="-0.635cm" fo:margin-left="4.247cm"/>
        </style:list-level-properties>
      </text:list-level-style-number>
      <text:list-level-style-number text:level="6" style:num-suffix="." style:num-format="1">
        <style:list-level-properties text:list-level-position-and-space-mode="label-alignment">
          <style:list-level-label-alignment text:label-followed-by="listtab" text:list-tab-stop-position="4.882cm" fo:text-indent="-0.635cm" fo:margin-left="4.882cm"/>
        </style:list-level-properties>
      </text:list-level-style-number>
      <text:list-level-style-number text:level="7" style:num-suffix="." style:num-format="1">
        <style:list-level-properties text:list-level-position-and-space-mode="label-alignment">
          <style:list-level-label-alignment text:label-followed-by="listtab" text:list-tab-stop-position="5.517cm" fo:text-indent="-0.635cm" fo:margin-left="5.517cm"/>
        </style:list-level-properties>
      </text:list-level-style-number>
      <text:list-level-style-number text:level="8" style:num-suffix="." style:num-format="1">
        <style:list-level-properties text:list-level-position-and-space-mode="label-alignment">
          <style:list-level-label-alignment text:label-followed-by="listtab" text:list-tab-stop-position="6.152cm" fo:text-indent="-0.635cm" fo:margin-left="6.152cm"/>
        </style:list-level-properties>
      </text:list-level-style-number>
      <text:list-level-style-number text:level="9" style:num-suffix="." style:num-format="1">
        <style:list-level-properties text:list-level-position-and-space-mode="label-alignment">
          <style:list-level-label-alignment text:label-followed-by="listtab" text:list-tab-stop-position="6.787cm" fo:text-indent="-0.635cm" fo:margin-left="6.7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4" style:family="table">
      <style:table-properties style:width="16.801cm" fo:margin-left="-0.15cm" table:align="left" style:writing-mode="lr-tb"/>
    </style:style>
    <style:style style:name="Tabla14.A" style:family="table-column">
      <style:table-column-properties style:column-width="3.595cm"/>
    </style:style>
    <style:style style:name="Tabla14.B" style:family="table-column">
      <style:table-column-properties style:column-width="13.206cm"/>
    </style:style>
    <style:style style:name="Tabla14.1" style:family="table-row">
      <style:table-row-properties style:min-row-height="1.111cm" fo:keep-together="always"/>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23cm" fo:padding-right="0.123cm" fo:padding-top="0cm" fo:padding-bottom="0cm" fo:border="0.5pt solid #000000" style:writing-mode="lr-tb"/>
    </style:style>
    <style:style style:name="Tabla13" style:family="table">
      <style:table-properties style:width="16.503cm" table:align="left" style:writing-mode="lr-tb"/>
    </style:style>
    <style:style style:name="Tabla13.A" style:family="table-column">
      <style:table-column-properties style:column-width="12.002cm"/>
    </style:style>
    <style:style style:name="Tabla13.B" style:family="table-column">
      <style:table-column-properties style:column-width="4.501cm"/>
    </style:style>
    <style:style style:name="Tabla13.1" style:family="table-row">
      <style:table-row-properties fo:keep-together="auto"/>
    </style:style>
    <style:style style:name="Tabla1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3.A2" style:family="table-cell">
      <style:table-cell-properties style:vertical-align="top" fo:padding-left="0.123cm" fo:padding-right="0.123cm" fo:padding-top="0cm" fo:padding-bottom="0cm" fo:border="none" style:writing-mode="lr-tb"/>
    </style:style>
    <style:style style:name="Tabla13.3" style:family="table-row">
      <style:table-row-properties style:min-row-height="0.674cm" fo:keep-together="auto"/>
    </style:style>
    <style:style style:name="Tabla5" style:family="table">
      <style:table-properties style:width="16.801cm" fo:margin-left="-0.15cm" table:align="left" style:writing-mode="lr-tb"/>
    </style:style>
    <style:style style:name="Tabla5.A" style:family="table-column">
      <style:table-column-properties style:column-width="3.595cm"/>
    </style:style>
    <style:style style:name="Tabla5.B" style:family="table-column">
      <style:table-column-properties style:column-width="13.206cm"/>
    </style:style>
    <style:style style:name="Tabla5.1" style:family="table-row">
      <style:table-row-properties style:min-row-height="1.111cm" fo:keep-together="always"/>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16.503cm" table:align="left" style:writing-mode="lr-tb"/>
    </style:style>
    <style:style style:name="Tabla15.A" style:family="table-column">
      <style:table-column-properties style:column-width="12.002cm"/>
    </style:style>
    <style:style style:name="Tabla15.B" style:family="table-column">
      <style:table-column-properties style:column-width="4.501cm"/>
    </style:style>
    <style:style style:name="Tabla15.1" style:family="table-row">
      <style:table-row-properties fo:keep-together="auto"/>
    </style:style>
    <style:style style:name="Tabla1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5.A2" style:family="table-cell">
      <style:table-cell-properties style:vertical-align="top" fo:padding-left="0.123cm" fo:padding-right="0.123cm" fo:padding-top="0cm" fo:padding-bottom="0cm" fo:border="none" style:writing-mode="lr-tb"/>
    </style:style>
    <style:style style:name="Tabla18" style:family="table">
      <style:table-properties style:width="25.508cm" fo:margin-left="-0.15cm" table:align="left" style:writing-mode="lr-tb"/>
    </style:style>
    <style:style style:name="Tabla18.A" style:family="table-column">
      <style:table-column-properties style:column-width="3.593cm"/>
    </style:style>
    <style:style style:name="Tabla18.B" style:family="table-column">
      <style:table-column-properties style:column-width="21.915cm"/>
    </style:style>
    <style:style style:name="Tabla18.1" style:family="table-row">
      <style:table-row-properties style:min-row-height="1.111cm" fo:keep-together="always"/>
    </style:style>
    <style:style style:name="Tab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25.46cm" fo:margin-left="-0.503cm" table:align="left" style:writing-mode="lr-tb"/>
    </style:style>
    <style:style style:name="Tabla17.A" style:family="table-column">
      <style:table-column-properties style:column-width="18.011cm"/>
    </style:style>
    <style:style style:name="Tabla17.B" style:family="table-column">
      <style:table-column-properties style:column-width="7.449cm"/>
    </style:style>
    <style:style style:name="Tabla17.1" style:family="table-row">
      <style:table-row-properties fo:keep-together="auto"/>
    </style:style>
    <style:style style:name="Tabla17.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A2" style:family="table-cell">
      <style:table-cell-properties style:vertical-align="top" fo:padding-left="0.123cm" fo:padding-right="0.123cm" fo:padding-top="0cm" fo:padding-bottom="0cm" fo:border="none" style:writing-mode="lr-tb"/>
    </style:style>
    <style:style style:name="Tabla17.3" style:family="table-row">
      <style:table-row-properties style:min-row-height="0.501cm" fo:keep-together="auto"/>
    </style:style>
    <style:style style:name="Tabla16" style:family="table">
      <style:table-properties style:width="16.801cm" fo:margin-left="-0.15cm" table:align="left" style:writing-mode="lr-tb"/>
    </style:style>
    <style:style style:name="Tabla16.A" style:family="table-column">
      <style:table-column-properties style:column-width="3.595cm"/>
    </style:style>
    <style:style style:name="Tabla16.B" style:family="table-column">
      <style:table-column-properties style:column-width="13.206cm"/>
    </style:style>
    <style:style style:name="Tabla16.1" style:family="table-row">
      <style:table-row-properties style:min-row-height="1.111cm" fo:keep-together="always"/>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23cm" fo:padding-right="0.123cm" fo:padding-top="0cm" fo:padding-bottom="0cm" fo:border="0.5pt solid #000000" style:writing-mode="lr-tb"/>
    </style:style>
    <style:style style:name="Tabla19" style:family="table">
      <style:table-properties style:width="16.503cm" table:align="left" style:writing-mode="lr-tb"/>
    </style:style>
    <style:style style:name="Tabla19.A" style:family="table-column">
      <style:table-column-properties style:column-width="12.002cm"/>
    </style:style>
    <style:style style:name="Tabla19.B" style:family="table-column">
      <style:table-column-properties style:column-width="4.501cm"/>
    </style:style>
    <style:style style:name="Tabla19.1" style:family="table-row">
      <style:table-row-properties fo:keep-together="auto"/>
    </style:style>
    <style:style style:name="Tabla1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9.A2" style:family="table-cell">
      <style:table-cell-properties style:vertical-align="top" fo:padding-left="0.123cm" fo:padding-right="0.123cm" fo:padding-top="0cm" fo:padding-bottom="0cm" fo:border="none" style:writing-mode="lr-tb"/>
    </style:style>
    <style:style style:name="Tabla20" style:family="table">
      <style:table-properties style:width="16.801cm" fo:margin-left="-0.15cm" table:align="left" style:writing-mode="lr-tb"/>
    </style:style>
    <style:style style:name="Tabla20.A" style:family="table-column">
      <style:table-column-properties style:column-width="3.595cm"/>
    </style:style>
    <style:style style:name="Tabla20.B" style:family="table-column">
      <style:table-column-properties style:column-width="13.206cm"/>
    </style:style>
    <style:style style:name="Tabla20.1" style:family="table-row">
      <style:table-row-properties style:min-row-height="1.111cm" fo:keep-together="always"/>
    </style:style>
    <style:style style:name="Tabla2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23cm" fo:padding-right="0.123cm" fo:padding-top="0cm" fo:padding-bottom="0cm" fo:border="0.5pt solid #000000" style:writing-mode="lr-tb"/>
    </style:style>
    <style:style style:name="Tabla21" style:family="table">
      <style:table-properties style:width="16.503cm" table:align="left" style:writing-mode="lr-tb"/>
    </style:style>
    <style:style style:name="Tabla21.A" style:family="table-column">
      <style:table-column-properties style:column-width="12.002cm"/>
    </style:style>
    <style:style style:name="Tabla21.B" style:family="table-column">
      <style:table-column-properties style:column-width="4.501cm"/>
    </style:style>
    <style:style style:name="Tabla21.1" style:family="table-row">
      <style:table-row-properties fo:keep-together="auto"/>
    </style:style>
    <style:style style:name="Tabla21.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1.A2" style:family="table-cell">
      <style:table-cell-properties style:vertical-align="top" fo:padding-left="0.123cm" fo:padding-right="0.123cm" fo:padding-top="0cm" fo:padding-bottom="0cm" fo:border="none" style:writing-mode="lr-tb"/>
    </style:style>
    <style:style style:name="Tabla21.3" style:family="table-row">
      <style:table-row-properties style:min-row-height="0.674cm" fo:keep-together="auto"/>
    </style:style>
    <style:style style:name="Tabla22" style:family="table">
      <style:table-properties style:width="16.801cm" fo:margin-left="-0.15cm" table:align="left" style:writing-mode="lr-tb"/>
    </style:style>
    <style:style style:name="Tabla22.A" style:family="table-column">
      <style:table-column-properties style:column-width="3.595cm"/>
    </style:style>
    <style:style style:name="Tabla22.B" style:family="table-column">
      <style:table-column-properties style:column-width="13.206cm"/>
    </style:style>
    <style:style style:name="Tabla22.1" style:family="table-row">
      <style:table-row-properties style:min-row-height="1.111cm" fo:keep-together="always"/>
    </style:style>
    <style:style style:name="Tabla2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23cm" fo:padding-right="0.123cm" fo:padding-top="0cm" fo:padding-bottom="0cm" fo:border="0.5pt solid #000000" style:writing-mode="lr-tb"/>
    </style:style>
    <style:style style:name="Tabla23" style:family="table">
      <style:table-properties style:width="16.503cm" table:align="left" style:writing-mode="lr-tb"/>
    </style:style>
    <style:style style:name="Tabla23.A" style:family="table-column">
      <style:table-column-properties style:column-width="12.002cm"/>
    </style:style>
    <style:style style:name="Tabla23.B" style:family="table-column">
      <style:table-column-properties style:column-width="4.501cm"/>
    </style:style>
    <style:style style:name="Tabla23.1" style:family="table-row">
      <style:table-row-properties fo:keep-together="auto"/>
    </style:style>
    <style:style style:name="Tabla2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3.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text-properties fo:language="zxx" fo:country="none"/>
    </style:style>
    <style:style style:name="M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MP3" style:family="paragraph" style:parent-style-name="Footer">
      <style:paragraph-properties style:snap-to-layout-grid="false">
        <style:tab-stops>
          <style:tab-stop style:position="7.885cm"/>
        </style:tab-stops>
      </style:paragraph-properties>
      <style:text-properties fo:font-size="8pt" style:font-size-asian="8pt"/>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style>
    <style:style style:name="MP6" style:family="paragraph" style:parent-style-name="Standard">
      <style:text-properties fo:font-size="9pt" style:font-size-asian="9.44999980926514pt" style:font-size-complex="10.8000001907349pt"/>
    </style:style>
    <style:style style:name="MP7" style:family="paragraph" style:parent-style-name="Footer">
      <style:paragraph-properties style:snap-to-layout-grid="false"/>
      <style:text-properties fo:font-size="8pt" officeooo:rsid="0039f63c" style:font-size-asian="8pt"/>
    </style:style>
    <style:style style:name="MP8" style:family="paragraph" style:parent-style-name="Standard">
      <style:text-properties fo:font-size="6pt" style:font-size-asian="6.30000019073486pt" style:font-size-complex="7.19999980926514pt"/>
    </style:style>
    <style:style style:name="MT1" style:family="text">
      <style:text-properties fo:font-size="8pt" style:font-size-asian="8pt"/>
    </style:style>
    <style:style style:name="MT2" style:family="text">
      <style:text-properties officeooo:rsid="005e982d"/>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1.512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2.212cm" fo:margin-left="0cm" fo:margin-right="0cm" fo:margin-top="2.113cm" style:dynamic-spacing="true"/>
      </style:footer-style>
    </style:page-layout>
    <style:page-layout style:name="Mpm2">
      <style:page-layout-properties fo:page-width="21.001cm" fo:page-height="29.7cm" style:num-format="1" style:print-orientation="portrait" fo:margin-top="0.96cm" fo:margin-bottom="3.724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00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61cm" fo:margin-left="0cm" fo:margin-right="0cm" fo:margin-bottom="0cm"/>
      </style:header-style>
      <style:footer-style>
        <style:header-footer-properties svg:height="1.565cm" fo:margin-left="0cm" fo:margin-right="0cm" fo:margin-top="0cm"/>
      </style:footer-style>
    </style:page-layout>
    <style:page-layout style:name="Mpm4">
      <style:page-layout-properties fo:page-width="21.001cm" fo:page-height="29.7cm" style:num-format="1" style:print-orientation="portrait" fo:margin-top="5.173cm" fo:margin-bottom="3.468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4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9.7cm" fo:page-height="21.001cm" style:num-format="1" style:print-orientation="landscape" fo:margin-top="2cm" fo:margin-bottom="2cm" fo:margin-left="2.501cm" fo:margin-right="1.501cm" style:writing-mode="lr-tb" style:layout-grid-color="#c0c0c0" style:layout-grid-lines="2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6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2cm" fo:margin-bottom="2cm" fo:margin-left="2.501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layout-properties fo:page-width="29.7cm" fo:page-height="21.001cm" style:num-format="1" style:print-orientation="landscape" fo:margin-top="5.119cm" fo:margin-bottom="4.045cm" fo:margin-left="2cm" fo:margin-right="2cm" style:writing-mode="lr-tb" style:layout-grid-color="#c0c0c0" style:layout-grid-lines="1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4.671cm" fo:margin-bottom="3.724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First_20_Page">
      <style:header>
        <text:p text:style-name="Header"/>
        <text:p text:style-name="Standard"/>
      </style:header>
      <style:footer>
        <text:p text:style-name="Footer"/>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ágina_20_Control_20_Cambios" style:display-name="Página Control Cambios" style:page-layout-name="Mpm3">
      <style:header>
        <table:table table:name="Tabla14" table:style-name="Tabla14">
          <table:table-column table:style-name="Tabla14.A"/>
          <table:table-column table:style-name="Tabla14.B"/>
          <table:table-row table:style-name="Tabla14.1">
            <table:table-cell table:style-name="Tabla14.A1" table:number-rows-spanned="2" office:value-type="string">
              <text:p text:style-name="MP1"/>
            </table:table-cell>
            <table:table-cell table:style-name="Tabla14.B1" office:value-type="string">
              <text:p text:style-name="MP2"><text:title>Servicio Corporativo Oracle</text:title></text:p>
            </table:table-cell>
          </table:table-row>
          <table:table-row table:style-name="Tabla14.1">
            <table:covered-table-cell/>
            <table:table-cell table:style-name="Tabla14.B1" office:value-type="string">
              <text:p text:style-name="MP2"><text:subject>Guía de uso y buenas prácticas</text:subject></text:p>
            </table:table-cell>
          </table:table-row>
        </table:table>
        <text:p text:style-name="Standard"/>
      </style:header>
      <style:footer>
        <table:table table:name="Tabla13" table:style-name="Tabla13">
          <table:table-column table:style-name="Tabla13.A"/>
          <table:table-column table:style-name="Tabla13.B"/>
          <table:table-row table:style-name="Tabla13.1">
            <table:table-cell table:style-name="Tabla13.A1" office:value-type="string">
              <text:p text:style-name="MP3">Dirección General <text:s/>de Política Digital</text:p>
            </table:table-cell>
            <table:table-cell table:style-name="Tabla13.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7</text:page-count></text:span></text:span></text:p>
            </table:table-cell>
          </table:table-row>
          <table:table-row table:style-name="Tabla13.1">
            <table:table-cell table:style-name="Tabla13.A2" office:value-type="string">
              <text:p text:style-name="MP5">Servicio de Coord. y Desarrollo de Sistemas Horizontales</text:p>
            </table:table-cell>
            <table:table-cell table:style-name="Tabla13.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13.3">
            <table:table-cell table:style-name="Tabla13.A2" office:value-type="string">
              <text:p text:style-name="MP5"><text:file-name text:display="name-and-extension">DGPD GU-Guía de uso del Servicio Corporativo Oracle de la Junta de Andalucía_2.odt</text:file-name></text:p>
            </table:table-cell>
            <table:table-cell table:style-name="Tabla13.A2" office:value-type="string">
              <text:p text:style-name="MP4"><text:span text:style-name="MT1">Versión: </text:span><text:span text:style-name="MT1"><text:user-defined style:data-style-name="N0" text:name="Versión Documento">&lt;1.1&gt;</text:user-defined></text:span></text:p>
            </table:table-cell>
          </table:table-row>
        </table:table>
        <text:p text:style-name="Standard"/>
      </style:footer>
    </style:master-page>
    <style:master-page style:name="Convertir_20_2" style:display-name="Convertir 2" style:page-layout-name="Mpm4">
      <style:header>
        <text:p text:style-name="Standard"/>
      </style:header>
      <style:footer>
        <text:p text:style-name="Standard"/>
      </style:footer>
    </style:master-page>
    <style:master-page style:name="Convertir_20_3" style:display-name="Convertir 3" style:page-layout-name="Mpm5">
      <style:header>
        <table:table table:name="Tabla5" table:style-name="Tabla5">
          <table:table-column table:style-name="Tabla5.A"/>
          <table:table-column table:style-name="Tabla5.B"/>
          <table:table-row table:style-name="Tabla5.1">
            <table:table-cell table:style-name="Tabla5.A1" table:number-rows-spanned="2" office:value-type="string">
              <text:p text:style-name="MP1"/>
            </table:table-cell>
            <table:table-cell table:style-name="Tabla5.B1" office:value-type="string">
              <text:p text:style-name="MP2"><text:title>Servicio Corporativo Oracle</text:title></text:p>
            </table:table-cell>
          </table:table-row>
          <table:table-row table:style-name="Tabla5.1">
            <table:covered-table-cell/>
            <table:table-cell table:style-name="Tabla5.B1" office:value-type="string">
              <text:p text:style-name="MP2"><text:subject>Guía de uso y buenas prácticas</text:subject></text:p>
            </table:table-cell>
          </table:table-row>
        </table:table>
        <text:p text:style-name="Standard"/>
      </style:header>
      <style:footer>
        <text:p text:style-name="Standard"/>
        <table:table table:name="Tabla15" table:style-name="Tabla15">
          <table:table-column table:style-name="Tabla15.A"/>
          <table:table-column table:style-name="Tabla15.B"/>
          <table:table-row table:style-name="Tabla15.1">
            <table:table-cell table:style-name="Tabla15.A1" office:value-type="string">
              <text:p text:style-name="MP3">Dirección General <text:s/>de Política Digital</text:p>
            </table:table-cell>
            <table:table-cell table:style-name="Tabla15.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7</text:page-count></text:span></text:span></text:p>
            </table:table-cell>
          </table:table-row>
          <table:table-row table:style-name="Tabla15.1">
            <table:table-cell table:style-name="Tabla15.A2" office:value-type="string">
              <text:p text:style-name="MP5">Servicio de Coord. y Desarrollo de Sistemas Horizontales</text:p>
            </table:table-cell>
            <table:table-cell table:style-name="Tabla15.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15.1">
            <table:table-cell table:style-name="Tabla15.A2" office:value-type="string">
              <text:p text:style-name="MP5"><text:file-name text:display="name-and-extension">DGPD GU-Guía de uso del Servicio Corporativo Oracle de la Junta de Andalucía_2.odt</text:file-name></text:p>
            </table:table-cell>
            <table:table-cell table:style-name="Tabla15.A2" office:value-type="string">
              <text:p text:style-name="MP4"><text:span text:style-name="MT1">Versión: </text:span><text:span text:style-name="MT1"><text:user-defined style:data-style-name="N0" text:name="Versión Documento">&lt;1.1&gt;</text:user-defined></text:span></text:p>
            </table:table-cell>
          </table:table-row>
        </table:table>
        <text:p text:style-name="Standard"/>
      </style:footer>
    </style:master-page>
    <style:master-page style:name="Página_20_Horizontal_20_Informe" style:display-name="Página Horizontal Informe" style:page-layout-name="Mpm6">
      <style:header>
        <table:table table:name="Tabla18" table:style-name="Tabla18">
          <table:table-column table:style-name="Tabla18.A"/>
          <table:table-column table:style-name="Tabla18.B"/>
          <table:table-row table:style-name="Tabla18.1">
            <table:table-cell table:style-name="Tabla18.A1" table:number-rows-spanned="2" office:value-type="string">
              <text:p text:style-name="MP1"><draw:frame draw:style-name="Mfr1" draw:name="gráficos18" text:anchor-type="char" svg:x="0.03cm" svg:y="-0.534cm" svg:width="3.304cm" svg:height="1.61cm" draw:z-index="0"><draw:image xlink:href="Pictures/100002000000037B000001B7EF82F017.png" xlink:type="simple" xlink:show="embed" xlink:actuate="onLoad"/></draw:frame></text:p>
            </table:table-cell>
            <table:table-cell table:style-name="Tabla18.B1" office:value-type="string">
              <text:p text:style-name="MP2"><text:title>Servicio Corporativo Oracle</text:title></text:p>
            </table:table-cell>
          </table:table-row>
          <table:table-row table:style-name="Tabla18.1">
            <table:covered-table-cell/>
            <table:table-cell table:style-name="Tabla18.B1" office:value-type="string">
              <text:p text:style-name="MP2"><text:subject>Guía de uso y buenas prácticas</text:subject></text:p>
            </table:table-cell>
          </table:table-row>
        </table:table>
        <text:p text:style-name="Standard"/>
      </style:header>
      <style:footer>
        <table:table table:name="Tabla17" table:style-name="Tabla17">
          <table:table-column table:style-name="Tabla17.A"/>
          <table:table-column table:style-name="Tabla17.B"/>
          <table:table-row table:style-name="Tabla17.1">
            <table:table-cell table:style-name="Tabla17.A1" office:value-type="string">
              <text:p text:style-name="MP3">Dirección General <text:s/>de Política Digital</text:p>
            </table:table-cell>
            <table:table-cell table:style-name="Tabla17.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7</text:page-count></text:span></text:span></text:p>
            </table:table-cell>
          </table:table-row>
          <table:table-row table:style-name="Tabla17.1">
            <table:table-cell table:style-name="Tabla17.A2" office:value-type="string">
              <text:p text:style-name="MP5">Servicio de Coord. y Desarrollo de Sistemas Horizontales</text:p>
            </table:table-cell>
            <table:table-cell table:style-name="Tabla17.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17.3">
            <table:table-cell table:style-name="Tabla17.A2" office:value-type="string">
              <text:p text:style-name="MP5"><text:file-name text:display="name-and-extension">DGPD GU-Guía de uso del Servicio Corporativo Oracle de la Junta de Andalucía_2.odt</text:file-name></text:p>
            </table:table-cell>
            <table:table-cell table:style-name="Tabla17.A2" office:value-type="string">
              <text:p text:style-name="MP4"><text:span text:style-name="MT1">Versión: </text:span><text:span text:style-name="MT1"><text:user-defined style:data-style-name="N0" text:name="Versión Documento">&lt;1.1&gt;</text:user-defined></text:span></text:p>
            </table:table-cell>
          </table:table-row>
        </table:table>
        <text:p text:style-name="MP6"/>
      </style:footer>
    </style:master-page>
    <style:master-page style:name="Convertir_20_5" style:display-name="Convertir 5" style:page-layout-name="Mpm7">
      <style:header>
        <table:table table:name="Tabla16" table:style-name="Tabla16">
          <table:table-column table:style-name="Tabla16.A"/>
          <table:table-column table:style-name="Tabla16.B"/>
          <table:table-row table:style-name="Tabla16.1">
            <table:table-cell table:style-name="Tabla16.A1" table:number-rows-spanned="2" office:value-type="string">
              <text:p text:style-name="MP1"/>
            </table:table-cell>
            <table:table-cell table:style-name="Tabla16.B1" office:value-type="string">
              <text:p text:style-name="MP2"><text:title>Servicio Corporativo Oracle</text:title></text:p>
            </table:table-cell>
          </table:table-row>
          <table:table-row table:style-name="Tabla16.1">
            <table:covered-table-cell/>
            <table:table-cell table:style-name="Tabla16.B1" office:value-type="string">
              <text:p text:style-name="MP2"><text:subject>Guía de uso y buenas prácticas</text:subject></text:p>
            </table:table-cell>
          </table:table-row>
        </table:table>
        <text:p text:style-name="Standard"/>
      </style:header>
      <style:footer>
        <text:p text:style-name="Standard"/>
        <table:table table:name="Tabla19" table:style-name="Tabla19">
          <table:table-column table:style-name="Tabla19.A"/>
          <table:table-column table:style-name="Tabla19.B"/>
          <table:table-row table:style-name="Tabla19.1">
            <table:table-cell table:style-name="Tabla19.A1" office:value-type="string">
              <text:p text:style-name="MP3">Dirección General <text:s/>de Política Digital</text:p>
            </table:table-cell>
            <table:table-cell table:style-name="Tabla19.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17</text:page-count></text:span></text:span></text:p>
            </table:table-cell>
          </table:table-row>
          <table:table-row table:style-name="Tabla19.1">
            <table:table-cell table:style-name="Tabla19.A2" office:value-type="string">
              <text:p text:style-name="MP5">Servicio de Coord. y Desarrollo de Sistemas Horizontales</text:p>
            </table:table-cell>
            <table:table-cell table:style-name="Tabla19.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19.1">
            <table:table-cell table:style-name="Tabla19.A2" office:value-type="string">
              <text:p text:style-name="MP5"><text:file-name text:display="name-and-extension">DGPD GU-Guía de uso del Servicio Corporativo Oracle de la Junta de Andalucía_2.odt</text:file-name></text:p>
            </table:table-cell>
            <table:table-cell table:style-name="Tabla19.A2" office:value-type="string">
              <text:p text:style-name="MP4"><text:span text:style-name="MT1">Versión: </text:span><text:span text:style-name="MT1"><text:user-defined style:data-style-name="N0" text:name="Versión Documento">&lt;1.1&gt;</text:user-defined></text:span></text:p>
            </table:table-cell>
          </table:table-row>
        </table:table>
        <text:p text:style-name="Standard"/>
      </style:footer>
    </style:master-page>
    <style:master-page style:name="Convertir_20_6" style:display-name="Convertir 6" style:page-layout-name="Mpm8">
      <style:header>
        <text:p text:style-name="Standard"/>
      </style:header>
      <style:footer>
        <text:p text:style-name="Standard"/>
      </style:footer>
    </style:master-page>
    <style:master-page style:name="Convertir_20_7" style:display-name="Convertir 7" style:page-layout-name="Mpm8">
      <style:header>
        <text:p text:style-name="Standard"/>
      </style:header>
      <style:footer>
        <text:p text:style-name="Standard"/>
      </style:footer>
    </style:master-page>
    <style:master-page style:name="Convertir_20_8" style:display-name="Convertir 8" style:page-layout-name="Mpm8">
      <style:header>
        <text:p text:style-name="Standard"/>
      </style:header>
      <style:footer>
        <text:p text:style-name="Standard"/>
      </style:footer>
    </style:master-page>
    <style:master-page style:name="Convertir_20_9" style:display-name="Convertir 9" style:page-layout-name="Mpm9">
      <style:header>
        <text:p text:style-name="Standard"/>
      </style:header>
      <style:footer>
        <text:p text:style-name="Standard"/>
      </style:footer>
    </style:master-page>
    <style:master-page style:name="Página_20_Índice" style:display-name="Página Índice" style:page-layout-name="Mpm3">
      <style:header>
        <table:table table:name="Tabla20" table:style-name="Tabla20">
          <table:table-column table:style-name="Tabla20.A"/>
          <table:table-column table:style-name="Tabla20.B"/>
          <table:table-row table:style-name="Tabla20.1">
            <table:table-cell table:style-name="Tabla20.A1" table:number-rows-spanned="2" office:value-type="string">
              <text:p text:style-name="MP1"><draw:frame draw:style-name="Mfr1" draw:name="gráficos16" text:anchor-type="char" svg:x="0.03cm" svg:y="-0.534cm" svg:width="3.304cm" svg:height="1.61cm" draw:z-index="4"><draw:image xlink:href="Pictures/100002000000037B000001B7EF82F017.png" xlink:type="simple" xlink:show="embed" xlink:actuate="onLoad"/></draw:frame></text:p>
            </table:table-cell>
            <table:table-cell table:style-name="Tabla20.B1" office:value-type="string">
              <text:p text:style-name="MP2"><text:title>Servicio Corporativo Oracle</text:title></text:p>
            </table:table-cell>
          </table:table-row>
          <table:table-row table:style-name="Tabla20.1">
            <table:covered-table-cell/>
            <table:table-cell table:style-name="Tabla20.B1" office:value-type="string">
              <text:p text:style-name="MP2"><text:subject>Guía de uso y buenas prácticas</text:subject></text:p>
            </table:table-cell>
          </table:table-row>
        </table:table>
        <text:p text:style-name="Standard"/>
      </style:header>
      <style:footer>
        <table:table table:name="Tabla21" table:style-name="Tabla21">
          <table:table-column table:style-name="Tabla21.A"/>
          <table:table-column table:style-name="Tabla21.B"/>
          <table:table-row table:style-name="Tabla21.1">
            <table:table-cell table:style-name="Tabla21.A1" office:value-type="string">
              <text:p text:style-name="MP3">Dirección General <text:s/>de Política Digital</text:p>
            </table:table-cell>
            <table:table-cell table:style-name="Tabla21.A1" office:value-type="string">
              <text:p text:style-name="MP4"><text:span text:style-name="MT1">Página </text:span><text:span text:style-name="Page_20_Number"><text:span text:style-name="MT1"><text:page-number text:select-page="current">3</text:page-number></text:span></text:span><text:span text:style-name="Page_20_Number"><text:span text:style-name="MT1"> de </text:span></text:span><text:span text:style-name="Page_20_Number"><text:span text:style-name="MT1"><text:page-count style:num-format="1">17</text:page-count></text:span></text:span></text:p>
            </table:table-cell>
          </table:table-row>
          <table:table-row table:style-name="Tabla21.1">
            <table:table-cell table:style-name="Tabla21.A2" office:value-type="string">
              <text:p text:style-name="MP7"><text:user-defined style:data-style-name="N0" text:name="Servicio">Servicio Corporativo Oracle</text:user-defined></text:p>
            </table:table-cell>
            <table:table-cell table:style-name="Tabla21.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21.3">
            <table:table-cell table:style-name="Tabla21.A2" office:value-type="string">
              <text:p text:style-name="MP5"><text:file-name text:display="name-and-extension">DGPD GU-Guía de uso del Servicio Corporativo Oracle de la Junta de Andalucía_2.odt</text:file-name></text:p>
            </table:table-cell>
            <table:table-cell table:style-name="Tabla21.A2" office:value-type="string">
              <text:p text:style-name="MP4"><text:span text:style-name="MT1">Versión: </text:span><text:span text:style-name="MT1"><text:user-defined style:data-style-name="N0" text:name="Versión Documento">&lt;1.1&gt;</text:user-defined></text:span></text:p>
            </table:table-cell>
          </table:table-row>
        </table:table>
        <text:p text:style-name="Standard"/>
      </style:footer>
    </style:master-page>
    <style:master-page style:name="Página_20_Vertical_20_Informe" style:display-name="Página Vertical Informe" style:page-layout-name="Mpm5">
      <style:header>
        <table:table table:name="Tabla22" table:style-name="Tabla22">
          <table:table-column table:style-name="Tabla22.A"/>
          <table:table-column table:style-name="Tabla22.B"/>
          <table:table-row table:style-name="Tabla22.1">
            <table:table-cell table:style-name="Tabla22.A1" table:number-rows-spanned="2" office:value-type="string">
              <text:p text:style-name="MP1"><draw:frame draw:style-name="Mfr1" draw:name="gráficos17" text:anchor-type="char" svg:x="0.03cm" svg:y="-0.534cm" svg:width="3.304cm" svg:height="1.61cm" draw:z-index="9"><draw:image xlink:href="Pictures/100002000000037B000001B7EF82F017.png" xlink:type="simple" xlink:show="embed" xlink:actuate="onLoad"/></draw:frame></text:p>
            </table:table-cell>
            <table:table-cell table:style-name="Tabla22.B1" office:value-type="string">
              <text:p text:style-name="MP2"><text:title>Servicio Corporativo Oracle</text:title></text:p>
            </table:table-cell>
          </table:table-row>
          <table:table-row table:style-name="Tabla22.1">
            <table:covered-table-cell/>
            <table:table-cell table:style-name="Tabla22.B1" office:value-type="string">
              <text:p text:style-name="MP2"><text:subject>Guía de uso y buenas prácticas</text:subject></text:p>
            </table:table-cell>
          </table:table-row>
        </table:table>
        <text:p text:style-name="Standard"/>
        <text:p text:style-name="Standard"/>
        <text:p text:style-name="Standard"/>
        <text:p text:style-name="Standard"/>
        <text:p text:style-name="Standard"/>
        <text:p text:style-name="Standard"/>
      </style:header>
      <style:footer>
        <text:tracked-changes>
          <text:changed-region xml:id="ct411909808" text:id="ct411909808">
            <text:deletion>
              <office:change-info>
                <dc:creator>Autor desconocido</dc:creator>
                <dc:date>2015-01-15T15:24:00</dc:date>
              </office:change-info>
              <text:p text:style-name="MP5">de Coord. y Desarrollo de Sistemas Horizontales</text:p>
            </text:deletion>
          </text:changed-region>
          <text:changed-region xml:id="ct411925096" text:id="ct411925096">
            <text:insertion>
              <office:change-info>
                <dc:creator>Autor desconocido</dc:creator>
                <dc:date>2015-01-15T15:24:00</dc:date>
              </office:change-info>
            </text:insertion>
          </text:changed-region>
          <text:changed-region xml:id="ct411911472" text:id="ct411911472">
            <text:insertion>
              <office:change-info>
                <dc:creator>Autor desconocido</dc:creator>
                <dc:date>2015-01-15T15:25:00</dc:date>
              </office:change-info>
            </text:insertion>
          </text:changed-region>
        </text:tracked-changes>
        <table:table table:name="Tabla23" table:style-name="Tabla23">
          <table:table-column table:style-name="Tabla23.A"/>
          <table:table-column table:style-name="Tabla23.B"/>
          <table:table-row table:style-name="Tabla23.1">
            <table:table-cell table:style-name="Tabla23.A1" office:value-type="string">
              <text:p text:style-name="MP3">Dirección General <text:s/>de Política Digital</text:p>
            </table:table-cell>
            <table:table-cell table:style-name="Tabla23.A1" office:value-type="string">
              <text:p text:style-name="MP4"><text:span text:style-name="MT1">Página </text:span><text:span text:style-name="Page_20_Number"><text:span text:style-name="MT1"><text:page-number text:select-page="current">17</text:page-number></text:span></text:span><text:span text:style-name="Page_20_Number"><text:span text:style-name="MT1"> de </text:span></text:span><text:span text:style-name="Page_20_Number"><text:span text:style-name="MT1"><text:page-count style:num-format="1">17</text:page-count></text:span></text:span></text:p>
            </table:table-cell>
          </table:table-row>
          <table:table-row table:style-name="Tabla23.1">
            <table:table-cell table:style-name="Tabla23.A2" office:value-type="string">
              <text:p text:style-name="MP5">Servicio <text:change text:change-id="ct411909808"/><text:change-start text:change-id="ct411925096"/><text:span text:style-name="MT2">Corporativo O</text:span><text:change-end text:change-id="ct411925096"/><text:change-start text:change-id="ct411911472"/><text:span text:style-name="MT2">racle 2014-2016</text:span><text:change-end text:change-id="ct411911472"/></text:p>
            </table:table-cell>
            <table:table-cell table:style-name="Tabla23.A2" office:value-type="string">
              <text:p text:style-name="MP4"><text:span text:style-name="MT1">Fecha de actualización: </text:span><text:span text:style-name="MT1"><text:user-defined style:data-style-name="N0" text:name="Fecha Actualización">13/01/2015</text:user-defined></text:span></text:p>
            </table:table-cell>
          </table:table-row>
          <table:table-row table:style-name="Tabla23.1">
            <table:table-cell table:style-name="Tabla23.A2" office:value-type="string">
              <text:p text:style-name="MP5"><text:file-name text:display="name-and-extension">DGPD GU-Guía de uso del Servicio Corporativo Oracle de la Junta de Andalucía_2.odt</text:file-name></text:p>
            </table:table-cell>
            <table:table-cell table:style-name="Tabla23.A2" office:value-type="string">
              <text:p text:style-name="MP4"><text:span text:style-name="MT1">Versión: </text:span><text:span text:style-name="MT1"><text:user-defined style:data-style-name="N0" text:name="Versión Documento">&lt;1.1&gt;</text:user-defined></text:span></text:p>
            </table:table-cell>
          </table:table-row>
        </table:table>
        <text:p text:style-name="MP8"/>
      </style:footer>
    </style:master-page>
    <style:master-page style:name="HTML" style:page-layout-name="Mpm10"/>
    <style:master-page style:name="Landscap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rvicio Corporativo Oracle</dc:title>
    <dc:subject>Guía de uso y buenas prácticas</dc:subject>
    <meta:creation-date>2013-07-02T08:40:47</meta:creation-date>
    <meta:editing-cycles>369</meta:editing-cycles>
    <meta:editing-duration>P3DT6H52M51S</meta:editing-duration>
    <meta:generator>LibreOffice/4.2.3.3$Windows_x86 LibreOffice_project/882f8a0a489bc99a9e60c7905a60226254cb6ff0</meta:generator>
    <dc:date>2015-01-23T13:43:53.004000000</dc:date>
    <meta:document-statistic meta:table-count="19" meta:image-count="3" meta:object-count="0" meta:page-count="17" meta:paragraph-count="403" meta:word-count="4141" meta:character-count="26119" meta:non-whitespace-character-count="22404"/>
    <meta:user-defined meta:name="Fecha Actualización">13/01/2015</meta:user-defined>
    <meta:user-defined meta:name="Servicio">Servicio Corporativo Oracle</meta:user-defined>
    <meta:user-defined meta:name="Versión Documento">&lt;1.1&gt;</meta:user-defined>
    <meta:user-defined meta:name="Versión Plantilla">1.0</meta:user-defined>
  </office:meta>
</office:document-meta>
</file>